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2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9709in"/>
    </style:style>
    <style:style style:name="co4" style:family="table-column">
      <style:table-column-properties fo:break-before="auto" style:column-width="0.8945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9272in"/>
    </style:style>
    <style:style style:name="co7" style:family="table-column">
      <style:table-column-properties fo:break-before="auto" style:column-width="0.8508in"/>
    </style:style>
    <style:style style:name="co8" style:family="table-column">
      <style:table-column-properties fo:break-before="auto" style:column-width="1.7217in"/>
    </style:style>
    <style:style style:name="co9" style:family="table-column">
      <style:table-column-properties fo:break-before="auto" style:column-width="1.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beToPlo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28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4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5" table:number-columns-repeated="1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1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number-columns-repeated="6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2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43" table:default-cell-style-name="Default"/>
        <table:table-column table:style-name="co6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1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9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24" table:default-cell-style-name="Default"/>
        <table:table-column table:style-name="co3" table:number-columns-repeated="2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5" table:number-columns-repeated="15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2" table:default-cell-style-name="Default"/>
        <table:table-column table:style-name="co3" table:number-columns-repeated="3" table:default-cell-style-name="Default"/>
        <table:table-column table:style-name="co2" table:number-columns-repeated="6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o filter</text:p>
          </table:table-cell>
          <table:table-cell/>
          <table:table-cell office:value-type="string" calcext:value-type="string">
            <text:p>Rms = </text:p>
          </table:table-cell>
          <table:table-cell table:style-name="ce1" table:formula="of:=SQRT(SUMSQ([.A4:.SR4])/COUNTA([.A4:.SR4]))" office:value-type="float" office:value="0.770037187279943" calcext:value-type="float">
            <text:p>0.7700371873</text:p>
          </table:table-cell>
          <table:table-cell office:value-type="string" calcext:value-type="string">
            <text:p>A</text:p>
          </table:table-cell>
          <table:table-cell table:number-columns-repeated="5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6473118" calcext:value-type="float">
            <text:p>-0.0006473118</text:p>
          </table:table-cell>
          <table:table-cell office:value-type="float" office:value="-0.00245978484" calcext:value-type="float">
            <text:p>-0.0024597848</text:p>
          </table:table-cell>
          <table:table-cell table:formula="of:=-0.003909763272" office:value-type="float" office:value="-0.003909763272" calcext:value-type="float">
            <text:p>-0.0039097633</text:p>
          </table:table-cell>
          <table:table-cell office:value-type="float" office:value="-0.0050697460176" calcext:value-type="float">
            <text:p>-0.005069746</text:p>
          </table:table-cell>
          <table:table-cell office:value-type="float" office:value="-0.00470310861408" calcext:value-type="float">
            <text:p>-0.0047031086</text:p>
          </table:table-cell>
          <table:table-cell office:value-type="float" office:value="-0.005704422291264" calcext:value-type="float">
            <text:p>-0.0057044223</text:p>
          </table:table-cell>
          <table:table-cell office:value-type="float" office:value="-0.0052108496330112" calcext:value-type="float">
            <text:p>-0.0052108496</text:p>
          </table:table-cell>
          <table:table-cell office:value-type="float" office:value="-0.00546330330640896" calcext:value-type="float">
            <text:p>-0.0054633033</text:p>
          </table:table-cell>
          <table:table-cell office:value-type="float" office:value="-0.00631257804512717" calcext:value-type="float">
            <text:p>-0.006312578</text:p>
          </table:table-cell>
          <table:table-cell office:value-type="float" office:value="-0.00699199783610174" calcext:value-type="float">
            <text:p>-0.0069919978</text:p>
          </table:table-cell>
          <table:table-cell office:value-type="float" office:value="-0.00688822186888139" calcext:value-type="float">
            <text:p>-0.0068882219</text:p>
          </table:table-cell>
          <table:table-cell office:value-type="float" office:value="-0.00680520109510511" calcext:value-type="float">
            <text:p>-0.0068052011</text:p>
          </table:table-cell>
          <table:table-cell office:value-type="float" office:value="-0.00803340827608409" calcext:value-type="float">
            <text:p>-0.0080334083</text:p>
          </table:table-cell>
          <table:table-cell office:value-type="float" office:value="-0.00836866202086727" calcext:value-type="float">
            <text:p>-0.008368662</text:p>
          </table:table-cell>
          <table:table-cell office:value-type="float" office:value="-0.00863686501669382" calcext:value-type="float">
            <text:p>-0.008636865</text:p>
          </table:table-cell>
          <table:table-cell office:value-type="float" office:value="-0.00949873941335506" calcext:value-type="float">
            <text:p>-0.0094987394</text:p>
          </table:table-cell>
          <table:table-cell office:value-type="float" office:value="-0.00889361513068404" calcext:value-type="float">
            <text:p>-0.0088936151</text:p>
          </table:table-cell>
          <table:table-cell office:value-type="float" office:value="-0.00905682750454724" calcext:value-type="float">
            <text:p>-0.0090568275</text:p>
          </table:table-cell>
          <table:table-cell office:value-type="float" office:value="-0.00854008560363779" calcext:value-type="float">
            <text:p>-0.0085400856</text:p>
          </table:table-cell>
          <table:table-cell office:value-type="float" office:value="-0.00877400388291023" calcext:value-type="float">
            <text:p>-0.0087740039</text:p>
          </table:table-cell>
          <table:table-cell office:value-type="float" office:value="-0.00896113850632819" calcext:value-type="float">
            <text:p>-0.0089611385</text:p>
          </table:table-cell>
          <table:table-cell office:value-type="float" office:value="-0.00846353440506255" calcext:value-type="float">
            <text:p>-0.0084635344</text:p>
          </table:table-cell>
          <table:table-cell office:value-type="float" office:value="-0.00806545112405004" calcext:value-type="float">
            <text:p>-0.0080654511</text:p>
          </table:table-cell>
          <table:table-cell office:value-type="float" office:value="-0.00774698449924003" calcext:value-type="float">
            <text:p>-0.0077469845</text:p>
          </table:table-cell>
          <table:table-cell office:value-type="float" office:value="-0.00684489939939203" calcext:value-type="float">
            <text:p>-0.0068448994</text:p>
          </table:table-cell>
          <table:table-cell office:value-type="float" office:value="-0.00677054311951362" calcext:value-type="float">
            <text:p>-0.0067705431</text:p>
          </table:table-cell>
          <table:table-cell office:value-type="float" office:value="-0.0067110580956109" calcext:value-type="float">
            <text:p>-0.0067110581</text:p>
          </table:table-cell>
          <table:table-cell office:value-type="float" office:value="-0.00601615827648872" calcext:value-type="float">
            <text:p>-0.0060161583</text:p>
          </table:table-cell>
          <table:table-cell office:value-type="float" office:value="-0.00546023842119098" calcext:value-type="float">
            <text:p>-0.0054602384</text:p>
          </table:table-cell>
          <table:table-cell office:value-type="float" office:value="-0.00566281433695278" calcext:value-type="float">
            <text:p>-0.0056628143</text:p>
          </table:table-cell>
          <table:table-cell office:value-type="float" office:value="-0.00582487506956222" calcext:value-type="float">
            <text:p>-0.0058248751</text:p>
          </table:table-cell>
          <table:table-cell office:value-type="float" office:value="-0.00595452365564978" calcext:value-type="float">
            <text:p>-0.0059545237</text:p>
          </table:table-cell>
          <table:table-cell office:value-type="float" office:value="-0.00670555432451982" calcext:value-type="float">
            <text:p>-0.0067055543</text:p>
          </table:table-cell>
          <table:table-cell office:value-type="float" office:value="-0.00665906705961586" calcext:value-type="float">
            <text:p>-0.0066590671</text:p>
          </table:table-cell>
          <table:table-cell office:value-type="float" office:value="-0.00597456544769269" calcext:value-type="float">
            <text:p>-0.0059745654</text:p>
          </table:table-cell>
          <table:table-cell office:value-type="float" office:value="-0.00542696415815415" calcext:value-type="float">
            <text:p>-0.0054269642</text:p>
          </table:table-cell>
          <table:table-cell office:value-type="float" office:value="-0.00434157132652332" calcext:value-type="float">
            <text:p>-0.0043415713</text:p>
          </table:table-cell>
          <table:table-cell office:value-type="float" office:value="-0.00412056886121866" calcext:value-type="float">
            <text:p>-0.0041205689</text:p>
          </table:table-cell>
          <table:table-cell office:value-type="float" office:value="-0.00394376688897493" calcext:value-type="float">
            <text:p>-0.0039437669</text:p>
          </table:table-cell>
          <table:table-cell office:value-type="float" office:value="-0.00509694891117994" calcext:value-type="float">
            <text:p>-0.0050969489</text:p>
          </table:table-cell>
          <table:table-cell office:value-type="float" office:value="-0.00601949452894395" calcext:value-type="float">
            <text:p>-0.0060194945</text:p>
          </table:table-cell>
          <table:table-cell office:value-type="float" office:value="-0.00869946662315516" calcext:value-type="float">
            <text:p>-0.0086994666</text:p>
          </table:table-cell>
          <table:table-cell office:value-type="float" office:value="-0.0127853796985241" calcext:value-type="float">
            <text:p>-0.0127853797</text:p>
          </table:table-cell>
          <table:table-cell office:value-type="float" office:value="-0.0173487339588193" calcext:value-type="float">
            <text:p>-0.017348734</text:p>
          </table:table-cell>
          <table:table-cell office:value-type="float" office:value="-0.0229413527670554" calcext:value-type="float">
            <text:p>-0.0229413528</text:p>
          </table:table-cell>
          <table:table-cell office:value-type="float" office:value="-0.0293573832136444" calcext:value-type="float">
            <text:p>-0.0293573832</text:p>
          </table:table-cell>
          <table:table-cell office:value-type="float" office:value="-0.0351375195709155" calcext:value-type="float">
            <text:p>-0.0351375196</text:p>
          </table:table-cell>
          <table:table-cell office:value-type="float" office:value="-0.0365250694567324" calcext:value-type="float">
            <text:p>-0.0365250695</text:p>
          </table:table-cell>
          <table:table-cell office:value-type="float" office:value="-0.0343985501653859" calcext:value-type="float">
            <text:p>-0.0343985502</text:p>
          </table:table-cell>
          <table:table-cell office:value-type="float" office:value="-0.0281661519323087" calcext:value-type="float">
            <text:p>-0.0281661519</text:p>
          </table:table-cell>
          <table:table-cell office:value-type="float" office:value="-0.022532921545847" calcext:value-type="float">
            <text:p>-0.0225329215</text:p>
          </table:table-cell>
          <table:table-cell office:value-type="float" office:value="-0.0167317136366776" calcext:value-type="float">
            <text:p>-0.0167317136</text:p>
          </table:table-cell>
          <table:table-cell office:value-type="float" office:value="-0.0127380591093421" calcext:value-type="float">
            <text:p>-0.0127380591</text:p>
          </table:table-cell>
          <table:table-cell office:value-type="float" office:value="-0.00889582368747366" calcext:value-type="float">
            <text:p>-0.0088958237</text:p>
          </table:table-cell>
          <table:table-cell office:value-type="float" office:value="-0.00517472354997893" calcext:value-type="float">
            <text:p>-0.0051747235</text:p>
          </table:table-cell>
          <table:table-cell office:value-type="float" office:value="-0.00349246703998315" calcext:value-type="float">
            <text:p>-0.003492467</text:p>
          </table:table-cell>
          <table:table-cell office:value-type="float" office:value="-0.00149935003198652" calcext:value-type="float">
            <text:p>-0.00149935</text:p>
          </table:table-cell>
          <table:table-cell office:value-type="float" office:value="-0.00119948002558921" calcext:value-type="float">
            <text:p>-0.00119948</text:p>
          </table:table-cell>
          <table:table-cell office:value-type="float" office:value="0.00033503957952863" calcext:value-type="float">
            <text:p>0.0003350396</text:p>
          </table:table-cell>
          <table:table-cell office:value-type="float" office:value="0.000915343463622904" calcext:value-type="float">
            <text:p>0.0009153435</text:p>
          </table:table-cell>
          <table:table-cell office:value-type="float" office:value="0.00202689837089832" calcext:value-type="float">
            <text:p>0.0020268984</text:p>
          </table:table-cell>
          <table:table-cell office:value-type="float" office:value="0.00162151869671866" calcext:value-type="float">
            <text:p>0.0016215187</text:p>
          </table:table-cell>
          <table:table-cell office:value-type="float" office:value="0.00323915035737493" calcext:value-type="float">
            <text:p>0.0032391504</text:p>
          </table:table-cell>
          <table:table-cell office:value-type="float" office:value="0.00323863208589994" calcext:value-type="float">
            <text:p>0.0032386321</text:p>
          </table:table-cell>
          <table:table-cell office:value-type="float" office:value="0.00453284106871995" calcext:value-type="float">
            <text:p>0.0045328411</text:p>
          </table:table-cell>
          <table:table-cell office:value-type="float" office:value="0.00815745565497596" calcext:value-type="float">
            <text:p>0.0081574557</text:p>
          </table:table-cell>
          <table:table-cell office:value-type="float" office:value="0.00782058812398077" calcext:value-type="float">
            <text:p>0.0078205881</text:p>
          </table:table-cell>
          <table:table-cell office:value-type="float" office:value="0.00755109409918462" calcext:value-type="float">
            <text:p>0.0075510941</text:p>
          </table:table-cell>
          <table:table-cell office:value-type="float" office:value="0.00798281067934769" calcext:value-type="float">
            <text:p>0.0079828107</text:p>
          </table:table-cell>
          <table:table-cell office:value-type="float" office:value="0.00768087214347816" calcext:value-type="float">
            <text:p>0.0076808721</text:p>
          </table:table-cell>
          <table:table-cell office:value-type="float" office:value="0.00873394511478253" calcext:value-type="float">
            <text:p>0.0087339451</text:p>
          </table:table-cell>
          <table:table-cell office:value-type="float" office:value="0.00763446789182602" calcext:value-type="float">
            <text:p>0.0076344679</text:p>
          </table:table-cell>
          <table:table-cell office:value-type="float" office:value="0.00740219791346082" calcext:value-type="float">
            <text:p>0.0074021979</text:p>
          </table:table-cell>
          <table:table-cell office:value-type="float" office:value="0.00721638193076865" calcext:value-type="float">
            <text:p>0.0072163819</text:p>
          </table:table-cell>
          <table:table-cell office:value-type="float" office:value="0.00642041734461492" calcext:value-type="float">
            <text:p>0.0064204173</text:p>
          </table:table-cell>
          <table:table-cell office:value-type="float" office:value="0.00578364567569194" calcext:value-type="float">
            <text:p>0.0057836457</text:p>
          </table:table-cell>
          <table:table-cell office:value-type="float" office:value="0.00527422834055355" calcext:value-type="float">
            <text:p>0.0052742283</text:p>
          </table:table-cell>
          <table:table-cell office:value-type="float" office:value="0.00486669447244284" calcext:value-type="float">
            <text:p>0.0048666945</text:p>
          </table:table-cell>
          <table:table-cell office:value-type="float" office:value="0.00454066737795427" calcext:value-type="float">
            <text:p>0.0045406674</text:p>
          </table:table-cell>
          <table:table-cell office:value-type="float" office:value="0.00427984570236342" calcext:value-type="float">
            <text:p>0.0042798457</text:p>
          </table:table-cell>
          <table:table-cell office:value-type="float" office:value="0.00342387656189074" calcext:value-type="float">
            <text:p>0.0034238766</text:p>
          </table:table-cell>
          <table:table-cell office:value-type="float" office:value="0.00273910124951259" calcext:value-type="float">
            <text:p>0.0027391012</text:p>
          </table:table-cell>
          <table:table-cell office:value-type="float" office:value="0.00219128099961007" calcext:value-type="float">
            <text:p>0.002191281</text:p>
          </table:table-cell>
          <table:table-cell office:value-type="float" office:value="0.00369496019968806" calcext:value-type="float">
            <text:p>0.0036949602</text:p>
          </table:table-cell>
          <table:table-cell office:value-type="float" office:value="0.00489790355975045" calcext:value-type="float">
            <text:p>0.0048979036</text:p>
          </table:table-cell>
          <table:table-cell office:value-type="float" office:value="0.00650757024780036" calcext:value-type="float">
            <text:p>0.0065075702</text:p>
          </table:table-cell>
          <table:table-cell office:value-type="float" office:value="0.00908992719824028" calcext:value-type="float">
            <text:p>0.0090899272</text:p>
          </table:table-cell>
          <table:table-cell office:value-type="float" office:value="0.0124504363585922" calcext:value-type="float">
            <text:p>0.0124504364</text:p>
          </table:table-cell>
          <table:table-cell office:value-type="float" office:value="0.0170807792868738" calcext:value-type="float">
            <text:p>0.0170807793</text:p>
          </table:table-cell>
          <table:table-cell office:value-type="float" office:value="0.022079677229499" calcext:value-type="float">
            <text:p>0.0220796772</text:p>
          </table:table-cell>
          <table:table-cell office:value-type="float" office:value="0.0280207309835992" calcext:value-type="float">
            <text:p>0.028020731</text:p>
          </table:table-cell>
          <table:table-cell office:value-type="float" office:value="0.0340681977868794" calcext:value-type="float">
            <text:p>0.0340681978</text:p>
          </table:table-cell>
          <table:table-cell office:value-type="float" office:value="0.0285491818295035" calcext:value-type="float">
            <text:p>0.0285491818</text:p>
          </table:table-cell>
          <table:table-cell office:value-type="float" office:value="0.0273705282636028" calcext:value-type="float">
            <text:p>0.0273705283</text:p>
          </table:table-cell>
          <table:table-cell office:value-type="float" office:value="0.0231910462108822" calcext:value-type="float">
            <text:p>0.0231910462</text:p>
          </table:table-cell>
          <table:table-cell office:value-type="float" office:value="0.0172582133687058" calcext:value-type="float">
            <text:p>0.0172582134</text:p>
          </table:table-cell>
          <table:table-cell office:value-type="float" office:value="0.0125119470949646" calcext:value-type="float">
            <text:p>0.0125119471</text:p>
          </table:table-cell>
          <table:table-cell office:value-type="float" office:value="0.00871493407597171" calcext:value-type="float">
            <text:p>0.0087149341</text:p>
          </table:table-cell>
          <table:table-cell office:value-type="float" office:value="0.00697194726077737" calcext:value-type="float">
            <text:p>0.0069719473</text:p>
          </table:table-cell>
          <table:table-cell office:value-type="float" office:value="0.0055775578086219" calcext:value-type="float">
            <text:p>0.0055775578</text:p>
          </table:table-cell>
          <table:table-cell office:value-type="float" office:value="0.00381473444689752" calcext:value-type="float">
            <text:p>0.0038147344</text:p>
          </table:table-cell>
          <table:table-cell office:value-type="float" office:value="0.00110985215751801" calcext:value-type="float">
            <text:p>0.0011098522</text:p>
          </table:table-cell>
          <table:table-cell office:value-type="float" office:value="-0.000406741873985589" calcext:value-type="float">
            <text:p>-0.0004067419</text:p>
          </table:table-cell>
          <table:table-cell office:value-type="float" office:value="-0.00226732889918847" calcext:value-type="float">
            <text:p>-0.0022673289</text:p>
          </table:table-cell>
          <table:table-cell office:value-type="float" office:value="-0.00375579851935078" calcext:value-type="float">
            <text:p>-0.0037557985</text:p>
          </table:table-cell>
          <table:table-cell office:value-type="float" office:value="-0.00365195061548062" calcext:value-type="float">
            <text:p>-0.0036519506</text:p>
          </table:table-cell>
          <table:table-cell office:value-type="float" office:value="-0.0048634958923845" calcext:value-type="float">
            <text:p>-0.0048634959</text:p>
          </table:table-cell>
          <table:table-cell office:value-type="float" office:value="-0.0058327321139076" calcext:value-type="float">
            <text:p>-0.0058327321</text:p>
          </table:table-cell>
          <table:table-cell office:value-type="float" office:value="-0.00660812109112608" calcext:value-type="float">
            <text:p>-0.0066081211</text:p>
          </table:table-cell>
          <table:table-cell office:value-type="float" office:value="-0.00722843227290086" calcext:value-type="float">
            <text:p>-0.0072284323</text:p>
          </table:table-cell>
          <table:table-cell office:value-type="float" office:value="-0.00707736941832069" calcext:value-type="float">
            <text:p>-0.0070773694</text:p>
          </table:table-cell>
          <table:table-cell office:value-type="float" office:value="-0.00760383093465655" calcext:value-type="float">
            <text:p>-0.0076038309</text:p>
          </table:table-cell>
          <table:table-cell office:value-type="float" office:value="-0.00802500014772524" calcext:value-type="float">
            <text:p>-0.0080250001</text:p>
          </table:table-cell>
          <table:table-cell office:value-type="float" office:value="-0.00771462371818019" calcext:value-type="float">
            <text:p>-0.0077146237</text:p>
          </table:table-cell>
          <table:table-cell office:value-type="float" office:value="-0.00746632257454416" calcext:value-type="float">
            <text:p>-0.0074663226</text:p>
          </table:table-cell>
          <table:table-cell office:value-type="float" office:value="-0.00856230545963533" calcext:value-type="float">
            <text:p>-0.0085623055</text:p>
          </table:table-cell>
          <table:table-cell office:value-type="float" office:value="-0.00879177976770826" calcext:value-type="float">
            <text:p>-0.0087917798</text:p>
          </table:table-cell>
          <table:table-cell office:value-type="float" office:value="-0.00897535921416661" calcext:value-type="float">
            <text:p>-0.0089753592</text:p>
          </table:table-cell>
          <table:table-cell office:value-type="float" office:value="-0.00847491097133329" calcext:value-type="float">
            <text:p>-0.008474911</text:p>
          </table:table-cell>
          <table:table-cell office:value-type="float" office:value="-0.00872186417706663" calcext:value-type="float">
            <text:p>-0.0087218642</text:p>
          </table:table-cell>
          <table:table-cell office:value-type="float" office:value="-0.00891942674165331" calcext:value-type="float">
            <text:p>-0.0089194267</text:p>
          </table:table-cell>
          <table:table-cell office:value-type="float" office:value="-0.00907747679332264" calcext:value-type="float">
            <text:p>-0.0090774768</text:p>
          </table:table-cell>
          <table:table-cell office:value-type="float" office:value="-0.00920391683465812" calcext:value-type="float">
            <text:p>-0.0092039168</text:p>
          </table:table-cell>
          <table:table-cell office:value-type="float" office:value="-0.00930506886772649" calcext:value-type="float">
            <text:p>-0.0093050689</text:p>
          </table:table-cell>
          <table:table-cell office:value-type="float" office:value="-0.00873867869418119" calcext:value-type="float">
            <text:p>-0.0087386787</text:p>
          </table:table-cell>
          <table:table-cell office:value-type="float" office:value="-0.00828556655534496" calcext:value-type="float">
            <text:p>-0.0082855666</text:p>
          </table:table-cell>
          <table:table-cell office:value-type="float" office:value="-0.00857038864427596" calcext:value-type="float">
            <text:p>-0.0085703886</text:p>
          </table:table-cell>
          <table:table-cell office:value-type="float" office:value="-0.00879824631542077" calcext:value-type="float">
            <text:p>-0.0087982463</text:p>
          </table:table-cell>
          <table:table-cell office:value-type="float" office:value="-0.00833322065233662" calcext:value-type="float">
            <text:p>-0.0083332207</text:p>
          </table:table-cell>
          <table:table-cell office:value-type="float" office:value="-0.00796120012186929" calcext:value-type="float">
            <text:p>-0.0079612001</text:p>
          </table:table-cell>
          <table:table-cell office:value-type="float" office:value="-0.00766358369749544" calcext:value-type="float">
            <text:p>-0.0076635837</text:p>
          </table:table-cell>
          <table:table-cell office:value-type="float" office:value="-0.00742549055799635" calcext:value-type="float">
            <text:p>-0.0074254906</text:p>
          </table:table-cell>
          <table:table-cell office:value-type="float" office:value="-0.00723501604639708" calcext:value-type="float">
            <text:p>-0.007235016</text:p>
          </table:table-cell>
          <table:table-cell office:value-type="float" office:value="-0.00643532463711766" calcext:value-type="float">
            <text:p>-0.0064353246</text:p>
          </table:table-cell>
          <table:table-cell office:value-type="float" office:value="-0.00709019510969413" calcext:value-type="float">
            <text:p>-0.0070901951</text:p>
          </table:table-cell>
          <table:table-cell office:value-type="float" office:value="-0.00696677968775531" calcext:value-type="float">
            <text:p>-0.0069667797</text:p>
          </table:table-cell>
          <table:table-cell office:value-type="float" office:value="-0.00686804735020424" calcext:value-type="float">
            <text:p>-0.0068680474</text:p>
          </table:table-cell>
          <table:table-cell office:value-type="float" office:value="-0.0061417496801634" calcext:value-type="float">
            <text:p>-0.0061417497</text:p>
          </table:table-cell>
          <table:table-cell office:value-type="float" office:value="-0.00556071154413072" calcext:value-type="float">
            <text:p>-0.0055607115</text:p>
          </table:table-cell>
          <table:table-cell office:value-type="float" office:value="-0.00509588103530457" calcext:value-type="float">
            <text:p>-0.005095881</text:p>
          </table:table-cell>
          <table:table-cell office:value-type="float" office:value="-0.00537132842824366" calcext:value-type="float">
            <text:p>-0.0053713284</text:p>
          </table:table-cell>
          <table:table-cell office:value-type="float" office:value="-0.00494437454259493" calcext:value-type="float">
            <text:p>-0.0049443745</text:p>
          </table:table-cell>
          <table:table-cell office:value-type="float" office:value="-0.00654474703407594" calcext:value-type="float">
            <text:p>-0.006544747</text:p>
          </table:table-cell>
          <table:table-cell office:value-type="float" office:value="-0.00717773302726075" calcext:value-type="float">
            <text:p>-0.007177733</text:p>
          </table:table-cell>
          <table:table-cell office:value-type="float" office:value="-0.0083314338218086" calcext:value-type="float">
            <text:p>-0.0083314338</text:p>
          </table:table-cell>
          <table:table-cell office:value-type="float" office:value="-0.0105490180574469" calcext:value-type="float">
            <text:p>-0.0105490181</text:p>
          </table:table-cell>
          <table:table-cell office:value-type="float" office:value="-0.0142650208459575" calcext:value-type="float">
            <text:p>-0.0142650208</text:p>
          </table:table-cell>
          <table:table-cell office:value-type="float" office:value="-0.018532446876766" calcext:value-type="float">
            <text:p>-0.0185324469</text:p>
          </table:table-cell>
          <table:table-cell office:value-type="float" office:value="-0.0238883231014128" calcext:value-type="float">
            <text:p>-0.0238883231</text:p>
          </table:table-cell>
          <table:table-cell office:value-type="float" office:value="-0.0301149594811302" calcext:value-type="float">
            <text:p>-0.0301149595</text:p>
          </table:table-cell>
          <table:table-cell office:value-type="float" office:value="-0.0357435805849042" calcext:value-type="float">
            <text:p>-0.0357435806</text:p>
          </table:table-cell>
          <table:table-cell office:value-type="float" office:value="-0.0376572300679234" calcext:value-type="float">
            <text:p>-0.0376572301</text:p>
          </table:table-cell>
          <table:table-cell office:value-type="float" office:value="-0.0365989022543387" calcext:value-type="float">
            <text:p>-0.0365989023</text:p>
          </table:table-cell>
          <table:table-cell office:value-type="float" office:value="-0.031221057203471" calcext:value-type="float">
            <text:p>-0.0312210572</text:p>
          </table:table-cell>
          <table:table-cell office:value-type="float" office:value="-0.0256241575627768" calcext:value-type="float">
            <text:p>-0.0256241576</text:p>
          </table:table-cell>
          <table:table-cell office:value-type="float" office:value="-0.0224412614502214" calcext:value-type="float">
            <text:p>-0.0224412615</text:p>
          </table:table-cell>
          <table:table-cell office:value-type="float" office:value="-0.0160110737601771" calcext:value-type="float">
            <text:p>-0.0160110738</text:p>
          </table:table-cell>
          <table:table-cell office:value-type="float" office:value="-0.00827767620814171" calcext:value-type="float">
            <text:p>-0.0082776762</text:p>
          </table:table-cell>
          <table:table-cell office:value-type="float" office:value="-0.00856407636651337" calcext:value-type="float">
            <text:p>-0.0085640764</text:p>
          </table:table-cell>
          <table:table-cell office:value-type="float" office:value="-0.00167276649321069" calcext:value-type="float">
            <text:p>-0.0016727665</text:p>
          </table:table-cell>
          <table:table-cell office:value-type="float" office:value="0.000603722205431445" calcext:value-type="float">
            <text:p>0.0006037222</text:p>
          </table:table-cell>
          <table:table-cell office:value-type="float" office:value="0.000482977764345156" calcext:value-type="float">
            <text:p>0.0004829778</text:p>
          </table:table-cell>
          <table:table-cell office:value-type="float" office:value="-0.000908241388523875" calcext:value-type="float">
            <text:p>-0.0009082414</text:p>
          </table:table-cell>
          <table:table-cell office:value-type="float" office:value="0.0012153422891809" calcext:value-type="float">
            <text:p>0.0012153423</text:p>
          </table:table-cell>
          <table:table-cell office:value-type="float" office:value="0.00226689743134472" calcext:value-type="float">
            <text:p>0.0022668974</text:p>
          </table:table-cell>
          <table:table-cell office:value-type="float" office:value="0.00181351794507578" calcext:value-type="float">
            <text:p>0.0018135179</text:p>
          </table:table-cell>
          <table:table-cell office:value-type="float" office:value="0.00339274975606062" calcext:value-type="float">
            <text:p>0.0033927498</text:p>
          </table:table-cell>
          <table:table-cell office:value-type="float" office:value="0.0040088234048485" calcext:value-type="float">
            <text:p>0.0040088234</text:p>
          </table:table-cell>
          <table:table-cell office:value-type="float" office:value="0.0038543705238788" calcext:value-type="float">
            <text:p>0.0038543705</text:p>
          </table:table-cell>
          <table:table-cell office:value-type="float" office:value="0.00437812001910304" calcext:value-type="float">
            <text:p>0.00437812</text:p>
          </table:table-cell>
          <table:table-cell office:value-type="float" office:value="0.00544443141528243" calcext:value-type="float">
            <text:p>0.0054444314</text:p>
          </table:table-cell>
          <table:table-cell office:value-type="float" office:value="0.00694479253222595" calcext:value-type="float">
            <text:p>0.0069447925</text:p>
          </table:table-cell>
          <table:table-cell office:value-type="float" office:value="0.00749776942578076" calcext:value-type="float">
            <text:p>0.0074977694</text:p>
          </table:table-cell>
          <table:table-cell office:value-type="float" office:value="0.0072928391406246" calcext:value-type="float">
            <text:p>0.0072928391</text:p>
          </table:table-cell>
          <table:table-cell office:value-type="float" office:value="0.00777620671249968" calcext:value-type="float">
            <text:p>0.0077762067</text:p>
          </table:table-cell>
          <table:table-cell office:value-type="float" office:value="0.00816290076999975" calcext:value-type="float">
            <text:p>0.0081629008</text:p>
          </table:table-cell>
          <table:table-cell office:value-type="float" office:value="0.0084722560159998" calcext:value-type="float">
            <text:p>0.008472256</text:p>
          </table:table-cell>
          <table:table-cell office:value-type="float" office:value="0.00807242841279984" calcext:value-type="float">
            <text:p>0.0080724284</text:p>
          </table:table-cell>
          <table:table-cell office:value-type="float" office:value="0.00775256633023987" calcext:value-type="float">
            <text:p>0.0077525663</text:p>
          </table:table-cell>
          <table:table-cell office:value-type="float" office:value="0.0081439884641919" calcext:value-type="float">
            <text:p>0.0081439885</text:p>
          </table:table-cell>
          <table:table-cell office:value-type="float" office:value="0.00780981437135352" calcext:value-type="float">
            <text:p>0.0078098144</text:p>
          </table:table-cell>
          <table:table-cell office:value-type="float" office:value="0.00754247509708282" calcext:value-type="float">
            <text:p>0.0075424751</text:p>
          </table:table-cell>
          <table:table-cell office:value-type="float" office:value="0.00797591547766625" calcext:value-type="float">
            <text:p>0.0079759155</text:p>
          </table:table-cell>
          <table:table-cell office:value-type="float" office:value="0.007675355982133" calcext:value-type="float">
            <text:p>0.007675356</text:p>
          </table:table-cell>
          <table:table-cell office:value-type="float" office:value="0.0067875965857064" calcext:value-type="float">
            <text:p>0.0067875966</text:p>
          </table:table-cell>
          <table:table-cell office:value-type="float" office:value="0.00672470086856512" calcext:value-type="float">
            <text:p>0.0067247009</text:p>
          </table:table-cell>
          <table:table-cell office:value-type="float" office:value="0.0060270724948521" calcext:value-type="float">
            <text:p>0.0060270725</text:p>
          </table:table-cell>
          <table:table-cell office:value-type="float" office:value="0.00546896979588168" calcext:value-type="float">
            <text:p>0.0054689698</text:p>
          </table:table-cell>
          <table:table-cell office:value-type="float" office:value="0.00566979943670535" calcext:value-type="float">
            <text:p>0.0056697994</text:p>
          </table:table-cell>
          <table:table-cell office:value-type="float" office:value="0.00518315134936428" calcext:value-type="float">
            <text:p>0.0051831513</text:p>
          </table:table-cell>
          <table:table-cell office:value-type="float" office:value="0.00479383287949142" calcext:value-type="float">
            <text:p>0.0047938329</text:p>
          </table:table-cell>
          <table:table-cell office:value-type="float" office:value="0.00512968990359314" calcext:value-type="float">
            <text:p>0.0051296899</text:p>
          </table:table-cell>
          <table:table-cell office:value-type="float" office:value="0.00475106372287451" calcext:value-type="float">
            <text:p>0.0047510637</text:p>
          </table:table-cell>
          <table:table-cell office:value-type="float" office:value="0.00444816277829961" calcext:value-type="float">
            <text:p>0.0044481628</text:p>
          </table:table-cell>
          <table:table-cell office:value-type="float" office:value="0.00485315382263969" calcext:value-type="float">
            <text:p>0.0048531538</text:p>
          </table:table-cell>
          <table:table-cell office:value-type="float" office:value="0.00452983485811175" calcext:value-type="float">
            <text:p>0.0045298349</text:p>
          </table:table-cell>
          <table:table-cell office:value-type="float" office:value="0.0042711796864894" calcext:value-type="float">
            <text:p>0.0042711797</text:p>
          </table:table-cell>
          <table:table-cell office:value-type="float" office:value="0.00406425554919152" calcext:value-type="float">
            <text:p>0.0040642555</text:p>
          </table:table-cell>
          <table:table-cell office:value-type="float" office:value="0.00325140443935322" calcext:value-type="float">
            <text:p>0.0032514044</text:p>
          </table:table-cell>
          <table:table-cell office:value-type="float" office:value="0.00260112355148257" calcext:value-type="float">
            <text:p>0.0026011236</text:p>
          </table:table-cell>
          <table:table-cell office:value-type="float" office:value="0.00208089884118606" calcext:value-type="float">
            <text:p>0.0020808988</text:p>
          </table:table-cell>
          <table:table-cell office:value-type="float" office:value="0.00231203087294885" calcext:value-type="float">
            <text:p>0.0023120309</text:p>
          </table:table-cell>
          <table:table-cell office:value-type="float" office:value="0.00443887209835908" calcext:value-type="float">
            <text:p>0.0044388721</text:p>
          </table:table-cell>
          <table:table-cell office:value-type="float" office:value="0.00484572127868726" calcext:value-type="float">
            <text:p>0.0048457213</text:p>
          </table:table-cell>
          <table:table-cell office:value-type="float" office:value="0.00646582442294981" calcext:value-type="float">
            <text:p>0.0064658244</text:p>
          </table:table-cell>
          <table:table-cell office:value-type="float" office:value="0.00840921873835985" calcext:value-type="float">
            <text:p>0.0084092187</text:p>
          </table:table-cell>
          <table:table-cell office:value-type="float" office:value="0.0119058695906879" calcext:value-type="float">
            <text:p>0.0119058696</text:p>
          </table:table-cell>
          <table:table-cell office:value-type="float" office:value="0.0159978138725503" calcext:value-type="float">
            <text:p>0.0159978139</text:p>
          </table:table-cell>
          <table:table-cell office:value-type="float" office:value="0.0212133048980403" calcext:value-type="float">
            <text:p>0.0212133049</text:p>
          </table:table-cell>
          <table:table-cell office:value-type="float" office:value="0.0273276331184322" calcext:value-type="float">
            <text:p>0.0273276331</text:p>
          </table:table-cell>
          <table:table-cell office:value-type="float" office:value="0.0335137194947458" calcext:value-type="float">
            <text:p>0.0335137195</text:p>
          </table:table-cell>
          <table:table-cell office:value-type="float" office:value="0.0365206529957966" calcext:value-type="float">
            <text:p>0.036520653</text:p>
          </table:table-cell>
          <table:table-cell office:value-type="float" office:value="0.0363369525966373" calcext:value-type="float">
            <text:p>0.0363369526</text:p>
          </table:table-cell>
          <table:table-cell office:value-type="float" office:value="0.0316588094773098" calcext:value-type="float">
            <text:p>0.0316588095</text:p>
          </table:table-cell>
          <table:table-cell office:value-type="float" office:value="0.0240324239818479" calcext:value-type="float">
            <text:p>0.024032424</text:p>
          </table:table-cell>
          <table:table-cell office:value-type="float" office:value="0.0185786273854783" calcext:value-type="float">
            <text:p>0.0185786274</text:p>
          </table:table-cell>
          <table:table-cell office:value-type="float" office:value="0.0129209665083826" calcext:value-type="float">
            <text:p>0.0129209665</text:p>
          </table:table-cell>
          <table:table-cell office:value-type="float" office:value="0.00839483780670611" calcext:value-type="float">
            <text:p>0.0083948378</text:p>
          </table:table-cell>
          <table:table-cell office:value-type="float" office:value="0.00542124664536489" calcext:value-type="float">
            <text:p>0.0054212466</text:p>
          </table:table-cell>
          <table:table-cell office:value-type="float" office:value="0.00239506191629191" calcext:value-type="float">
            <text:p>0.0023950619</text:p>
          </table:table-cell>
          <table:table-cell office:value-type="float" office:value="0.000621425933033529" calcext:value-type="float">
            <text:p>0.0006214259</text:p>
          </table:table-cell>
          <table:table-cell office:value-type="float" office:value="-0.000150171053573177" calcext:value-type="float">
            <text:p>-0.0001501711</text:p>
          </table:table-cell>
          <table:table-cell office:value-type="float" office:value="-0.00141476044285854" calcext:value-type="float">
            <text:p>-0.0014147604</text:p>
          </table:table-cell>
          <table:table-cell office:value-type="float" office:value="-0.00307374375428683" calcext:value-type="float">
            <text:p>-0.0030737438</text:p>
          </table:table-cell>
          <table:table-cell office:value-type="float" office:value="-0.00440093040342947" calcext:value-type="float">
            <text:p>-0.0044009304</text:p>
          </table:table-cell>
          <table:table-cell office:value-type="float" office:value="-0.00416805612274357" calcext:value-type="float">
            <text:p>-0.0041680561</text:p>
          </table:table-cell>
          <table:table-cell office:value-type="float" office:value="-0.00527638029819486" calcext:value-type="float">
            <text:p>-0.0052763803</text:p>
          </table:table-cell>
          <table:table-cell office:value-type="float" office:value="-0.00616303963855589" calcext:value-type="float">
            <text:p>-0.0061630396</text:p>
          </table:table-cell>
          <table:table-cell office:value-type="float" office:value="-0.00687236711084471" calcext:value-type="float">
            <text:p>-0.0068723671</text:p>
          </table:table-cell>
          <table:table-cell office:value-type="float" office:value="-0.00743982908867577" calcext:value-type="float">
            <text:p>-0.0074398291</text:p>
          </table:table-cell>
          <table:table-cell office:value-type="float" office:value="-0.00854111067094062" calcext:value-type="float">
            <text:p>-0.0085411107</text:p>
          </table:table-cell>
          <table:table-cell office:value-type="float" office:value="-0.00812751213675249" calcext:value-type="float">
            <text:p>-0.0081275121</text:p>
          </table:table-cell>
          <table:table-cell office:value-type="float" office:value="-0.00909125710940199" calcext:value-type="float">
            <text:p>-0.0090912571</text:p>
          </table:table-cell>
          <table:table-cell office:value-type="float" office:value="-0.0092149410875216" calcext:value-type="float">
            <text:p>-0.0092149411</text:p>
          </table:table-cell>
          <table:table-cell office:value-type="float" office:value="-0.00931388827001728" calcext:value-type="float">
            <text:p>-0.0093138883</text:p>
          </table:table-cell>
          <table:table-cell office:value-type="float" office:value="-0.00939304601601383" calcext:value-type="float">
            <text:p>-0.009393046</text:p>
          </table:table-cell>
          <table:table-cell office:value-type="float" office:value="-0.0101036842128111" calcext:value-type="float">
            <text:p>-0.0101036842</text:p>
          </table:table-cell>
          <table:table-cell office:value-type="float" office:value="-0.0100248827702488" calcext:value-type="float">
            <text:p>-0.0100248828</text:p>
          </table:table-cell>
          <table:table-cell office:value-type="float" office:value="-0.00931452981619908" calcext:value-type="float">
            <text:p>-0.0093145298</text:p>
          </table:table-cell>
          <table:table-cell office:value-type="float" office:value="-0.00939355925295926" calcext:value-type="float">
            <text:p>-0.0093935593</text:p>
          </table:table-cell>
          <table:table-cell office:value-type="float" office:value="-0.00945678280236741" calcext:value-type="float">
            <text:p>-0.0094567828</text:p>
          </table:table-cell>
          <table:table-cell office:value-type="float" office:value="-0.00950736164189393" calcext:value-type="float">
            <text:p>-0.0095073616</text:p>
          </table:table-cell>
          <table:table-cell office:value-type="float" office:value="-0.0101951367135151" calcext:value-type="float">
            <text:p>-0.0101951367</text:p>
          </table:table-cell>
          <table:table-cell office:value-type="float" office:value="-0.0100980447708121" calcext:value-type="float">
            <text:p>-0.0100980448</text:p>
          </table:table-cell>
          <table:table-cell office:value-type="float" office:value="-0.00937305941664969" calcext:value-type="float">
            <text:p>-0.0093730594</text:p>
          </table:table-cell>
          <table:table-cell office:value-type="float" office:value="-0.00944038293331976" calcext:value-type="float">
            <text:p>-0.0094403829</text:p>
          </table:table-cell>
          <table:table-cell office:value-type="float" office:value="-0.00884692994665581" calcext:value-type="float">
            <text:p>-0.0088469299</text:p>
          </table:table-cell>
          <table:table-cell office:value-type="float" office:value="-0.00901947935732465" calcext:value-type="float">
            <text:p>-0.0090194794</text:p>
          </table:table-cell>
          <table:table-cell office:value-type="float" office:value="-0.00915751888585972" calcext:value-type="float">
            <text:p>-0.0091575189</text:p>
          </table:table-cell>
          <table:table-cell office:value-type="float" office:value="-0.00862063870868778" calcext:value-type="float">
            <text:p>-0.0086206387</text:p>
          </table:table-cell>
          <table:table-cell office:value-type="float" office:value="-0.00819113456695022" calcext:value-type="float">
            <text:p>-0.0081911346</text:p>
          </table:table-cell>
          <table:table-cell office:value-type="float" office:value="-0.00784753125356018" calcext:value-type="float">
            <text:p>-0.0078475313</text:p>
          </table:table-cell>
          <table:table-cell office:value-type="float" office:value="-0.00692533680284814" calcext:value-type="float">
            <text:p>-0.0069253368</text:p>
          </table:table-cell>
          <table:table-cell office:value-type="float" office:value="-0.00748220484227851" calcext:value-type="float">
            <text:p>-0.0074822048</text:p>
          </table:table-cell>
          <table:table-cell office:value-type="float" office:value="-0.00728038747382281" calcext:value-type="float">
            <text:p>-0.0072803875</text:p>
          </table:table-cell>
          <table:table-cell office:value-type="float" office:value="-0.00711893357905825" calcext:value-type="float">
            <text:p>-0.0071189336</text:p>
          </table:table-cell>
          <table:table-cell office:value-type="float" office:value="-0.0063424586632466" calcext:value-type="float">
            <text:p>-0.0063424587</text:p>
          </table:table-cell>
          <table:table-cell office:value-type="float" office:value="-0.00572127873059728" calcext:value-type="float">
            <text:p>-0.0057212787</text:p>
          </table:table-cell>
          <table:table-cell office:value-type="float" office:value="-0.00651895838447783" calcext:value-type="float">
            <text:p>-0.0065189584</text:p>
          </table:table-cell>
          <table:table-cell office:value-type="float" office:value="-0.00456785490758226" calcext:value-type="float">
            <text:p>-0.0045678549</text:p>
          </table:table-cell>
          <table:table-cell office:value-type="float" office:value="-0.00430159572606581" calcext:value-type="float">
            <text:p>-0.0043015957</text:p>
          </table:table-cell>
          <table:table-cell office:value-type="float" office:value="-0.00473590018085265" calcext:value-type="float">
            <text:p>-0.0047359002</text:p>
          </table:table-cell>
          <table:table-cell office:value-type="float" office:value="-0.00508334374468212" calcext:value-type="float">
            <text:p>-0.0050833437</text:p>
          </table:table-cell>
          <table:table-cell office:value-type="float" office:value="-0.0047139867957457" calcext:value-type="float">
            <text:p>-0.0047139868</text:p>
          </table:table-cell>
          <table:table-cell office:value-type="float" office:value="-0.00700774863659656" calcext:value-type="float">
            <text:p>-0.0070077486</text:p>
          </table:table-cell>
          <table:table-cell office:value-type="float" office:value="-0.0101373817092772" calcext:value-type="float">
            <text:p>-0.0101373817</text:p>
          </table:table-cell>
          <table:table-cell office:value-type="float" office:value="-0.0139357117674218" calcext:value-type="float">
            <text:p>-0.0139357118</text:p>
          </table:table-cell>
          <table:table-cell office:value-type="float" office:value="-0.0195636232139374" calcext:value-type="float">
            <text:p>-0.0195636232</text:p>
          </table:table-cell>
          <table:table-cell office:value-type="float" office:value="-0.02471326417115" calcext:value-type="float">
            <text:p>-0.0247132642</text:p>
          </table:table-cell>
          <table:table-cell office:value-type="float" office:value="-0.03142222433692" calcext:value-type="float">
            <text:p>-0.0314222243</text:p>
          </table:table-cell>
          <table:table-cell office:value-type="float" office:value="-0.035494768669536" calcext:value-type="float">
            <text:p>-0.0354947687</text:p>
          </table:table-cell>
          <table:table-cell office:value-type="float" office:value="-0.0329269977356288" calcext:value-type="float">
            <text:p>-0.0329269977</text:p>
          </table:table-cell>
          <table:table-cell office:value-type="float" office:value="-0.029578157388503" calcext:value-type="float">
            <text:p>-0.0295781574</text:p>
          </table:table-cell>
          <table:table-cell office:value-type="float" office:value="-0.0223679023108024" calcext:value-type="float">
            <text:p>-0.0223679023</text:p>
          </table:table-cell>
          <table:table-cell office:value-type="float" office:value="-0.0159523864486419" calcext:value-type="float">
            <text:p>-0.0159523864</text:p>
          </table:table-cell>
          <table:table-cell office:value-type="float" office:value="-0.0121145973589136" calcext:value-type="float">
            <text:p>-0.0121145974</text:p>
          </table:table-cell>
          <table:table-cell office:value-type="float" office:value="-0.00839705428713084" calcext:value-type="float">
            <text:p>-0.0083970543</text:p>
          </table:table-cell>
          <table:table-cell office:value-type="float" office:value="-0.00542301982970467" calcext:value-type="float">
            <text:p>-0.0054230198</text:p>
          </table:table-cell>
          <table:table-cell office:value-type="float" office:value="-0.00239648046376374" calcext:value-type="float">
            <text:p>-0.0023964805</text:p>
          </table:table-cell>
          <table:table-cell office:value-type="float" office:value="0.000024751028989009" calcext:value-type="float">
            <text:p>0.000024751</text:p>
          </table:table-cell>
          <table:table-cell office:value-type="float" office:value="0.00196173622319121" calcext:value-type="float">
            <text:p>0.0019617362</text:p>
          </table:table-cell>
          <table:table-cell office:value-type="float" office:value="0.00286401257855297" calcext:value-type="float">
            <text:p>0.0028640126</text:p>
          </table:table-cell>
          <table:table-cell office:value-type="float" office:value="0.00293852186284237" calcext:value-type="float">
            <text:p>0.0029385219</text:p>
          </table:table-cell>
          <table:table-cell office:value-type="float" office:value="0.0042927528902739" calcext:value-type="float">
            <text:p>0.0042927529</text:p>
          </table:table-cell>
          <table:table-cell office:value-type="float" office:value="0.00537613771221912" calcext:value-type="float">
            <text:p>0.0053761377</text:p>
          </table:table-cell>
          <table:table-cell office:value-type="float" office:value="0.0055955337697753" calcext:value-type="float">
            <text:p>0.0055955338</text:p>
          </table:table-cell>
          <table:table-cell office:value-type="float" office:value="0.00641836241582024" calcext:value-type="float">
            <text:p>0.0064183624</text:p>
          </table:table-cell>
          <table:table-cell office:value-type="float" office:value="0.00707662533265619" calcext:value-type="float">
            <text:p>0.0070766253</text:p>
          </table:table-cell>
          <table:table-cell office:value-type="float" office:value="0.00695592386612495" calcext:value-type="float">
            <text:p>0.0069559239</text:p>
          </table:table-cell>
          <table:table-cell office:value-type="float" office:value="0.00750667449289996" calcext:value-type="float">
            <text:p>0.0075066745</text:p>
          </table:table-cell>
          <table:table-cell office:value-type="float" office:value="0.00729996319431997" calcext:value-type="float">
            <text:p>0.0072999632</text:p>
          </table:table-cell>
          <table:table-cell office:value-type="float" office:value="0.00778190595545598" calcext:value-type="float">
            <text:p>0.007781906</text:p>
          </table:table-cell>
          <table:table-cell office:value-type="float" office:value="0.00752014836436478" calcext:value-type="float">
            <text:p>0.0075201484</text:p>
          </table:table-cell>
          <table:table-cell office:value-type="float" office:value="0.00731074229149183" calcext:value-type="float">
            <text:p>0.0073107423</text:p>
          </table:table-cell>
          <table:table-cell office:value-type="float" office:value="0.00779052923319346" calcext:value-type="float">
            <text:p>0.0077905292</text:p>
          </table:table-cell>
          <table:table-cell office:value-type="float" office:value="0.00752704698655477" calcext:value-type="float">
            <text:p>0.007527047</text:p>
          </table:table-cell>
          <table:table-cell office:value-type="float" office:value="0.00666894938924382" calcext:value-type="float">
            <text:p>0.0066689494</text:p>
          </table:table-cell>
          <table:table-cell office:value-type="float" office:value="0.00662978311139506" calcext:value-type="float">
            <text:p>0.0066297831</text:p>
          </table:table-cell>
          <table:table-cell office:value-type="float" office:value="0.00595113828911604" calcext:value-type="float">
            <text:p>0.0059511383</text:p>
          </table:table-cell>
          <table:table-cell office:value-type="float" office:value="0.00605553423129284" calcext:value-type="float">
            <text:p>0.0060555342</text:p>
          </table:table-cell>
          <table:table-cell office:value-type="float" office:value="0.00549173918503427" calcext:value-type="float">
            <text:p>0.0054917392</text:p>
          </table:table-cell>
          <table:table-cell office:value-type="float" office:value="0.00568801494802742" calcext:value-type="float">
            <text:p>0.0056880149</text:p>
          </table:table-cell>
          <table:table-cell office:value-type="float" office:value="0.00584503555842193" calcext:value-type="float">
            <text:p>0.0058450356</text:p>
          </table:table-cell>
          <table:table-cell office:value-type="float" office:value="0.00532334024673755" calcext:value-type="float">
            <text:p>0.0053233402</text:p>
          </table:table-cell>
          <table:table-cell office:value-type="float" office:value="0.00555329579739004" calcext:value-type="float">
            <text:p>0.0055532958</text:p>
          </table:table-cell>
          <table:table-cell office:value-type="float" office:value="0.00573726023791203" calcext:value-type="float">
            <text:p>0.0057372602</text:p>
          </table:table-cell>
          <table:table-cell office:value-type="float" office:value="0.00588443179032962" calcext:value-type="float">
            <text:p>0.0058844318</text:p>
          </table:table-cell>
          <table:table-cell office:value-type="float" office:value="0.0060021690322637" calcext:value-type="float">
            <text:p>0.006002169</text:p>
          </table:table-cell>
          <table:table-cell office:value-type="float" office:value="0.00609635882581096" calcext:value-type="float">
            <text:p>0.0060963588</text:p>
          </table:table-cell>
          <table:table-cell office:value-type="float" office:value="0.00552439886064877" calcext:value-type="float">
            <text:p>0.0055243989</text:p>
          </table:table-cell>
          <table:table-cell office:value-type="float" office:value="0.00506683088851902" calcext:value-type="float">
            <text:p>0.0050668309</text:p>
          </table:table-cell>
          <table:table-cell office:value-type="float" office:value="0.00470077651081521" calcext:value-type="float">
            <text:p>0.0047007765</text:p>
          </table:table-cell>
          <table:table-cell office:value-type="float" office:value="0.00505524480865217" calcext:value-type="float">
            <text:p>0.0050552448</text:p>
          </table:table-cell>
          <table:table-cell office:value-type="float" office:value="0.00533881944692174" calcext:value-type="float">
            <text:p>0.0053388194</text:p>
          </table:table-cell>
          <table:table-cell office:value-type="float" office:value="0.00686030295753739" calcext:value-type="float">
            <text:p>0.006860303</text:p>
          </table:table-cell>
          <table:table-cell office:value-type="float" office:value="0.00937211336602991" calcext:value-type="float">
            <text:p>0.0093721134</text:p>
          </table:table-cell>
          <table:table-cell office:value-type="float" office:value="0.0126761852928239" calcext:value-type="float">
            <text:p>0.0126761853</text:p>
          </table:table-cell>
          <table:table-cell office:value-type="float" office:value="0.0159667546342591" calcext:value-type="float">
            <text:p>0.0159667546</text:p>
          </table:table-cell>
          <table:table-cell office:value-type="float" office:value="0.0211884575074073" calcext:value-type="float">
            <text:p>0.0211884575</text:p>
          </table:table-cell>
          <table:table-cell office:value-type="float" office:value="0.0266604434059259" calcext:value-type="float">
            <text:p>0.0266604434</text:p>
          </table:table-cell>
          <table:table-cell office:value-type="float" office:value="0.0323326557247407" calcext:value-type="float">
            <text:p>0.0323326557</text:p>
          </table:table-cell>
          <table:table-cell office:value-type="float" office:value="0.0368704255797926" calcext:value-type="float">
            <text:p>0.0368704256</text:p>
          </table:table-cell>
          <table:table-cell office:value-type="float" office:value="0.037264082463834" calcext:value-type="float">
            <text:p>0.0372640825</text:p>
          </table:table-cell>
          <table:table-cell office:value-type="float" office:value="0.0343424487710672" calcext:value-type="float">
            <text:p>0.0343424488</text:p>
          </table:table-cell>
          <table:table-cell office:value-type="float" office:value="0.0255320236168538" calcext:value-type="float">
            <text:p>0.0255320236</text:p>
          </table:table-cell>
          <table:table-cell office:value-type="float" office:value="0.020425618893483" calcext:value-type="float">
            <text:p>0.0204256189</text:p>
          </table:table-cell>
          <table:table-cell office:value-type="float" office:value="0.0156931833147864" calcext:value-type="float">
            <text:p>0.0156931833</text:p>
          </table:table-cell>
          <table:table-cell office:value-type="float" office:value="0.0119072348518291" calcext:value-type="float">
            <text:p>0.0119072349</text:p>
          </table:table-cell>
          <table:table-cell office:value-type="float" office:value="0.00758385248146331" calcext:value-type="float">
            <text:p>0.0075838525</text:p>
          </table:table-cell>
          <table:table-cell office:value-type="float" office:value="0.00606708198517065" calcext:value-type="float">
            <text:p>0.006067082</text:p>
          </table:table-cell>
          <table:table-cell office:value-type="float" office:value="0.00355904198813652" calcext:value-type="float">
            <text:p>0.003559042</text:p>
          </table:table-cell>
          <table:table-cell office:value-type="float" office:value="0.00155260999050922" calcext:value-type="float">
            <text:p>0.00155261</text:p>
          </table:table-cell>
          <table:table-cell office:value-type="float" office:value="-0.0000525356075926264" calcext:value-type="float">
            <text:p>-5.25356075926264E-005</text:p>
          </table:table-cell>
          <table:table-cell office:value-type="float" office:value="-0.000689340286074101" calcext:value-type="float">
            <text:p>-0.0006893403</text:p>
          </table:table-cell>
          <table:table-cell office:value-type="float" office:value="-0.00249340762885928" calcext:value-type="float">
            <text:p>-0.0024934076</text:p>
          </table:table-cell>
          <table:table-cell office:value-type="float" office:value="-0.00393666150308742" calcext:value-type="float">
            <text:p>-0.0039366615</text:p>
          </table:table-cell>
          <table:table-cell office:value-type="float" office:value="-0.00444395280246994" calcext:value-type="float">
            <text:p>-0.0044439528</text:p>
          </table:table-cell>
          <table:table-cell office:value-type="float" office:value="-0.00549709764197595" calcext:value-type="float">
            <text:p>-0.0054970976</text:p>
          </table:table-cell>
          <table:table-cell office:value-type="float" office:value="-0.00569230171358076" calcext:value-type="float">
            <text:p>-0.0056923017</text:p>
          </table:table-cell>
          <table:table-cell office:value-type="float" office:value="-0.00520115317086461" calcext:value-type="float">
            <text:p>-0.0052011532</text:p>
          </table:table-cell>
          <table:table-cell office:value-type="float" office:value="-0.00545554613669169" calcext:value-type="float">
            <text:p>-0.0054555461</text:p>
          </table:table-cell>
          <table:table-cell office:value-type="float" office:value="-0.00565906050935335" calcext:value-type="float">
            <text:p>-0.0056590605</text:p>
          </table:table-cell>
          <table:table-cell office:value-type="float" office:value="-0.00582187200748268" calcext:value-type="float">
            <text:p>-0.005821872</text:p>
          </table:table-cell>
          <table:table-cell office:value-type="float" office:value="-0.00659943300598615" calcext:value-type="float">
            <text:p>-0.006599433</text:p>
          </table:table-cell>
          <table:table-cell office:value-type="float" office:value="-0.00657417000478892" calcext:value-type="float">
            <text:p>-0.00657417</text:p>
          </table:table-cell>
          <table:table-cell office:value-type="float" office:value="-0.00720127140383114" calcext:value-type="float">
            <text:p>-0.0072012714</text:p>
          </table:table-cell>
          <table:table-cell office:value-type="float" office:value="-0.00770295252306491" calcext:value-type="float">
            <text:p>-0.0077029525</text:p>
          </table:table-cell>
          <table:table-cell office:value-type="float" office:value="-0.00810429741845193" calcext:value-type="float">
            <text:p>-0.0081042974</text:p>
          </table:table-cell>
          <table:table-cell office:value-type="float" office:value="-0.00842537333476154" calcext:value-type="float">
            <text:p>-0.0084253733</text:p>
          </table:table-cell>
          <table:table-cell office:value-type="float" office:value="-0.00868223406780924" calcext:value-type="float">
            <text:p>-0.0086822341</text:p>
          </table:table-cell>
          <table:table-cell office:value-type="float" office:value="-0.00888772265424739" calcext:value-type="float">
            <text:p>-0.0088877227</text:p>
          </table:table-cell>
          <table:table-cell office:value-type="float" office:value="-0.00905211352339791" calcext:value-type="float">
            <text:p>-0.0090521135</text:p>
          </table:table-cell>
          <table:table-cell office:value-type="float" office:value="-0.00853631441871833" calcext:value-type="float">
            <text:p>-0.0085363144</text:p>
          </table:table-cell>
          <table:table-cell office:value-type="float" office:value="-0.00812367513497466" calcext:value-type="float">
            <text:p>-0.0081236751</text:p>
          </table:table-cell>
          <table:table-cell office:value-type="float" office:value="-0.00779356370797973" calcext:value-type="float">
            <text:p>-0.0077935637</text:p>
          </table:table-cell>
          <table:table-cell office:value-type="float" office:value="-0.00688216276638379" calcext:value-type="float">
            <text:p>-0.0068821628</text:p>
          </table:table-cell>
          <table:table-cell office:value-type="float" office:value="-0.00744766561310703" calcext:value-type="float">
            <text:p>-0.0074476656</text:p>
          </table:table-cell>
          <table:table-cell office:value-type="float" office:value="-0.00790006789048562" calcext:value-type="float">
            <text:p>-0.0079000679</text:p>
          </table:table-cell>
          <table:table-cell office:value-type="float" office:value="-0.0095566135123885" calcext:value-type="float">
            <text:p>-0.0095566135</text:p>
          </table:table-cell>
          <table:table-cell office:value-type="float" office:value="-0.0089399144099108" calcext:value-type="float">
            <text:p>-0.0089399144</text:p>
          </table:table-cell>
          <table:table-cell office:value-type="float" office:value="-0.00974117892792864" calcext:value-type="float">
            <text:p>-0.0097411789</text:p>
          </table:table-cell>
          <table:table-cell office:value-type="float" office:value="-0.00779294314234291" calcext:value-type="float">
            <text:p>-0.0077929431</text:p>
          </table:table-cell>
          <table:table-cell office:value-type="float" office:value="-0.00623435451387433" calcext:value-type="float">
            <text:p>-0.0062343545</text:p>
          </table:table-cell>
          <table:table-cell office:value-type="float" office:value="-0.00563479541109946" calcext:value-type="float">
            <text:p>-0.0056347954</text:p>
          </table:table-cell>
          <table:table-cell office:value-type="float" office:value="-0.00774439552887957" calcext:value-type="float">
            <text:p>-0.0077443955</text:p>
          </table:table-cell>
          <table:table-cell office:value-type="float" office:value="-0.00554820462310366" calcext:value-type="float">
            <text:p>-0.0055482046</text:p>
          </table:table-cell>
          <table:table-cell office:value-type="float" office:value="-0.00184931629848293" calcext:value-type="float">
            <text:p>-0.0018493163</text:p>
          </table:table-cell>
          <table:table-cell office:value-type="float" office:value="-0.00277407663878634" calcext:value-type="float">
            <text:p>-0.0027740766</text:p>
          </table:table-cell>
          <table:table-cell office:value-type="float" office:value="-0.00221926131102907" calcext:value-type="float">
            <text:p>-0.0022192613</text:p>
          </table:table-cell>
          <table:table-cell office:value-type="float" office:value="-0.00177540904882326" calcext:value-type="float">
            <text:p>-0.001775409</text:p>
          </table:table-cell>
          <table:table-cell office:value-type="float" office:value="-0.00206763903905861" calcext:value-type="float">
            <text:p>-0.002067639</text:p>
          </table:table-cell>
          <table:table-cell office:value-type="float" office:value="-0.00294873483124688" calcext:value-type="float">
            <text:p>-0.0029487348</text:p>
          </table:table-cell>
          <table:table-cell office:value-type="float" office:value="-0.00559554706499751" calcext:value-type="float">
            <text:p>-0.0055955471</text:p>
          </table:table-cell>
          <table:table-cell office:value-type="float" office:value="-0.00771299685199801" calcext:value-type="float">
            <text:p>-0.0077129969</text:p>
          </table:table-cell>
          <table:table-cell office:value-type="float" office:value="-0.0107015802815984" calcext:value-type="float">
            <text:p>-0.0107015803</text:p>
          </table:table-cell>
          <table:table-cell office:value-type="float" office:value="-0.0156816944252787" calcext:value-type="float">
            <text:p>-0.0156816944</text:p>
          </table:table-cell>
          <table:table-cell office:value-type="float" office:value="-0.020960409340223" calcext:value-type="float">
            <text:p>-0.0209604093</text:p>
          </table:table-cell>
          <table:table-cell office:value-type="float" office:value="-0.0264780048721784" calcext:value-type="float">
            <text:p>-0.0264780049</text:p>
          </table:table-cell>
          <table:table-cell office:value-type="float" office:value="-0.0328340168977427" calcext:value-type="float">
            <text:p>-0.0328340169</text:p>
          </table:table-cell>
          <table:table-cell office:value-type="float" office:value="-0.0379188265181942" calcext:value-type="float">
            <text:p>-0.0379188265</text:p>
          </table:table-cell>
          <table:table-cell office:value-type="float" office:value="-0.0374554914145553" calcext:value-type="float">
            <text:p>-0.0374554914</text:p>
          </table:table-cell>
          <table:table-cell office:value-type="float" office:value="-0.0338482641316443" calcext:value-type="float">
            <text:p>-0.0338482641</text:p>
          </table:table-cell>
          <table:table-cell office:value-type="float" office:value="-0.0270786113053154" calcext:value-type="float">
            <text:p>-0.0270786113</text:p>
          </table:table-cell>
          <table:table-cell office:value-type="float" office:value="-0.0203682654442523" calcext:value-type="float">
            <text:p>-0.0203682654</text:p>
          </table:table-cell>
          <table:table-cell office:value-type="float" office:value="-0.0149999887554019" calcext:value-type="float">
            <text:p>-0.0149999888</text:p>
          </table:table-cell>
          <table:table-cell office:value-type="float" office:value="-0.0107053674043215" calcext:value-type="float">
            <text:p>-0.0107053674</text:p>
          </table:table-cell>
          <table:table-cell office:value-type="float" office:value="-0.0079169821234572" calcext:value-type="float">
            <text:p>-0.0079169821</text:p>
          </table:table-cell>
          <table:table-cell office:value-type="float" office:value="-0.00568627389876576" calcext:value-type="float">
            <text:p>-0.0056862739</text:p>
          </table:table-cell>
          <table:table-cell office:value-type="float" office:value="-0.00260708371901261" calcext:value-type="float">
            <text:p>-0.0026070837</text:p>
          </table:table-cell>
          <table:table-cell office:value-type="float" office:value="-0.00208566697521009" calcext:value-type="float">
            <text:p>-0.002085667</text:p>
          </table:table-cell>
          <table:table-cell office:value-type="float" office:value="-0.00102122178016807" calcext:value-type="float">
            <text:p>-0.0010212218</text:p>
          </table:table-cell>
          <table:table-cell office:value-type="float" office:value="0.000477646175865546" calcext:value-type="float">
            <text:p>0.0004776462</text:p>
          </table:table-cell>
          <table:table-cell office:value-type="float" office:value="0.00297136434069244" calcext:value-type="float">
            <text:p>0.0029713643</text:p>
          </table:table-cell>
          <table:table-cell office:value-type="float" office:value="0.00237709147255395" calcext:value-type="float">
            <text:p>0.0023770915</text:p>
          </table:table-cell>
          <table:table-cell office:value-type="float" office:value="0.00254898497804316" calcext:value-type="float">
            <text:p>0.002548985</text:p>
          </table:table-cell>
          <table:table-cell office:value-type="float" office:value="0.00398112338243453" calcext:value-type="float">
            <text:p>0.0039811234</text:p>
          </table:table-cell>
          <table:table-cell office:value-type="float" office:value="0.00512683410594762" calcext:value-type="float">
            <text:p>0.0051268341</text:p>
          </table:table-cell>
          <table:table-cell office:value-type="float" office:value="0.0041014672847581" calcext:value-type="float">
            <text:p>0.0041014673</text:p>
          </table:table-cell>
          <table:table-cell office:value-type="float" office:value="0.00522310922780648" calcext:value-type="float">
            <text:p>0.0052231092</text:p>
          </table:table-cell>
          <table:table-cell office:value-type="float" office:value="0.00612042278224518" calcext:value-type="float">
            <text:p>0.0061204228</text:p>
          </table:table-cell>
          <table:table-cell office:value-type="float" office:value="0.00748558562579615" calcext:value-type="float">
            <text:p>0.0074855856</text:p>
          </table:table-cell>
          <table:table-cell office:value-type="float" office:value="0.00728309210063692" calcext:value-type="float">
            <text:p>0.0072830921</text:p>
          </table:table-cell>
          <table:table-cell office:value-type="float" office:value="0.00776840908050953" calcext:value-type="float">
            <text:p>0.0077684091</text:p>
          </table:table-cell>
          <table:table-cell office:value-type="float" office:value="0.00750935086440763" calcext:value-type="float">
            <text:p>0.0075093509</text:p>
          </table:table-cell>
          <table:table-cell office:value-type="float" office:value="0.0092440398915261" calcext:value-type="float">
            <text:p>0.0092440399</text:p>
          </table:table-cell>
          <table:table-cell office:value-type="float" office:value="0.00868985551322088" calcext:value-type="float">
            <text:p>0.0086898555</text:p>
          </table:table-cell>
          <table:table-cell office:value-type="float" office:value="0.00824650801057671" calcext:value-type="float">
            <text:p>0.008246508</text:p>
          </table:table-cell>
          <table:table-cell office:value-type="float" office:value="0.00789183000846137" calcext:value-type="float">
            <text:p>0.00789183</text:p>
          </table:table-cell>
          <table:table-cell office:value-type="float" office:value="0.00825539940676909" calcext:value-type="float">
            <text:p>0.0082553994</text:p>
          </table:table-cell>
          <table:table-cell office:value-type="float" office:value="0.00854625492541527" calcext:value-type="float">
            <text:p>0.0085462549</text:p>
          </table:table-cell>
          <table:table-cell office:value-type="float" office:value="0.00877893934033222" calcext:value-type="float">
            <text:p>0.0087789393</text:p>
          </table:table-cell>
          <table:table-cell office:value-type="float" office:value="0.00831777507226578" calcext:value-type="float">
            <text:p>0.0083177751</text:p>
          </table:table-cell>
          <table:table-cell office:value-type="float" office:value="0.00730153185781262" calcext:value-type="float">
            <text:p>0.0073015319</text:p>
          </table:table-cell>
          <table:table-cell office:value-type="float" office:value="0.0064885372862501" calcext:value-type="float">
            <text:p>0.0064885373</text:p>
          </table:table-cell>
          <table:table-cell office:value-type="float" office:value="0.00778007722900008" calcext:value-type="float">
            <text:p>0.0077800772</text:p>
          </table:table-cell>
          <table:table-cell office:value-type="float" office:value="0.00687137358320006" calcext:value-type="float">
            <text:p>0.0068713736</text:p>
          </table:table-cell>
          <table:table-cell office:value-type="float" office:value="0.00614441066656005" calcext:value-type="float">
            <text:p>0.0061444107</text:p>
          </table:table-cell>
          <table:table-cell office:value-type="float" office:value="0.00621015213324804" calcext:value-type="float">
            <text:p>0.0062101521</text:p>
          </table:table-cell>
          <table:table-cell office:value-type="float" office:value="0.00691005710659843" calcext:value-type="float">
            <text:p>0.0069100571</text:p>
          </table:table-cell>
          <table:table-cell office:value-type="float" office:value="0.00682266928527875" calcext:value-type="float">
            <text:p>0.0068226693</text:p>
          </table:table-cell>
          <table:table-cell office:value-type="float" office:value="0.006752759028223" calcext:value-type="float">
            <text:p>0.006752759</text:p>
          </table:table-cell>
          <table:table-cell office:value-type="float" office:value="0.0073441426225784" calcext:value-type="float">
            <text:p>0.0073441426</text:p>
          </table:table-cell>
          <table:table-cell office:value-type="float" office:value="0.00716993769806272" calcext:value-type="float">
            <text:p>0.0071699377</text:p>
          </table:table-cell>
          <table:table-cell office:value-type="float" office:value="0.00573595015845018" calcext:value-type="float">
            <text:p>0.0057359502</text:p>
          </table:table-cell>
          <table:table-cell office:value-type="float" office:value="0.00523607192676014" calcext:value-type="float">
            <text:p>0.0052360719</text:p>
          </table:table-cell>
          <table:table-cell office:value-type="float" office:value="0.00548348114140811" calcext:value-type="float">
            <text:p>0.0054834811</text:p>
          </table:table-cell>
          <table:table-cell office:value-type="float" office:value="0.00438678491312649" calcext:value-type="float">
            <text:p>0.0043867849</text:p>
          </table:table-cell>
          <table:table-cell office:value-type="float" office:value="0.00286211613050119" calcext:value-type="float">
            <text:p>0.0028621161</text:p>
          </table:table-cell>
          <table:table-cell office:value-type="float" office:value="0.00164238110440095" calcext:value-type="float">
            <text:p>0.0016423811</text:p>
          </table:table-cell>
          <table:table-cell office:value-type="float" office:value="0.00325584028352076" calcext:value-type="float">
            <text:p>0.0032558403</text:p>
          </table:table-cell>
          <table:table-cell office:value-type="float" office:value="0.00519391962681661" calcext:value-type="float">
            <text:p>0.0051939196</text:p>
          </table:table-cell>
          <table:table-cell office:value-type="float" office:value="0.00803900670145329" calcext:value-type="float">
            <text:p>0.0080390067</text:p>
          </table:table-cell>
          <table:table-cell office:value-type="float" office:value="0.0109623881611626" calcext:value-type="float">
            <text:p>0.0109623882</text:p>
          </table:table-cell>
          <table:table-cell office:value-type="float" office:value="0.0145957169289301" calcext:value-type="float">
            <text:p>0.0145957169</text:p>
          </table:table-cell>
          <table:table-cell office:value-type="float" office:value="0.0200916273431441" calcext:value-type="float">
            <text:p>0.0200916273</text:p>
          </table:table-cell>
          <table:table-cell office:value-type="float" office:value="0.0251356674745153" calcext:value-type="float">
            <text:p>0.0251356675</text:p>
          </table:table-cell>
          <table:table-cell office:value-type="float" office:value="0.0317601469796122" calcext:value-type="float">
            <text:p>0.031760147</text:p>
          </table:table-cell>
          <table:table-cell office:value-type="float" office:value="0.0364124185836898" calcext:value-type="float">
            <text:p>0.0364124186</text:p>
          </table:table-cell>
          <table:table-cell office:value-type="float" office:value="0.0362503650669518" calcext:value-type="float">
            <text:p>0.0362503651</text:p>
          </table:table-cell>
          <table:table-cell office:value-type="float" office:value="0.0328841630535615" calcext:value-type="float">
            <text:p>0.0328841631</text:p>
          </table:table-cell>
          <table:table-cell office:value-type="float" office:value="0.0256600186428492" calcext:value-type="float">
            <text:p>0.0256600186</text:p>
          </table:table-cell>
          <table:table-cell office:value-type="float" office:value="0.0192333913142793" calcext:value-type="float">
            <text:p>0.0192333913</text:p>
          </table:table-cell>
          <table:table-cell office:value-type="float" office:value="0.0134447776514235" calcext:value-type="float">
            <text:p>0.0134447777</text:p>
          </table:table-cell>
          <table:table-cell office:value-type="float" office:value="0.0114031339211388" calcext:value-type="float">
            <text:p>0.0114031339</text:p>
          </table:table-cell>
          <table:table-cell office:value-type="float" office:value="0.00782788353691102" calcext:value-type="float">
            <text:p>0.0078278835</text:p>
          </table:table-cell>
          <table:table-cell office:value-type="float" office:value="0.00496768322952881" calcext:value-type="float">
            <text:p>0.0049676832</text:p>
          </table:table-cell>
          <table:table-cell office:value-type="float" office:value="0.00267952298362305" calcext:value-type="float">
            <text:p>0.002679523</text:p>
          </table:table-cell>
          <table:table-cell office:value-type="float" office:value="0.00084899478689844" calcext:value-type="float">
            <text:p>0.0008489948</text:p>
          </table:table-cell>
          <table:table-cell office:value-type="float" office:value="-0.000615427770481248" calcext:value-type="float">
            <text:p>-0.0006154278</text:p>
          </table:table-cell>
          <table:table-cell office:value-type="float" office:value="-0.002434277616385" calcext:value-type="float">
            <text:p>-0.0024342776</text:p>
          </table:table-cell>
          <table:table-cell office:value-type="float" office:value="-0.001947422093108" calcext:value-type="float">
            <text:p>-0.0019474221</text:p>
          </table:table-cell>
          <table:table-cell office:value-type="float" office:value="-0.0034998730744864" calcext:value-type="float">
            <text:p>-0.0034998731</text:p>
          </table:table-cell>
          <table:table-cell office:value-type="float" office:value="-0.00409452205958912" calcext:value-type="float">
            <text:p>-0.0040945221</text:p>
          </table:table-cell>
          <table:table-cell office:value-type="float" office:value="-0.0052175530476713" calcext:value-type="float">
            <text:p>-0.005217553</text:p>
          </table:table-cell>
          <table:table-cell office:value-type="float" office:value="-0.00417404243813704" calcext:value-type="float">
            <text:p>-0.0041740424</text:p>
          </table:table-cell>
          <table:table-cell office:value-type="float" office:value="-0.00592848135050963" calcext:value-type="float">
            <text:p>-0.0059284814</text:p>
          </table:table-cell>
          <table:table-cell office:value-type="float" office:value="-0.0060374086804077" calcext:value-type="float">
            <text:p>-0.0060374087</text:p>
          </table:table-cell>
          <table:table-cell office:value-type="float" office:value="-0.00612455054432616" calcext:value-type="float">
            <text:p>-0.0061245505</text:p>
          </table:table-cell>
          <table:table-cell office:value-type="float" office:value="-0.00554695223546093" calcext:value-type="float">
            <text:p>-0.0055469522</text:p>
          </table:table-cell>
          <table:table-cell office:value-type="float" office:value="-0.00637949718836875" calcext:value-type="float">
            <text:p>-0.0063794972</text:p>
          </table:table-cell>
          <table:table-cell office:value-type="float" office:value="-0.007045533150695" calcext:value-type="float">
            <text:p>-0.0070455332</text:p>
          </table:table-cell>
          <table:table-cell office:value-type="float" office:value="-0.006931050120556" calcext:value-type="float">
            <text:p>-0.0069310501</text:p>
          </table:table-cell>
          <table:table-cell office:value-type="float" office:value="-0.0068394636964448" calcext:value-type="float">
            <text:p>-0.0068394637</text:p>
          </table:table-cell>
          <table:table-cell office:value-type="float" office:value="-0.00935544195715584" calcext:value-type="float">
            <text:p>-0.009355442</text:p>
          </table:table-cell>
          <table:table-cell office:value-type="float" office:value="-0.00877897716572467" calcext:value-type="float">
            <text:p>-0.0087789772</text:p>
          </table:table-cell>
          <table:table-cell office:value-type="float" office:value="-0.00896511713257974" calcext:value-type="float">
            <text:p>-0.0089651171</text:p>
          </table:table-cell>
          <table:table-cell office:value-type="float" office:value="-0.00781940550606379" calcext:value-type="float">
            <text:p>-0.0078194055</text:p>
          </table:table-cell>
          <table:table-cell office:value-type="float" office:value="-0.00755014800485103" calcext:value-type="float">
            <text:p>-0.007550148</text:p>
          </table:table-cell>
          <table:table-cell office:value-type="float" office:value="-0.00539280660388083" calcext:value-type="float">
            <text:p>-0.0053928066</text:p>
          </table:table-cell>
          <table:table-cell office:value-type="float" office:value="-0.00496155708310466" calcext:value-type="float">
            <text:p>-0.0049615571</text:p>
          </table:table-cell>
          <table:table-cell office:value-type="float" office:value="-0.00526386926648373" calcext:value-type="float">
            <text:p>-0.0052638693</text:p>
          </table:table-cell>
          <table:table-cell office:value-type="float" office:value="-0.00356378361318698" calcext:value-type="float">
            <text:p>-0.0035637836</text:p>
          </table:table-cell>
          <table:table-cell office:value-type="float" office:value="-0.00349833869054959" calcext:value-type="float">
            <text:p>-0.0034983387</text:p>
          </table:table-cell>
          <table:table-cell office:value-type="float" office:value="-0.00409329455243967" calcext:value-type="float">
            <text:p>-0.0040932946</text:p>
          </table:table-cell>
          <table:table-cell office:value-type="float" office:value="-0.00456925924195174" calcext:value-type="float">
            <text:p>-0.0045692592</text:p>
          </table:table-cell>
          <table:table-cell office:value-type="float" office:value="-0.00430271919356139" calcext:value-type="float">
            <text:p>-0.0043027192</text:p>
          </table:table-cell>
          <table:table-cell office:value-type="float" office:value="-0.00408948715484911" calcext:value-type="float">
            <text:p>-0.0040894872</text:p>
          </table:table-cell>
          <table:table-cell office:value-type="float" office:value="-0.00456621332387929" calcext:value-type="float">
            <text:p>-0.0045662133</text:p>
          </table:table-cell>
          <table:table-cell office:value-type="float" office:value="-0.00494759425910343" calcext:value-type="float">
            <text:p>-0.0049475943</text:p>
          </table:table-cell>
          <table:table-cell office:value-type="float" office:value="-0.00460538720728275" calcext:value-type="float">
            <text:p>-0.0046053872</text:p>
          </table:table-cell>
          <table:table-cell office:value-type="float" office:value="-0.0056262451658262" calcext:value-type="float">
            <text:p>-0.0056262452</text:p>
          </table:table-cell>
          <table:table-cell office:value-type="float" office:value="-0.00514830793266096" calcext:value-type="float">
            <text:p>-0.0051483079</text:p>
          </table:table-cell>
          <table:table-cell office:value-type="float" office:value="-0.00411864634612877" calcext:value-type="float">
            <text:p>-0.0041186463</text:p>
          </table:table-cell>
          <table:table-cell office:value-type="float" office:value="-0.00264760527690301" calcext:value-type="float">
            <text:p>-0.0026476053</text:p>
          </table:table-cell>
          <table:table-cell office:value-type="float" office:value="-0.00341270782152241" calcext:value-type="float">
            <text:p>-0.0034127078</text:p>
          </table:table-cell>
          <table:table-cell office:value-type="float" office:value="-0.00273016625721793" calcext:value-type="float">
            <text:p>-0.0027301663</text:p>
          </table:table-cell>
          <table:table-cell office:value-type="float" office:value="-0.00347875660577434" calcext:value-type="float">
            <text:p>-0.0034787566</text:p>
          </table:table-cell>
          <table:table-cell office:value-type="float" office:value="-0.00407762888461948" calcext:value-type="float">
            <text:p>-0.0040776289</text:p>
          </table:table-cell>
          <table:table-cell office:value-type="float" office:value="-0.00520403850769558" calcext:value-type="float">
            <text:p>-0.0052040385</text:p>
          </table:table-cell>
          <table:table-cell office:value-type="float" office:value="-0.00804710180615646" calcext:value-type="float">
            <text:p>-0.0080471018</text:p>
          </table:table-cell>
          <table:table-cell office:value-type="float" office:value="-0.0116161760449252" calcext:value-type="float">
            <text:p>-0.011616176</text:p>
          </table:table-cell>
          <table:table-cell office:value-type="float" office:value="-0.0157660590359401" calcext:value-type="float">
            <text:p>-0.015766059</text:p>
          </table:table-cell>
          <table:table-cell office:value-type="float" office:value="-0.0210279010287521" calcext:value-type="float">
            <text:p>-0.021027901</text:p>
          </table:table-cell>
          <table:table-cell office:value-type="float" office:value="-0.0265319982230017" calcext:value-type="float">
            <text:p>-0.0265319982</text:p>
          </table:table-cell>
          <table:table-cell office:value-type="float" office:value="-0.0322298995784014" calcext:value-type="float">
            <text:p>-0.0322298996</text:p>
          </table:table-cell>
          <table:table-cell office:value-type="float" office:value="-0.0367882206627211" calcext:value-type="float">
            <text:p>-0.0367882207</text:p>
          </table:table-cell>
          <table:table-cell office:value-type="float" office:value="-0.0365510067301769" calcext:value-type="float">
            <text:p>-0.0365510067</text:p>
          </table:table-cell>
          <table:table-cell office:value-type="float" office:value="-0.0331246763841415" calcext:value-type="float">
            <text:p>-0.0331246764</text:p>
          </table:table-cell>
          <table:table-cell office:value-type="float" office:value="-0.0258524293073132" calcext:value-type="float">
            <text:p>-0.0258524293</text:p>
          </table:table-cell>
          <table:table-cell office:value-type="float" office:value="-0.0187400080458506" calcext:value-type="float">
            <text:p>-0.018740008</text:p>
          </table:table-cell>
          <table:table-cell office:value-type="float" office:value="-0.0130500710366804" calcext:value-type="float">
            <text:p>-0.013050071</text:p>
          </table:table-cell>
          <table:table-cell office:value-type="float" office:value="-0.00979274502934436" calcext:value-type="float">
            <text:p>-0.009792745</text:p>
          </table:table-cell>
          <table:table-cell office:value-type="float" office:value="-0.00718688422347549" calcext:value-type="float">
            <text:p>-0.0071868842</text:p>
          </table:table-cell>
          <table:table-cell office:value-type="float" office:value="-0.00510219557878039" calcext:value-type="float">
            <text:p>-0.0051021956</text:p>
          </table:table-cell>
          <table:table-cell office:value-type="float" office:value="-0.00343444466302431" calcext:value-type="float">
            <text:p>-0.0034344447</text:p>
          </table:table-cell>
          <table:table-cell office:value-type="float" office:value="-0.00145293213041945" calcext:value-type="float">
            <text:p>-0.0014529321</text:p>
          </table:table-cell>
          <table:table-cell office:value-type="float" office:value="0.00077958969566444" calcext:value-type="float">
            <text:p>0.0007795897</text:p>
          </table:table-cell>
          <table:table-cell office:value-type="float" office:value="-0.0000236400434684477" calcext:value-type="float">
            <text:p>-0.00002364</text:p>
          </table:table-cell>
          <table:table-cell office:value-type="float" office:value="0.00192302336522524" calcext:value-type="float">
            <text:p>0.0019230234</text:p>
          </table:table-cell>
          <table:table-cell office:value-type="float" office:value="0.00412766609218019" calcext:value-type="float">
            <text:p>0.0041276661</text:p>
          </table:table-cell>
          <table:table-cell office:value-type="float" office:value="0.00524406827374416" calcext:value-type="float">
            <text:p>0.0052440683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511"/>
        </table:table-row>
        <table:table-row table:style-name="ro1">
          <table:table-cell table:formula="of:=[.A2]/33*2000" office:value-type="float" office:value="0" calcext:value-type="float">
            <text:p>0</text:p>
          </table:table-cell>
          <table:table-cell table:formula="of:=[.B2]/33*2000" office:value-type="float" office:value="-0.0392310181818182" calcext:value-type="float">
            <text:p>-0.0392310182</text:p>
          </table:table-cell>
          <table:table-cell table:formula="of:=[.C2]/33*2000" office:value-type="float" office:value="-0.149077869090909" calcext:value-type="float">
            <text:p>-0.1490778691</text:p>
          </table:table-cell>
          <table:table-cell table:formula="of:=[.D2]/33*2000" office:value-type="float" office:value="-0.236955349818182" calcext:value-type="float">
            <text:p>-0.2369553498</text:p>
          </table:table-cell>
          <table:table-cell table:formula="of:=[.E2]/33*2000" office:value-type="float" office:value="-0.3072573344" calcext:value-type="float">
            <text:p>-0.3072573344</text:p>
          </table:table-cell>
          <table:table-cell table:formula="of:=[.F2]/33*2000" office:value-type="float" office:value="-0.285036885701818" calcext:value-type="float">
            <text:p>-0.2850368857</text:p>
          </table:table-cell>
          <table:table-cell table:formula="of:=[.G2]/33*2000" office:value-type="float" office:value="-0.345722563106909" calcext:value-type="float">
            <text:p>-0.3457225631</text:p>
          </table:table-cell>
          <table:table-cell table:formula="of:=[.H2]/33*2000" office:value-type="float" office:value="-0.315809068667345" calcext:value-type="float">
            <text:p>-0.3158090687</text:p>
          </table:table-cell>
          <table:table-cell table:formula="of:=[.I2]/33*2000" office:value-type="float" office:value="-0.331109291297513" calcext:value-type="float">
            <text:p>-0.3311092913</text:p>
          </table:table-cell>
          <table:table-cell table:formula="of:=[.J2]/33*2000" office:value-type="float" office:value="-0.382580487583465" calcext:value-type="float">
            <text:p>-0.3825804876</text:p>
          </table:table-cell>
          <table:table-cell table:formula="of:=[.K2]/33*2000" office:value-type="float" office:value="-0.423757444612226" calcext:value-type="float">
            <text:p>-0.4237574446</text:p>
          </table:table-cell>
          <table:table-cell table:formula="of:=[.L2]/33*2000" office:value-type="float" office:value="-0.417467992053417" calcext:value-type="float">
            <text:p>-0.4174679921</text:p>
          </table:table-cell>
          <table:table-cell table:formula="of:=[.M2]/33*2000" office:value-type="float" office:value="-0.41243643000637" calcext:value-type="float">
            <text:p>-0.41243643</text:p>
          </table:table-cell>
          <table:table-cell table:formula="of:=[.N2]/33*2000" office:value-type="float" office:value="-0.486873228853581" calcext:value-type="float">
            <text:p>-0.4868732289</text:p>
          </table:table-cell>
          <table:table-cell table:formula="of:=[.O2]/33*2000" office:value-type="float" office:value="-0.50719163762832" calcext:value-type="float">
            <text:p>-0.5071916376</text:p>
          </table:table-cell>
          <table:table-cell table:formula="of:=[.P2]/33*2000" office:value-type="float" office:value="-0.52344636464811" calcext:value-type="float">
            <text:p>-0.5234463646</text:p>
          </table:table-cell>
          <table:table-cell table:formula="of:=[.Q2]/33*2000" office:value-type="float" office:value="-0.575681176566973" calcext:value-type="float">
            <text:p>-0.5756811766</text:p>
          </table:table-cell>
          <table:table-cell table:formula="of:=[.R2]/33*2000" office:value-type="float" office:value="-0.539006977617215" calcext:value-type="float">
            <text:p>-0.5390069776</text:p>
          </table:table-cell>
          <table:table-cell table:formula="of:=[.S2]/33*2000" office:value-type="float" office:value="-0.548898636639227" calcext:value-type="float">
            <text:p>-0.5488986366</text:p>
          </table:table-cell>
          <table:table-cell table:formula="of:=[.T2]/33*2000" office:value-type="float" office:value="-0.517580945675017" calcext:value-type="float">
            <text:p>-0.5175809457</text:p>
          </table:table-cell>
          <table:table-cell table:formula="of:=[.U2]/33*2000" office:value-type="float" office:value="-0.531757811085469" calcext:value-type="float">
            <text:p>-0.5317578111</text:p>
          </table:table-cell>
          <table:table-cell table:formula="of:=[.V2]/33*2000" office:value-type="float" office:value="-0.543099303413829" calcext:value-type="float">
            <text:p>-0.5430993034</text:p>
          </table:table-cell>
          <table:table-cell table:formula="of:=[.W2]/33*2000" office:value-type="float" office:value="-0.5129414790947" calcext:value-type="float">
            <text:p>-0.5129414791</text:p>
          </table:table-cell>
          <table:table-cell table:formula="of:=[.X2]/33*2000" office:value-type="float" office:value="-0.488815219639396" calcext:value-type="float">
            <text:p>-0.4888152196</text:p>
          </table:table-cell>
          <table:table-cell table:formula="of:=[.Y2]/33*2000" office:value-type="float" office:value="-0.469514212075153" calcext:value-type="float">
            <text:p>-0.4695142121</text:p>
          </table:table-cell>
          <table:table-cell table:formula="of:=[.Z2]/33*2000" office:value-type="float" office:value="-0.414842387841941" calcext:value-type="float">
            <text:p>-0.4148423878</text:p>
          </table:table-cell>
          <table:table-cell table:formula="of:=[.AA2]/33*2000" office:value-type="float" office:value="-0.410335946637189" calcext:value-type="float">
            <text:p>-0.4103359466</text:p>
          </table:table-cell>
          <table:table-cell table:formula="of:=[.AB2]/33*2000" office:value-type="float" office:value="-0.406730793673388" calcext:value-type="float">
            <text:p>-0.4067307937</text:p>
          </table:table-cell>
          <table:table-cell table:formula="of:=[.AC2]/33*2000" office:value-type="float" office:value="-0.364615653120528" calcext:value-type="float">
            <text:p>-0.3646156531</text:p>
          </table:table-cell>
          <table:table-cell table:formula="of:=[.AD2]/33*2000" office:value-type="float" office:value="-0.330923540678241" calcext:value-type="float">
            <text:p>-0.3309235407</text:p>
          </table:table-cell>
          <table:table-cell table:formula="of:=[.AE2]/33*2000" office:value-type="float" office:value="-0.343200868906229" calcext:value-type="float">
            <text:p>-0.3432008689</text:p>
          </table:table-cell>
          <table:table-cell table:formula="of:=[.AF2]/33*2000" office:value-type="float" office:value="-0.35302273148862" calcext:value-type="float">
            <text:p>-0.3530227315</text:p>
          </table:table-cell>
          <table:table-cell table:formula="of:=[.AG2]/33*2000" office:value-type="float" office:value="-0.360880221554532" calcext:value-type="float">
            <text:p>-0.3608802216</text:p>
          </table:table-cell>
          <table:table-cell table:formula="of:=[.AH2]/33*2000" office:value-type="float" office:value="-0.40639723178908" calcext:value-type="float">
            <text:p>-0.4063972318</text:p>
          </table:table-cell>
          <table:table-cell table:formula="of:=[.AI2]/33*2000" office:value-type="float" office:value="-0.403579821794901" calcext:value-type="float">
            <text:p>-0.4035798218</text:p>
          </table:table-cell>
          <table:table-cell table:formula="of:=[.AJ2]/33*2000" office:value-type="float" office:value="-0.362094875617739" calcext:value-type="float">
            <text:p>-0.3620948756</text:p>
          </table:table-cell>
          <table:table-cell table:formula="of:=[.AK2]/33*2000" office:value-type="float" office:value="-0.328906918676009" calcext:value-type="float">
            <text:p>-0.3289069187</text:p>
          </table:table-cell>
          <table:table-cell table:formula="of:=[.AL2]/33*2000" office:value-type="float" office:value="-0.263125534940807" calcext:value-type="float">
            <text:p>-0.2631255349</text:p>
          </table:table-cell>
          <table:table-cell table:formula="of:=[.AM2]/33*2000" office:value-type="float" office:value="-0.249731446134464" calcext:value-type="float">
            <text:p>-0.2497314461</text:p>
          </table:table-cell>
          <table:table-cell table:formula="of:=[.AN2]/33*2000" office:value-type="float" office:value="-0.239016175089389" calcext:value-type="float">
            <text:p>-0.2390161751</text:p>
          </table:table-cell>
          <table:table-cell table:formula="of:=[.AO2]/33*2000" office:value-type="float" office:value="-0.308905994616966" calcext:value-type="float">
            <text:p>-0.3089059946</text:p>
          </table:table-cell>
          <table:table-cell table:formula="of:=[.AP2]/33*2000" office:value-type="float" office:value="-0.364817850239027" calcext:value-type="float">
            <text:p>-0.3648178502</text:p>
          </table:table-cell>
          <table:table-cell table:formula="of:=[.AQ2]/33*2000" office:value-type="float" office:value="-0.527240401403343" calcext:value-type="float">
            <text:p>-0.5272404014</text:p>
          </table:table-cell>
          <table:table-cell table:formula="of:=[.AR2]/33*2000" office:value-type="float" office:value="-0.77487149688025" calcext:value-type="float">
            <text:p>-0.7748714969</text:p>
          </table:table-cell>
          <table:table-cell table:formula="of:=[.AS2]/33*2000" office:value-type="float" office:value="-1.05143842174662" calcext:value-type="float">
            <text:p>-1.0514384217</text:p>
          </table:table-cell>
          <table:table-cell table:formula="of:=[.AT2]/33*2000" office:value-type="float" office:value="-1.39038501618518" calcext:value-type="float">
            <text:p>-1.3903850162</text:p>
          </table:table-cell>
          <table:table-cell table:formula="of:=[.AU2]/33*2000" office:value-type="float" office:value="-1.77923534628148" calcext:value-type="float">
            <text:p>-1.7792353463</text:p>
          </table:table-cell>
          <table:table-cell table:formula="of:=[.AV2]/33*2000" office:value-type="float" office:value="-2.12954664066154" calcext:value-type="float">
            <text:p>-2.1295466407</text:p>
          </table:table-cell>
          <table:table-cell table:formula="of:=[.AW2]/33*2000" office:value-type="float" office:value="-2.2136405731353" calcext:value-type="float">
            <text:p>-2.2136405731</text:p>
          </table:table-cell>
          <table:table-cell table:formula="of:=[.AX2]/33*2000" office:value-type="float" office:value="-2.08476061608399" calcext:value-type="float">
            <text:p>-2.0847606161</text:p>
          </table:table-cell>
          <table:table-cell table:formula="of:=[.AY2]/33*2000" office:value-type="float" office:value="-1.70703951104901" calcext:value-type="float">
            <text:p>-1.707039511</text:p>
          </table:table-cell>
          <table:table-cell table:formula="of:=[.AZ2]/33*2000" office:value-type="float" office:value="-1.36563160883921" calcext:value-type="float">
            <text:p>-1.3656316088</text:p>
          </table:table-cell>
          <table:table-cell table:formula="of:=[.BA2]/33*2000" office:value-type="float" office:value="-1.01404325070773" calcext:value-type="float">
            <text:p>-1.0140432507</text:p>
          </table:table-cell>
          <table:table-cell table:formula="of:=[.BB2]/33*2000" office:value-type="float" office:value="-0.772003582384368" calcext:value-type="float">
            <text:p>-0.7720035824</text:p>
          </table:table-cell>
          <table:table-cell table:formula="of:=[.BC2]/33*2000" office:value-type="float" office:value="-0.539140829543858" calcext:value-type="float">
            <text:p>-0.5391408295</text:p>
          </table:table-cell>
          <table:table-cell table:formula="of:=[.BD2]/33*2000" office:value-type="float" office:value="-0.313619609089632" calcext:value-type="float">
            <text:p>-0.3136196091</text:p>
          </table:table-cell>
          <table:table-cell table:formula="of:=[.BE2]/33*2000" office:value-type="float" office:value="-0.211664669089888" calcext:value-type="float">
            <text:p>-0.2116646691</text:p>
          </table:table-cell>
          <table:table-cell table:formula="of:=[.BF2]/33*2000" office:value-type="float" office:value="-0.0908696989082737" calcext:value-type="float">
            <text:p>-0.0908696989</text:p>
          </table:table-cell>
          <table:table-cell table:formula="of:=[.BG2]/33*2000" office:value-type="float" office:value="-0.072695759126619" calcext:value-type="float">
            <text:p>-0.0726957591</text:p>
          </table:table-cell>
          <table:table-cell table:formula="of:=[.BH2]/33*2000" office:value-type="float" office:value="0.0203054290623412" calcext:value-type="float">
            <text:p>0.0203054291</text:p>
          </table:table-cell>
          <table:table-cell table:formula="of:=[.BI2]/33*2000" office:value-type="float" office:value="0.0554753614316912" calcext:value-type="float">
            <text:p>0.0554753614</text:p>
          </table:table-cell>
          <table:table-cell table:formula="of:=[.BJ2]/33*2000" office:value-type="float" office:value="0.122842325508989" calcext:value-type="float">
            <text:p>0.1228423255</text:p>
          </table:table-cell>
          <table:table-cell table:formula="of:=[.BK2]/33*2000" office:value-type="float" office:value="0.0982738604071914" calcext:value-type="float">
            <text:p>0.0982738604</text:p>
          </table:table-cell>
          <table:table-cell table:formula="of:=[.BL2]/33*2000" office:value-type="float" office:value="0.196312142871208" calcext:value-type="float">
            <text:p>0.1963121429</text:p>
          </table:table-cell>
          <table:table-cell table:formula="of:=[.BM2]/33*2000" office:value-type="float" office:value="0.196280732478784" calcext:value-type="float">
            <text:p>0.1962807325</text:p>
          </table:table-cell>
          <table:table-cell table:formula="of:=[.BN2]/33*2000" office:value-type="float" office:value="0.274717640528482" calcext:value-type="float">
            <text:p>0.2747176405</text:p>
          </table:table-cell>
          <table:table-cell table:formula="of:=[.BO2]/33*2000" office:value-type="float" office:value="0.494391251816725" calcext:value-type="float">
            <text:p>0.4943912518</text:p>
          </table:table-cell>
          <table:table-cell table:formula="of:=[.BP2]/33*2000" office:value-type="float" office:value="0.473975037817016" calcext:value-type="float">
            <text:p>0.4739750378</text:p>
          </table:table-cell>
          <table:table-cell table:formula="of:=[.BQ2]/33*2000" office:value-type="float" office:value="0.45764206661725" calcext:value-type="float">
            <text:p>0.4576420666</text:p>
          </table:table-cell>
          <table:table-cell table:formula="of:=[.BR2]/33*2000" office:value-type="float" office:value="0.483806707839254" calcext:value-type="float">
            <text:p>0.4838067078</text:p>
          </table:table-cell>
          <table:table-cell table:formula="of:=[.BS2]/33*2000" office:value-type="float" office:value="0.46550740263504" calcext:value-type="float">
            <text:p>0.4655074026</text:p>
          </table:table-cell>
          <table:table-cell table:formula="of:=[.BT2]/33*2000" office:value-type="float" office:value="0.529330006956517" calcext:value-type="float">
            <text:p>0.529330007</text:p>
          </table:table-cell>
          <table:table-cell table:formula="of:=[.BU2]/33*2000" office:value-type="float" office:value="0.462695023747032" calcext:value-type="float">
            <text:p>0.4626950237</text:p>
          </table:table-cell>
          <table:table-cell table:formula="of:=[.BV2]/33*2000" office:value-type="float" office:value="0.448618055361262" calcext:value-type="float">
            <text:p>0.4486180554</text:p>
          </table:table-cell>
          <table:table-cell table:formula="of:=[.BW2]/33*2000" office:value-type="float" office:value="0.437356480652646" calcext:value-type="float">
            <text:p>0.4373564807</text:p>
          </table:table-cell>
          <table:table-cell table:formula="of:=[.BX2]/33*2000" office:value-type="float" office:value="0.389116202703935" calcext:value-type="float">
            <text:p>0.3891162027</text:p>
          </table:table-cell>
          <table:table-cell table:formula="of:=[.BY2]/33*2000" office:value-type="float" office:value="0.350523980344966" calcext:value-type="float">
            <text:p>0.3505239803</text:p>
          </table:table-cell>
          <table:table-cell table:formula="of:=[.BZ2]/33*2000" office:value-type="float" office:value="0.319650202457791" calcext:value-type="float">
            <text:p>0.3196502025</text:p>
          </table:table-cell>
          <table:table-cell table:formula="of:=[.CA2]/33*2000" office:value-type="float" office:value="0.294951180148051" calcext:value-type="float">
            <text:p>0.2949511801</text:p>
          </table:table-cell>
          <table:table-cell table:formula="of:=[.CB2]/33*2000" office:value-type="float" office:value="0.275191962300259" calcext:value-type="float">
            <text:p>0.2751919623</text:p>
          </table:table-cell>
          <table:table-cell table:formula="of:=[.CC2]/33*2000" office:value-type="float" office:value="0.259384588022025" calcext:value-type="float">
            <text:p>0.259384588</text:p>
          </table:table-cell>
          <table:table-cell table:formula="of:=[.CD2]/33*2000" office:value-type="float" office:value="0.20750767041762" calcext:value-type="float">
            <text:p>0.2075076704</text:p>
          </table:table-cell>
          <table:table-cell table:formula="of:=[.CE2]/33*2000" office:value-type="float" office:value="0.166006136334096" calcext:value-type="float">
            <text:p>0.1660061363</text:p>
          </table:table-cell>
          <table:table-cell table:formula="of:=[.CF2]/33*2000" office:value-type="float" office:value="0.132804909067277" calcext:value-type="float">
            <text:p>0.1328049091</text:p>
          </table:table-cell>
          <table:table-cell table:formula="of:=[.CG2]/33*2000" office:value-type="float" office:value="0.223936981799276" calcext:value-type="float">
            <text:p>0.2239369818</text:p>
          </table:table-cell>
          <table:table-cell table:formula="of:=[.CH2]/33*2000" office:value-type="float" office:value="0.296842639984875" calcext:value-type="float">
            <text:p>0.29684264</text:p>
          </table:table-cell>
          <table:table-cell table:formula="of:=[.CI2]/33*2000" office:value-type="float" office:value="0.394398196836385" calcext:value-type="float">
            <text:p>0.3943981968</text:p>
          </table:table-cell>
          <table:table-cell table:formula="of:=[.CJ2]/33*2000" office:value-type="float" office:value="0.550904678681229" calcext:value-type="float">
            <text:p>0.5509046787</text:p>
          </table:table-cell>
          <table:table-cell table:formula="of:=[.CK2]/33*2000" office:value-type="float" office:value="0.754571900520741" calcext:value-type="float">
            <text:p>0.7545719005</text:p>
          </table:table-cell>
          <table:table-cell table:formula="of:=[.CL2]/33*2000" office:value-type="float" office:value="1.03519874465902" calcext:value-type="float">
            <text:p>1.0351987447</text:p>
          </table:table-cell>
          <table:table-cell table:formula="of:=[.CM2]/33*2000" office:value-type="float" office:value="1.33816225633327" calcext:value-type="float">
            <text:p>1.3381622563</text:p>
          </table:table-cell>
          <table:table-cell table:formula="of:=[.CN2]/33*2000" office:value-type="float" office:value="1.69822612021813" calcext:value-type="float">
            <text:p>1.6982261202</text:p>
          </table:table-cell>
          <table:table-cell table:formula="of:=[.CO2]/33*2000" office:value-type="float" office:value="2.06473925981087" calcext:value-type="float">
            <text:p>2.0647392598</text:p>
          </table:table-cell>
          <table:table-cell table:formula="of:=[.CP2]/33*2000" office:value-type="float" office:value="1.73025344421233" calcext:value-type="float">
            <text:p>1.7302534442</text:p>
          </table:table-cell>
          <table:table-cell table:formula="of:=[.CQ2]/33*2000" office:value-type="float" office:value="1.65881989476381" calcext:value-type="float">
            <text:p>1.6588198948</text:p>
          </table:table-cell>
          <table:table-cell table:formula="of:=[.CR2]/33*2000" office:value-type="float" office:value="1.40551795217468" calcext:value-type="float">
            <text:p>1.4055179522</text:p>
          </table:table-cell>
          <table:table-cell table:formula="of:=[.CS2]/33*2000" office:value-type="float" office:value="1.04595232537611" calcext:value-type="float">
            <text:p>1.0459523254</text:p>
          </table:table-cell>
          <table:table-cell table:formula="of:=[.CT2]/33*2000" office:value-type="float" office:value="0.758299823937251" calcext:value-type="float">
            <text:p>0.7582998239</text:p>
          </table:table-cell>
          <table:table-cell table:formula="of:=[.CU2]/33*2000" office:value-type="float" office:value="0.528177822786164" calcext:value-type="float">
            <text:p>0.5281778228</text:p>
          </table:table-cell>
          <table:table-cell table:formula="of:=[.CV2]/33*2000" office:value-type="float" office:value="0.422542258228932" calcext:value-type="float">
            <text:p>0.4225422582</text:p>
          </table:table-cell>
          <table:table-cell table:formula="of:=[.CW2]/33*2000" office:value-type="float" office:value="0.338033806583145" calcext:value-type="float">
            <text:p>0.3380338066</text:p>
          </table:table-cell>
          <table:table-cell table:formula="of:=[.CX2]/33*2000" office:value-type="float" office:value="0.231196027084698" calcext:value-type="float">
            <text:p>0.2311960271</text:p>
          </table:table-cell>
          <table:table-cell table:formula="of:=[.CY2]/33*2000" office:value-type="float" office:value="0.0672637671223039" calcext:value-type="float">
            <text:p>0.0672637671</text:p>
          </table:table-cell>
          <table:table-cell table:formula="of:=[.CZ2]/33*2000" office:value-type="float" office:value="-0.0246510226657933" calcext:value-type="float">
            <text:p>-0.0246510227</text:p>
          </table:table-cell>
          <table:table-cell table:formula="of:=[.DA2]/33*2000" office:value-type="float" office:value="-0.137413872678089" calcext:value-type="float">
            <text:p>-0.1374138727</text:p>
          </table:table-cell>
          <table:table-cell table:formula="of:=[.DB2]/33*2000" office:value-type="float" office:value="-0.227624152687926" calcext:value-type="float">
            <text:p>-0.2276241527</text:p>
          </table:table-cell>
          <table:table-cell table:formula="of:=[.DC2]/33*2000" office:value-type="float" office:value="-0.221330340332159" calcext:value-type="float">
            <text:p>-0.2213303403</text:p>
          </table:table-cell>
          <table:table-cell table:formula="of:=[.DD2]/33*2000" office:value-type="float" office:value="-0.294757326811182" calcext:value-type="float">
            <text:p>-0.2947573268</text:p>
          </table:table-cell>
          <table:table-cell table:formula="of:=[.DE2]/33*2000" office:value-type="float" office:value="-0.3534989159944" calcext:value-type="float">
            <text:p>-0.353498916</text:p>
          </table:table-cell>
          <table:table-cell table:formula="of:=[.DF2]/33*2000" office:value-type="float" office:value="-0.400492187340975" calcext:value-type="float">
            <text:p>-0.4004921873</text:p>
          </table:table-cell>
          <table:table-cell table:formula="of:=[.DG2]/33*2000" office:value-type="float" office:value="-0.438086804418234" calcext:value-type="float">
            <text:p>-0.4380868044</text:p>
          </table:table-cell>
          <table:table-cell table:formula="of:=[.DH2]/33*2000" office:value-type="float" office:value="-0.428931479898224" calcext:value-type="float">
            <text:p>-0.4289314799</text:p>
          </table:table-cell>
          <table:table-cell table:formula="of:=[.DI2]/33*2000" office:value-type="float" office:value="-0.460838238464034" calcext:value-type="float">
            <text:p>-0.4608382385</text:p>
          </table:table-cell>
          <table:table-cell table:formula="of:=[.DJ2]/33*2000" office:value-type="float" office:value="-0.486363645316682" calcext:value-type="float">
            <text:p>-0.4863636453</text:p>
          </table:table-cell>
          <table:table-cell table:formula="of:=[.DK2]/33*2000" office:value-type="float" office:value="-0.467552952616981" calcext:value-type="float">
            <text:p>-0.4675529526</text:p>
          </table:table-cell>
          <table:table-cell table:formula="of:=[.DL2]/33*2000" office:value-type="float" office:value="-0.452504398457222" calcext:value-type="float">
            <text:p>-0.4525043985</text:p>
          </table:table-cell>
          <table:table-cell table:formula="of:=[.DM2]/33*2000" office:value-type="float" office:value="-0.518927603614262" calcext:value-type="float">
            <text:p>-0.5189276036</text:p>
          </table:table-cell>
          <table:table-cell table:formula="of:=[.DN2]/33*2000" office:value-type="float" office:value="-0.532835137436864" calcext:value-type="float">
            <text:p>-0.5328351374</text:p>
          </table:table-cell>
          <table:table-cell table:formula="of:=[.DO2]/33*2000" office:value-type="float" office:value="-0.543961164494946" calcext:value-type="float">
            <text:p>-0.5439611645</text:p>
          </table:table-cell>
          <table:table-cell table:formula="of:=[.DP2]/33*2000" office:value-type="float" office:value="-0.513630967959593" calcext:value-type="float">
            <text:p>-0.513630968</text:p>
          </table:table-cell>
          <table:table-cell table:formula="of:=[.DQ2]/33*2000" office:value-type="float" office:value="-0.528597828913129" calcext:value-type="float">
            <text:p>-0.5285978289</text:p>
          </table:table-cell>
          <table:table-cell table:formula="of:=[.DR2]/33*2000" office:value-type="float" office:value="-0.540571317675958" calcext:value-type="float">
            <text:p>-0.5405713177</text:p>
          </table:table-cell>
          <table:table-cell table:formula="of:=[.DS2]/33*2000" office:value-type="float" office:value="-0.550150108686221" calcext:value-type="float">
            <text:p>-0.5501501087</text:p>
          </table:table-cell>
          <table:table-cell table:formula="of:=[.DT2]/33*2000" office:value-type="float" office:value="-0.557813141494431" calcext:value-type="float">
            <text:p>-0.5578131415</text:p>
          </table:table-cell>
          <table:table-cell table:formula="of:=[.DU2]/33*2000" office:value-type="float" office:value="-0.563943567741" calcext:value-type="float">
            <text:p>-0.5639435677</text:p>
          </table:table-cell>
          <table:table-cell table:formula="of:=[.DV2]/33*2000" office:value-type="float" office:value="-0.529616890556436" calcext:value-type="float">
            <text:p>-0.5296168906</text:p>
          </table:table-cell>
          <table:table-cell table:formula="of:=[.DW2]/33*2000" office:value-type="float" office:value="-0.502155548808785" calcext:value-type="float">
            <text:p>-0.5021555488</text:p>
          </table:table-cell>
          <table:table-cell table:formula="of:=[.DX2]/33*2000" office:value-type="float" office:value="-0.519417493592483" calcext:value-type="float">
            <text:p>-0.5194174936</text:p>
          </table:table-cell>
          <table:table-cell table:formula="of:=[.DY2]/33*2000" office:value-type="float" office:value="-0.533227049419441" calcext:value-type="float">
            <text:p>-0.5332270494</text:p>
          </table:table-cell>
          <table:table-cell table:formula="of:=[.DZ2]/33*2000" office:value-type="float" office:value="-0.505043675899189" calcext:value-type="float">
            <text:p>-0.5050436759</text:p>
          </table:table-cell>
          <table:table-cell table:formula="of:=[.EA2]/33*2000" office:value-type="float" office:value="-0.482496977082988" calcext:value-type="float">
            <text:p>-0.4824969771</text:p>
          </table:table-cell>
          <table:table-cell table:formula="of:=[.EB2]/33*2000" office:value-type="float" office:value="-0.464459618030026" calcext:value-type="float">
            <text:p>-0.464459618</text:p>
          </table:table-cell>
          <table:table-cell table:formula="of:=[.EC2]/33*2000" office:value-type="float" office:value="-0.450029730787658" calcext:value-type="float">
            <text:p>-0.4500297308</text:p>
          </table:table-cell>
          <table:table-cell table:formula="of:=[.ED2]/33*2000" office:value-type="float" office:value="-0.438485820993762" calcext:value-type="float">
            <text:p>-0.438485821</text:p>
          </table:table-cell>
          <table:table-cell table:formula="of:=[.EE2]/33*2000" office:value-type="float" office:value="-0.390019674976828" calcext:value-type="float">
            <text:p>-0.390019675</text:p>
          </table:table-cell>
          <table:table-cell table:formula="of:=[.EF2]/33*2000" office:value-type="float" office:value="-0.429708794526917" calcext:value-type="float">
            <text:p>-0.4297087945</text:p>
          </table:table-cell>
          <table:table-cell table:formula="of:=[.EG2]/33*2000" office:value-type="float" office:value="-0.42222907198517" calcext:value-type="float">
            <text:p>-0.422229072</text:p>
          </table:table-cell>
          <table:table-cell table:formula="of:=[.EH2]/33*2000" office:value-type="float" office:value="-0.416245293951772" calcext:value-type="float">
            <text:p>-0.416245294</text:p>
          </table:table-cell>
          <table:table-cell table:formula="of:=[.EI2]/33*2000" office:value-type="float" office:value="-0.372227253343236" calcext:value-type="float">
            <text:p>-0.3722272533</text:p>
          </table:table-cell>
          <table:table-cell table:formula="of:=[.EJ2]/33*2000" office:value-type="float" office:value="-0.337012820856407" calcext:value-type="float">
            <text:p>-0.3370128209</text:p>
          </table:table-cell>
          <table:table-cell table:formula="of:=[.EK2]/33*2000" office:value-type="float" office:value="-0.308841274866944" calcext:value-type="float">
            <text:p>-0.3088412749</text:p>
          </table:table-cell>
          <table:table-cell table:formula="of:=[.EL2]/33*2000" office:value-type="float" office:value="-0.325535056257191" calcext:value-type="float">
            <text:p>-0.3255350563</text:p>
          </table:table-cell>
          <table:table-cell table:formula="of:=[.EM2]/33*2000" office:value-type="float" office:value="-0.299659063187571" calcext:value-type="float">
            <text:p>-0.2996590632</text:p>
          </table:table-cell>
          <table:table-cell table:formula="of:=[.EN2]/33*2000" office:value-type="float" office:value="-0.396651335398542" calcext:value-type="float">
            <text:p>-0.3966513354</text:p>
          </table:table-cell>
          <table:table-cell table:formula="of:=[.EO2]/33*2000" office:value-type="float" office:value="-0.435014122864288" calcext:value-type="float">
            <text:p>-0.4350141229</text:p>
          </table:table-cell>
          <table:table-cell table:formula="of:=[.EP2]/33*2000" office:value-type="float" office:value="-0.504935383139915" calcext:value-type="float">
            <text:p>-0.5049353831</text:p>
          </table:table-cell>
          <table:table-cell table:formula="of:=[.EQ2]/33*2000" office:value-type="float" office:value="-0.639334427724054" calcext:value-type="float">
            <text:p>-0.6393344277</text:p>
          </table:table-cell>
          <table:table-cell table:formula="of:=[.ER2]/33*2000" office:value-type="float" office:value="-0.864546717936818" calcext:value-type="float">
            <text:p>-0.8645467179</text:p>
          </table:table-cell>
          <table:table-cell table:formula="of:=[.ES2]/33*2000" office:value-type="float" office:value="-1.12317859859188" calcext:value-type="float">
            <text:p>-1.1231785986</text:p>
          </table:table-cell>
          <table:table-cell table:formula="of:=[.ET2]/33*2000" office:value-type="float" office:value="-1.44777715766138" calcext:value-type="float">
            <text:p>-1.4477771577</text:p>
          </table:table-cell>
          <table:table-cell table:formula="of:=[.EU2]/33*2000" office:value-type="float" office:value="-1.82514905946244" calcext:value-type="float">
            <text:p>-1.8251490595</text:p>
          </table:table-cell>
          <table:table-cell table:formula="of:=[.EV2]/33*2000" office:value-type="float" office:value="-2.16627761120631" calcext:value-type="float">
            <text:p>-2.1662776112</text:p>
          </table:table-cell>
          <table:table-cell table:formula="of:=[.EW2]/33*2000" office:value-type="float" office:value="-2.28225636775293" calcext:value-type="float">
            <text:p>-2.2822563678</text:p>
          </table:table-cell>
          <table:table-cell table:formula="of:=[.EX2]/33*2000" office:value-type="float" office:value="-2.21811528814174" calcext:value-type="float">
            <text:p>-2.2181152881</text:p>
          </table:table-cell>
          <table:table-cell table:formula="of:=[.EY2]/33*2000" office:value-type="float" office:value="-1.89218528505885" calcext:value-type="float">
            <text:p>-1.8921852851</text:p>
          </table:table-cell>
          <table:table-cell table:formula="of:=[.EZ2]/33*2000" office:value-type="float" office:value="-1.5529792462289" calcext:value-type="float">
            <text:p>-1.5529792462</text:p>
          </table:table-cell>
          <table:table-cell table:formula="of:=[.FA2]/33*2000" office:value-type="float" office:value="-1.36007645152857" calcext:value-type="float">
            <text:p>-1.3600764515</text:p>
          </table:table-cell>
          <table:table-cell table:formula="of:=[.FB2]/33*2000" office:value-type="float" office:value="-0.970368106677402" calcext:value-type="float">
            <text:p>-0.9703681067</text:p>
          </table:table-cell>
          <table:table-cell table:formula="of:=[.FC2]/33*2000" office:value-type="float" office:value="-0.501677345947982" calcext:value-type="float">
            <text:p>-0.5016773459</text:p>
          </table:table-cell>
          <table:table-cell table:formula="of:=[.FD2]/33*2000" office:value-type="float" office:value="-0.51903493130384" calcext:value-type="float">
            <text:p>-0.5190349313</text:p>
          </table:table-cell>
          <table:table-cell table:formula="of:=[.FE2]/33*2000" office:value-type="float" office:value="-0.101379787467315" calcext:value-type="float">
            <text:p>-0.1013797875</text:p>
          </table:table-cell>
          <table:table-cell table:formula="of:=[.FF2]/33*2000" office:value-type="float" office:value="0.0365892245716027" calcext:value-type="float">
            <text:p>0.0365892246</text:p>
          </table:table-cell>
          <table:table-cell table:formula="of:=[.FG2]/33*2000" office:value-type="float" office:value="0.0292713796572822" calcext:value-type="float">
            <text:p>0.0292713797</text:p>
          </table:table-cell>
          <table:table-cell table:formula="of:=[.FH2]/33*2000" office:value-type="float" office:value="-0.0550449326378106" calcext:value-type="float">
            <text:p>-0.0550449326</text:p>
          </table:table-cell>
          <table:table-cell table:formula="of:=[.FI2]/33*2000" office:value-type="float" office:value="0.073657108435206" calcext:value-type="float">
            <text:p>0.0736571084</text:p>
          </table:table-cell>
          <table:table-cell table:formula="of:=[.FJ2]/33*2000" office:value-type="float" office:value="0.137387723111801" calcext:value-type="float">
            <text:p>0.1373877231</text:p>
          </table:table-cell>
          <table:table-cell table:formula="of:=[.FK2]/33*2000" office:value-type="float" office:value="0.109910178489441" calcext:value-type="float">
            <text:p>0.1099101785</text:p>
          </table:table-cell>
          <table:table-cell table:formula="of:=[.FL2]/33*2000" office:value-type="float" office:value="0.205621197337007" calcext:value-type="float">
            <text:p>0.2056211973</text:p>
          </table:table-cell>
          <table:table-cell table:formula="of:=[.FM2]/33*2000" office:value-type="float" office:value="0.242958994233242" calcext:value-type="float">
            <text:p>0.2429589942</text:p>
          </table:table-cell>
          <table:table-cell table:formula="of:=[.FN2]/33*2000" office:value-type="float" office:value="0.233598213568412" calcext:value-type="float">
            <text:p>0.2335982136</text:p>
          </table:table-cell>
          <table:table-cell table:formula="of:=[.FO2]/33*2000" office:value-type="float" office:value="0.265340607218366" calcext:value-type="float">
            <text:p>0.2653406072</text:p>
          </table:table-cell>
          <table:table-cell table:formula="of:=[.FP2]/33*2000" office:value-type="float" office:value="0.329965540320147" calcext:value-type="float">
            <text:p>0.3299655403</text:p>
          </table:table-cell>
          <table:table-cell table:formula="of:=[.FQ2]/33*2000" office:value-type="float" office:value="0.420896517104603" calcext:value-type="float">
            <text:p>0.4208965171</text:p>
          </table:table-cell>
          <table:table-cell table:formula="of:=[.FR2]/33*2000" office:value-type="float" office:value="0.454410268229137" calcext:value-type="float">
            <text:p>0.4544102682</text:p>
          </table:table-cell>
          <table:table-cell table:formula="of:=[.FS2]/33*2000" office:value-type="float" office:value="0.441990250946946" calcext:value-type="float">
            <text:p>0.4419902509</text:p>
          </table:table-cell>
          <table:table-cell table:formula="of:=[.FT2]/33*2000" office:value-type="float" office:value="0.471285255303011" calcext:value-type="float">
            <text:p>0.4712852553</text:p>
          </table:table-cell>
          <table:table-cell table:formula="of:=[.FU2]/33*2000" office:value-type="float" office:value="0.494721258787864" calcext:value-type="float">
            <text:p>0.4947212588</text:p>
          </table:table-cell>
          <table:table-cell table:formula="of:=[.FV2]/33*2000" office:value-type="float" office:value="0.513470061575745" calcext:value-type="float">
            <text:p>0.5134700616</text:p>
          </table:table-cell>
          <table:table-cell table:formula="of:=[.FW2]/33*2000" office:value-type="float" office:value="0.489238085624233" calcext:value-type="float">
            <text:p>0.4892380856</text:p>
          </table:table-cell>
          <table:table-cell table:formula="of:=[.FX2]/33*2000" office:value-type="float" office:value="0.469852504863023" calcext:value-type="float">
            <text:p>0.4698525049</text:p>
          </table:table-cell>
          <table:table-cell table:formula="of:=[.FY2]/33*2000" office:value-type="float" office:value="0.493575058435873" calcext:value-type="float">
            <text:p>0.4935750584</text:p>
          </table:table-cell>
          <table:table-cell table:formula="of:=[.FZ2]/33*2000" office:value-type="float" office:value="0.473322083112335" calcext:value-type="float">
            <text:p>0.4733220831</text:p>
          </table:table-cell>
          <table:table-cell table:formula="of:=[.GA2]/33*2000" office:value-type="float" office:value="0.457119702853504" calcext:value-type="float">
            <text:p>0.4571197029</text:p>
          </table:table-cell>
          <table:table-cell table:formula="of:=[.GB2]/33*2000" office:value-type="float" office:value="0.483388816828258" calcext:value-type="float">
            <text:p>0.4833888168</text:p>
          </table:table-cell>
          <table:table-cell table:formula="of:=[.GC2]/33*2000" office:value-type="float" office:value="0.465173089826243" calcext:value-type="float">
            <text:p>0.4651730898</text:p>
          </table:table-cell>
          <table:table-cell table:formula="of:=[.GD2]/33*2000" office:value-type="float" office:value="0.411369490042812" calcext:value-type="float">
            <text:p>0.41136949</text:p>
          </table:table-cell>
          <table:table-cell table:formula="of:=[.GE2]/33*2000" office:value-type="float" office:value="0.407557628397886" calcext:value-type="float">
            <text:p>0.4075576284</text:p>
          </table:table-cell>
          <table:table-cell table:formula="of:=[.GF2]/33*2000" office:value-type="float" office:value="0.365277120900127" calcext:value-type="float">
            <text:p>0.3652771209</text:p>
          </table:table-cell>
          <table:table-cell table:formula="of:=[.GG2]/33*2000" office:value-type="float" office:value="0.33145271490192" calcext:value-type="float">
            <text:p>0.3314527149</text:p>
          </table:table-cell>
          <table:table-cell table:formula="of:=[.GH2]/33*2000" office:value-type="float" office:value="0.343624208285172" calcext:value-type="float">
            <text:p>0.3436242083</text:p>
          </table:table-cell>
          <table:table-cell table:formula="of:=[.GI2]/33*2000" office:value-type="float" office:value="0.314130384809956" calcext:value-type="float">
            <text:p>0.3141303848</text:p>
          </table:table-cell>
          <table:table-cell table:formula="of:=[.GJ2]/33*2000" office:value-type="float" office:value="0.290535326029783" calcext:value-type="float">
            <text:p>0.290535326</text:p>
          </table:table-cell>
          <table:table-cell table:formula="of:=[.GK2]/33*2000" office:value-type="float" office:value="0.310890297187463" calcext:value-type="float">
            <text:p>0.3108902972</text:p>
          </table:table-cell>
          <table:table-cell table:formula="of:=[.GL2]/33*2000" office:value-type="float" office:value="0.287943255931788" calcext:value-type="float">
            <text:p>0.2879432559</text:p>
          </table:table-cell>
          <table:table-cell table:formula="of:=[.GM2]/33*2000" office:value-type="float" office:value="0.269585622927249" calcext:value-type="float">
            <text:p>0.2695856229</text:p>
          </table:table-cell>
          <table:table-cell table:formula="of:=[.GN2]/33*2000" office:value-type="float" office:value="0.294130534705436" calcext:value-type="float">
            <text:p>0.2941305347</text:p>
          </table:table-cell>
          <table:table-cell table:formula="of:=[.GO2]/33*2000" office:value-type="float" office:value="0.274535445946167" calcext:value-type="float">
            <text:p>0.2745354459</text:p>
          </table:table-cell>
          <table:table-cell table:formula="of:=[.GP2]/33*2000" office:value-type="float" office:value="0.258859374938751" calcext:value-type="float">
            <text:p>0.2588593749</text:p>
          </table:table-cell>
          <table:table-cell table:formula="of:=[.GQ2]/33*2000" office:value-type="float" office:value="0.246318518132819" calcext:value-type="float">
            <text:p>0.2463185181</text:p>
          </table:table-cell>
          <table:table-cell table:formula="of:=[.GR2]/33*2000" office:value-type="float" office:value="0.197054814506256" calcext:value-type="float">
            <text:p>0.1970548145</text:p>
          </table:table-cell>
          <table:table-cell table:formula="of:=[.GS2]/33*2000" office:value-type="float" office:value="0.157643851605004" calcext:value-type="float">
            <text:p>0.1576438516</text:p>
          </table:table-cell>
          <table:table-cell table:formula="of:=[.GT2]/33*2000" office:value-type="float" office:value="0.126115081284004" calcext:value-type="float">
            <text:p>0.1261150813</text:p>
          </table:table-cell>
          <table:table-cell table:formula="of:=[.GU2]/33*2000" office:value-type="float" office:value="0.140123083209021" calcext:value-type="float">
            <text:p>0.1401230832</text:p>
          </table:table-cell>
          <table:table-cell table:formula="of:=[.GV2]/33*2000" office:value-type="float" office:value="0.269022551415702" calcext:value-type="float">
            <text:p>0.2690225514</text:p>
          </table:table-cell>
          <table:table-cell table:formula="of:=[.GW2]/33*2000" office:value-type="float" office:value="0.293680077496198" calcext:value-type="float">
            <text:p>0.2936800775</text:p>
          </table:table-cell>
          <table:table-cell table:formula="of:=[.GX2]/33*2000" office:value-type="float" office:value="0.391868146845443" calcext:value-type="float">
            <text:p>0.3918681468</text:p>
          </table:table-cell>
          <table:table-cell table:formula="of:=[.GY2]/33*2000" office:value-type="float" office:value="0.509649620506658" calcext:value-type="float">
            <text:p>0.5096496205</text:p>
          </table:table-cell>
          <table:table-cell table:formula="of:=[.GZ2]/33*2000" office:value-type="float" office:value="0.721567853981084" calcext:value-type="float">
            <text:p>0.721567854</text:p>
          </table:table-cell>
          <table:table-cell table:formula="of:=[.HA2]/33*2000" office:value-type="float" office:value="0.969564477124261" calcext:value-type="float">
            <text:p>0.9695644771</text:p>
          </table:table-cell>
          <table:table-cell table:formula="of:=[.HB2]/33*2000" office:value-type="float" office:value="1.28565484230547" calcext:value-type="float">
            <text:p>1.2856548423</text:p>
          </table:table-cell>
          <table:table-cell table:formula="of:=[.HC2]/33*2000" office:value-type="float" office:value="1.65622018899589" calcext:value-type="float">
            <text:p>1.656220189</text:p>
          </table:table-cell>
          <table:table-cell table:formula="of:=[.HD2]/33*2000" office:value-type="float" office:value="2.03113451483308" calcext:value-type="float">
            <text:p>2.0311345148</text:p>
          </table:table-cell>
          <table:table-cell table:formula="of:=[.HE2]/33*2000" office:value-type="float" office:value="2.21337290883616" calcext:value-type="float">
            <text:p>2.2133729088</text:p>
          </table:table-cell>
          <table:table-cell table:formula="of:=[.HF2]/33*2000" office:value-type="float" office:value="2.20223955131135" calcext:value-type="float">
            <text:p>2.2022395513</text:p>
          </table:table-cell>
          <table:table-cell table:formula="of:=[.HG2]/33*2000" office:value-type="float" office:value="1.91871572589757" calcext:value-type="float">
            <text:p>1.9187157259</text:p>
          </table:table-cell>
          <table:table-cell table:formula="of:=[.HH2]/33*2000" office:value-type="float" office:value="1.45651054435442" calcext:value-type="float">
            <text:p>1.4565105444</text:p>
          </table:table-cell>
          <table:table-cell table:formula="of:=[.HI2]/33*2000" office:value-type="float" office:value="1.12597741730171" calcext:value-type="float">
            <text:p>1.1259774173</text:p>
          </table:table-cell>
          <table:table-cell table:formula="of:=[.HJ2]/33*2000" office:value-type="float" office:value="0.783088879295917" calcext:value-type="float">
            <text:p>0.7830888793</text:p>
          </table:table-cell>
          <table:table-cell table:formula="of:=[.HK2]/33*2000" office:value-type="float" office:value="0.508778048891279" calcext:value-type="float">
            <text:p>0.5087780489</text:p>
          </table:table-cell>
          <table:table-cell table:formula="of:=[.HL2]/33*2000" office:value-type="float" office:value="0.328560402749387" calcext:value-type="float">
            <text:p>0.3285604027</text:p>
          </table:table-cell>
          <table:table-cell table:formula="of:=[.HM2]/33*2000" office:value-type="float" office:value="0.145155267654055" calcext:value-type="float">
            <text:p>0.1451552677</text:p>
          </table:table-cell>
          <table:table-cell table:formula="of:=[.HN2]/33*2000" office:value-type="float" office:value="0.0376621777596078" calcext:value-type="float">
            <text:p>0.0376621778</text:p>
          </table:table-cell>
          <table:table-cell table:formula="of:=[.HO2]/33*2000" office:value-type="float" office:value="-0.00910127597413195" calcext:value-type="float">
            <text:p>-0.009101276</text:p>
          </table:table-cell>
          <table:table-cell table:formula="of:=[.HP2]/33*2000" office:value-type="float" office:value="-0.0857430571429419" calcext:value-type="float">
            <text:p>-0.0857430571</text:p>
          </table:table-cell>
          <table:table-cell table:formula="of:=[.HQ2]/33*2000" office:value-type="float" office:value="-0.186287500259808" calcext:value-type="float">
            <text:p>-0.1862875003</text:p>
          </table:table-cell>
          <table:table-cell table:formula="of:=[.HR2]/33*2000" office:value-type="float" office:value="-0.266723054753301" calcext:value-type="float">
            <text:p>-0.2667230548</text:p>
          </table:table-cell>
          <table:table-cell table:formula="of:=[.HS2]/33*2000" office:value-type="float" office:value="-0.252609461984459" calcext:value-type="float">
            <text:p>-0.252609462</text:p>
          </table:table-cell>
          <table:table-cell table:formula="of:=[.HT2]/33*2000" office:value-type="float" office:value="-0.319780624133022" calcext:value-type="float">
            <text:p>-0.3197806241</text:p>
          </table:table-cell>
          <table:table-cell table:formula="of:=[.HU2]/33*2000" office:value-type="float" office:value="-0.373517553851872" calcext:value-type="float">
            <text:p>-0.3735175539</text:p>
          </table:table-cell>
          <table:table-cell table:formula="of:=[.HV2]/33*2000" office:value-type="float" office:value="-0.416507097626952" calcext:value-type="float">
            <text:p>-0.4165070976</text:p>
          </table:table-cell>
          <table:table-cell table:formula="of:=[.HW2]/33*2000" office:value-type="float" office:value="-0.450898732647016" calcext:value-type="float">
            <text:p>-0.4508987326</text:p>
          </table:table-cell>
          <table:table-cell table:formula="of:=[.HX2]/33*2000" office:value-type="float" office:value="-0.517643070966098" calcext:value-type="float">
            <text:p>-0.517643071</text:p>
          </table:table-cell>
          <table:table-cell table:formula="of:=[.HY2]/33*2000" office:value-type="float" office:value="-0.492576493136515" calcext:value-type="float">
            <text:p>-0.4925764931</text:p>
          </table:table-cell>
          <table:table-cell table:formula="of:=[.HZ2]/33*2000" office:value-type="float" office:value="-0.550985279357696" calcext:value-type="float">
            <text:p>-0.5509852794</text:p>
          </table:table-cell>
          <table:table-cell table:formula="of:=[.IA2]/33*2000" office:value-type="float" office:value="-0.558481278031612" calcext:value-type="float">
            <text:p>-0.558481278</text:p>
          </table:table-cell>
          <table:table-cell table:formula="of:=[.IB2]/33*2000" office:value-type="float" office:value="-0.564478076970744" calcext:value-type="float">
            <text:p>-0.564478077</text:p>
          </table:table-cell>
          <table:table-cell table:formula="of:=[.IC2]/33*2000" office:value-type="float" office:value="-0.56927551612205" calcext:value-type="float">
            <text:p>-0.5692755161</text:p>
          </table:table-cell>
          <table:table-cell table:formula="of:=[.ID2]/33*2000" office:value-type="float" office:value="-0.612344497746125" calcext:value-type="float">
            <text:p>-0.6123444977</text:p>
          </table:table-cell>
          <table:table-cell table:formula="of:=[.IE2]/33*2000" office:value-type="float" office:value="-0.607568652742354" calcext:value-type="float">
            <text:p>-0.6075686527</text:p>
          </table:table-cell>
          <table:table-cell table:formula="of:=[.IF2]/33*2000" office:value-type="float" office:value="-0.56451695855752" calcext:value-type="float">
            <text:p>-0.5645169586</text:p>
          </table:table-cell>
          <table:table-cell table:formula="of:=[.IG2]/33*2000" office:value-type="float" office:value="-0.56930662139147" calcext:value-type="float">
            <text:p>-0.5693066214</text:p>
          </table:table-cell>
          <table:table-cell table:formula="of:=[.IH2]/33*2000" office:value-type="float" office:value="-0.573138351658631" calcext:value-type="float">
            <text:p>-0.5731383517</text:p>
          </table:table-cell>
          <table:table-cell table:formula="of:=[.II2]/33*2000" office:value-type="float" office:value="-0.57620373587236" calcext:value-type="float">
            <text:p>-0.5762037359</text:p>
          </table:table-cell>
          <table:table-cell table:formula="of:=[.IJ2]/33*2000" office:value-type="float" office:value="-0.617887073546372" calcext:value-type="float">
            <text:p>-0.6178870735</text:p>
          </table:table-cell>
          <table:table-cell table:formula="of:=[.IK2]/33*2000" office:value-type="float" office:value="-0.612002713382553" calcext:value-type="float">
            <text:p>-0.6120027134</text:p>
          </table:table-cell>
          <table:table-cell table:formula="of:=[.IL2]/33*2000" office:value-type="float" office:value="-0.568064207069678" calcext:value-type="float">
            <text:p>-0.5680642071</text:p>
          </table:table-cell>
          <table:table-cell table:formula="of:=[.IM2]/33*2000" office:value-type="float" office:value="-0.572144420201197" calcext:value-type="float">
            <text:p>-0.5721444202</text:p>
          </table:table-cell>
          <table:table-cell table:formula="of:=[.IN2]/33*2000" office:value-type="float" office:value="-0.536177572524594" calcext:value-type="float">
            <text:p>-0.5361775725</text:p>
          </table:table-cell>
          <table:table-cell table:formula="of:=[.IO2]/33*2000" office:value-type="float" office:value="-0.54663511256513" calcext:value-type="float">
            <text:p>-0.5466351126</text:p>
          </table:table-cell>
          <table:table-cell table:formula="of:=[.IP2]/33*2000" office:value-type="float" office:value="-0.555001144597559" calcext:value-type="float">
            <text:p>-0.5550011446</text:p>
          </table:table-cell>
          <table:table-cell table:formula="of:=[.IQ2]/33*2000" office:value-type="float" office:value="-0.522462952041683" calcext:value-type="float">
            <text:p>-0.522462952</text:p>
          </table:table-cell>
          <table:table-cell table:formula="of:=[.IR2]/33*2000" office:value-type="float" office:value="-0.496432397996983" calcext:value-type="float">
            <text:p>-0.496432398</text:p>
          </table:table-cell>
          <table:table-cell table:formula="of:=[.IS2]/33*2000" office:value-type="float" office:value="-0.475607954761223" calcext:value-type="float">
            <text:p>-0.4756079548</text:p>
          </table:table-cell>
          <table:table-cell table:formula="of:=[.IT2]/33*2000" office:value-type="float" office:value="-0.419717381990797" calcext:value-type="float">
            <text:p>-0.419717382</text:p>
          </table:table-cell>
          <table:table-cell table:formula="of:=[.IU2]/33*2000" office:value-type="float" office:value="-0.453466960138092" calcext:value-type="float">
            <text:p>-0.4534669601</text:p>
          </table:table-cell>
          <table:table-cell table:formula="of:=[.IV2]/33*2000" office:value-type="float" office:value="-0.44123560447411" calcext:value-type="float">
            <text:p>-0.4412356045</text:p>
          </table:table-cell>
          <table:table-cell table:formula="of:=[.IW2]/33*2000" office:value-type="float" office:value="-0.431450519942924" calcext:value-type="float">
            <text:p>-0.4314505199</text:p>
          </table:table-cell>
          <table:table-cell table:formula="of:=[.IX2]/33*2000" office:value-type="float" office:value="-0.384391434136158" calcext:value-type="float">
            <text:p>-0.3843914341</text:p>
          </table:table-cell>
          <table:table-cell table:formula="of:=[.IY2]/33*2000" office:value-type="float" office:value="-0.346744165490744" calcext:value-type="float">
            <text:p>-0.3467441655</text:p>
          </table:table-cell>
          <table:table-cell table:formula="of:=[.IZ2]/33*2000" office:value-type="float" office:value="-0.39508838693805" calcext:value-type="float">
            <text:p>-0.3950883869</text:p>
          </table:table-cell>
          <table:table-cell table:formula="of:=[.JA2]/33*2000" office:value-type="float" office:value="-0.276839691368622" calcext:value-type="float">
            <text:p>-0.2768396914</text:p>
          </table:table-cell>
          <table:table-cell table:formula="of:=[.JB2]/33*2000" office:value-type="float" office:value="-0.260702771276716" calcext:value-type="float">
            <text:p>-0.2607027713</text:p>
          </table:table-cell>
          <table:table-cell table:formula="of:=[.JC2]/33*2000" office:value-type="float" office:value="-0.287024253385009" calcext:value-type="float">
            <text:p>-0.2870242534</text:p>
          </table:table-cell>
          <table:table-cell table:formula="of:=[.JD2]/33*2000" office:value-type="float" office:value="-0.308081439071644" calcext:value-type="float">
            <text:p>-0.3080814391</text:p>
          </table:table-cell>
          <table:table-cell table:formula="of:=[.JE2]/33*2000" office:value-type="float" office:value="-0.285696169439133" calcext:value-type="float">
            <text:p>-0.2856961694</text:p>
          </table:table-cell>
          <table:table-cell table:formula="of:=[.JF2]/33*2000" office:value-type="float" office:value="-0.424712038581609" calcext:value-type="float">
            <text:p>-0.4247120386</text:p>
          </table:table-cell>
          <table:table-cell table:formula="of:=[.JG2]/33*2000" office:value-type="float" office:value="-0.614386770259227" calcext:value-type="float">
            <text:p>-0.6143867703</text:p>
          </table:table-cell>
          <table:table-cell table:formula="of:=[.JH2]/33*2000" office:value-type="float" office:value="-0.844588591964957" calcext:value-type="float">
            <text:p>-0.844588592</text:p>
          </table:table-cell>
          <table:table-cell table:formula="of:=[.JI2]/33*2000" office:value-type="float" office:value="-1.18567413417803" calcext:value-type="float">
            <text:p>-1.1856741342</text:p>
          </table:table-cell>
          <table:table-cell table:formula="of:=[.JJ2]/33*2000" office:value-type="float" office:value="-1.4977735861303" calcext:value-type="float">
            <text:p>-1.4977735861</text:p>
          </table:table-cell>
          <table:table-cell table:formula="of:=[.JK2]/33*2000" office:value-type="float" office:value="-1.9043772325406" calcext:value-type="float">
            <text:p>-1.9043772325</text:p>
          </table:table-cell>
          <table:table-cell table:formula="of:=[.JL2]/33*2000" office:value-type="float" office:value="-2.151198101184" calcext:value-type="float">
            <text:p>-2.1511981012</text:p>
          </table:table-cell>
          <table:table-cell table:formula="of:=[.JM2]/33*2000" office:value-type="float" office:value="-1.99557562034114" calcext:value-type="float">
            <text:p>-1.9955756203</text:p>
          </table:table-cell>
          <table:table-cell table:formula="of:=[.JN2]/33*2000" office:value-type="float" office:value="-1.79261559930321" calcext:value-type="float">
            <text:p>-1.7926155993</text:p>
          </table:table-cell>
          <table:table-cell table:formula="of:=[.JO2]/33*2000" office:value-type="float" office:value="-1.35563044307893" calcext:value-type="float">
            <text:p>-1.3556304431</text:p>
          </table:table-cell>
          <table:table-cell table:formula="of:=[.JP2]/33*2000" office:value-type="float" office:value="-0.966811299917693" calcext:value-type="float">
            <text:p>-0.9668112999</text:p>
          </table:table-cell>
          <table:table-cell table:formula="of:=[.JQ2]/33*2000" office:value-type="float" office:value="-0.734218021752336" calcext:value-type="float">
            <text:p>-0.7342180218</text:p>
          </table:table-cell>
          <table:table-cell table:formula="of:=[.JR2]/33*2000" office:value-type="float" office:value="-0.508912381038233" calcext:value-type="float">
            <text:p>-0.508912381</text:p>
          </table:table-cell>
          <table:table-cell table:formula="of:=[.JS2]/33*2000" office:value-type="float" office:value="-0.32866786846695" calcext:value-type="float">
            <text:p>-0.3286678685</text:p>
          </table:table-cell>
          <table:table-cell table:formula="of:=[.JT2]/33*2000" office:value-type="float" office:value="-0.145241240228105" calcext:value-type="float">
            <text:p>-0.1452412402</text:p>
          </table:table-cell>
          <table:table-cell table:formula="of:=[.JU2]/33*2000" office:value-type="float" office:value="0.00150006236297025" calcext:value-type="float">
            <text:p>0.0015000624</text:p>
          </table:table-cell>
          <table:table-cell table:formula="of:=[.JV2]/33*2000" office:value-type="float" office:value="0.118893104435831" calcext:value-type="float">
            <text:p>0.1188931044</text:p>
          </table:table-cell>
          <table:table-cell table:formula="of:=[.JW2]/33*2000" office:value-type="float" office:value="0.173576519912301" calcext:value-type="float">
            <text:p>0.1735765199</text:p>
          </table:table-cell>
          <table:table-cell table:formula="of:=[.JX2]/33*2000" office:value-type="float" office:value="0.178092234111659" calcext:value-type="float">
            <text:p>0.1780922341</text:p>
          </table:table-cell>
          <table:table-cell table:formula="of:=[.JY2]/33*2000" office:value-type="float" office:value="0.260166841834782" calcext:value-type="float">
            <text:p>0.2601668418</text:p>
          </table:table-cell>
          <table:table-cell table:formula="of:=[.JZ2]/33*2000" office:value-type="float" office:value="0.32582652801328" calcext:value-type="float">
            <text:p>0.325826528</text:p>
          </table:table-cell>
          <table:table-cell table:formula="of:=[.KA2]/33*2000" office:value-type="float" office:value="0.33912325877426" calcext:value-type="float">
            <text:p>0.3391232588</text:p>
          </table:table-cell>
          <table:table-cell table:formula="of:=[.KB2]/33*2000" office:value-type="float" office:value="0.388991661564863" calcext:value-type="float">
            <text:p>0.3889916616</text:p>
          </table:table-cell>
          <table:table-cell table:formula="of:=[.KC2]/33*2000" office:value-type="float" office:value="0.428886383797345" calcext:value-type="float">
            <text:p>0.4288863838</text:p>
          </table:table-cell>
          <table:table-cell table:formula="of:=[.KD2]/33*2000" office:value-type="float" office:value="0.421571143401512" calcext:value-type="float">
            <text:p>0.4215711434</text:p>
          </table:table-cell>
          <table:table-cell table:formula="of:=[.KE2]/33*2000" office:value-type="float" office:value="0.454949969266664" calcext:value-type="float">
            <text:p>0.4549499693</text:p>
          </table:table-cell>
          <table:table-cell table:formula="of:=[.KF2]/33*2000" office:value-type="float" office:value="0.442422011776968" calcext:value-type="float">
            <text:p>0.4424220118</text:p>
          </table:table-cell>
          <table:table-cell table:formula="of:=[.KG2]/33*2000" office:value-type="float" office:value="0.471630663967029" calcext:value-type="float">
            <text:p>0.471630664</text:p>
          </table:table-cell>
          <table:table-cell table:formula="of:=[.KH2]/33*2000" office:value-type="float" office:value="0.455766567537259" calcext:value-type="float">
            <text:p>0.4557665675</text:p>
          </table:table-cell>
          <table:table-cell table:formula="of:=[.KI2]/33*2000" office:value-type="float" office:value="0.443075290393444" calcext:value-type="float">
            <text:p>0.4430752904</text:p>
          </table:table-cell>
          <table:table-cell table:formula="of:=[.KJ2]/33*2000" office:value-type="float" office:value="0.47215328686021" calcext:value-type="float">
            <text:p>0.4721532869</text:p>
          </table:table-cell>
          <table:table-cell table:formula="of:=[.KK2]/33*2000" office:value-type="float" office:value="0.456184665851804" calcext:value-type="float">
            <text:p>0.4561846659</text:p>
          </table:table-cell>
          <table:table-cell table:formula="of:=[.KL2]/33*2000" office:value-type="float" office:value="0.404178750863262" calcext:value-type="float">
            <text:p>0.4041787509</text:p>
          </table:table-cell>
          <table:table-cell table:formula="of:=[.KM2]/33*2000" office:value-type="float" office:value="0.401805037054246" calcext:value-type="float">
            <text:p>0.4018050371</text:p>
          </table:table-cell>
          <table:table-cell table:formula="of:=[.KN2]/33*2000" office:value-type="float" office:value="0.360675047825215" calcext:value-type="float">
            <text:p>0.3606750478</text:p>
          </table:table-cell>
          <table:table-cell table:formula="of:=[.KO2]/33*2000" office:value-type="float" office:value="0.367002074623808" calcext:value-type="float">
            <text:p>0.3670020746</text:p>
          </table:table-cell>
          <table:table-cell table:formula="of:=[.KP2]/33*2000" office:value-type="float" office:value="0.332832677880865" calcext:value-type="float">
            <text:p>0.3328326779</text:p>
          </table:table-cell>
          <table:table-cell table:formula="of:=[.KQ2]/33*2000" office:value-type="float" office:value="0.344728178668328" calcext:value-type="float">
            <text:p>0.3447281787</text:p>
          </table:table-cell>
          <table:table-cell table:formula="of:=[.KR2]/33*2000" office:value-type="float" office:value="0.354244579298299" calcext:value-type="float">
            <text:p>0.3542445793</text:p>
          </table:table-cell>
          <table:table-cell table:formula="of:=[.KS2]/33*2000" office:value-type="float" office:value="0.322626681620457" calcext:value-type="float">
            <text:p>0.3226266816</text:p>
          </table:table-cell>
          <table:table-cell table:formula="of:=[.KT2]/33*2000" office:value-type="float" office:value="0.336563381660002" calcext:value-type="float">
            <text:p>0.3365633817</text:p>
          </table:table-cell>
          <table:table-cell table:formula="of:=[.KU2]/33*2000" office:value-type="float" office:value="0.347712741691638" calcext:value-type="float">
            <text:p>0.3477127417</text:p>
          </table:table-cell>
          <table:table-cell table:formula="of:=[.KV2]/33*2000" office:value-type="float" office:value="0.356632229716947" calcext:value-type="float">
            <text:p>0.3566322297</text:p>
          </table:table-cell>
          <table:table-cell table:formula="of:=[.KW2]/33*2000" office:value-type="float" office:value="0.363767820137194" calcext:value-type="float">
            <text:p>0.3637678201</text:p>
          </table:table-cell>
          <table:table-cell table:formula="of:=[.KX2]/33*2000" office:value-type="float" office:value="0.369476292473392" calcext:value-type="float">
            <text:p>0.3694762925</text:p>
          </table:table-cell>
          <table:table-cell table:formula="of:=[.KY2]/33*2000" office:value-type="float" office:value="0.334812052160531" calcext:value-type="float">
            <text:p>0.3348120522</text:p>
          </table:table-cell>
          <table:table-cell table:formula="of:=[.KZ2]/33*2000" office:value-type="float" office:value="0.307080659910243" calcext:value-type="float">
            <text:p>0.3070806599</text:p>
          </table:table-cell>
          <table:table-cell table:formula="of:=[.LA2]/33*2000" office:value-type="float" office:value="0.284895546110013" calcext:value-type="float">
            <text:p>0.2848955461</text:p>
          </table:table-cell>
          <table:table-cell table:formula="of:=[.LB2]/33*2000" office:value-type="float" office:value="0.306378473251647" calcext:value-type="float">
            <text:p>0.3063784733</text:p>
          </table:table-cell>
          <table:table-cell table:formula="of:=[.LC2]/33*2000" office:value-type="float" office:value="0.323564814964954" calcext:value-type="float">
            <text:p>0.323564815</text:p>
          </table:table-cell>
          <table:table-cell table:formula="of:=[.LD2]/33*2000" office:value-type="float" office:value="0.415775936820448" calcext:value-type="float">
            <text:p>0.4157759368</text:p>
          </table:table-cell>
          <table:table-cell table:formula="of:=[.LE2]/33*2000" office:value-type="float" office:value="0.56800687066848" calcext:value-type="float">
            <text:p>0.5680068707</text:p>
          </table:table-cell>
          <table:table-cell table:formula="of:=[.LF2]/33*2000" office:value-type="float" office:value="0.768253654110541" calcext:value-type="float">
            <text:p>0.7682536541</text:p>
          </table:table-cell>
          <table:table-cell table:formula="of:=[.LG2]/33*2000" office:value-type="float" office:value="0.967682099046009" calcext:value-type="float">
            <text:p>0.967682099</text:p>
          </table:table-cell>
          <table:table-cell table:formula="of:=[.LH2]/33*2000" office:value-type="float" office:value="1.28414893984287" calcext:value-type="float">
            <text:p>1.2841489398</text:p>
          </table:table-cell>
          <table:table-cell table:formula="of:=[.LI2]/33*2000" office:value-type="float" office:value="1.61578444884399" calcext:value-type="float">
            <text:p>1.6157844488</text:p>
          </table:table-cell>
          <table:table-cell table:formula="of:=[.LJ2]/33*2000" office:value-type="float" office:value="1.95955489240853" calcext:value-type="float">
            <text:p>1.9595548924</text:p>
          </table:table-cell>
          <table:table-cell table:formula="of:=[.LK2]/33*2000" office:value-type="float" office:value="2.23457124726015" calcext:value-type="float">
            <text:p>2.2345712473</text:p>
          </table:table-cell>
          <table:table-cell table:formula="of:=[.LL2]/33*2000" office:value-type="float" office:value="2.25842924023237" calcext:value-type="float">
            <text:p>2.2584292402</text:p>
          </table:table-cell>
          <table:table-cell table:formula="of:=[.LM2]/33*2000" office:value-type="float" office:value="2.08136053157983" calcext:value-type="float">
            <text:p>2.0813605316</text:p>
          </table:table-cell>
          <table:table-cell table:formula="of:=[.LN2]/33*2000" office:value-type="float" office:value="1.54739537071841" calcext:value-type="float">
            <text:p>1.5473953707</text:p>
          </table:table-cell>
          <table:table-cell table:formula="of:=[.LO2]/33*2000" office:value-type="float" office:value="1.23791629657473" calcext:value-type="float">
            <text:p>1.2379162966</text:p>
          </table:table-cell>
          <table:table-cell table:formula="of:=[.LP2]/33*2000" office:value-type="float" office:value="0.951102019077965" calcext:value-type="float">
            <text:p>0.9511020191</text:p>
          </table:table-cell>
          <table:table-cell table:formula="of:=[.LQ2]/33*2000" office:value-type="float" office:value="0.721650597080554" calcext:value-type="float">
            <text:p>0.7216505971</text:p>
          </table:table-cell>
          <table:table-cell table:formula="of:=[.LR2]/33*2000" office:value-type="float" office:value="0.459627423118989" calcext:value-type="float">
            <text:p>0.4596274231</text:p>
          </table:table-cell>
          <table:table-cell table:formula="of:=[.LS2]/33*2000" office:value-type="float" office:value="0.367701938495191" calcext:value-type="float">
            <text:p>0.3677019385</text:p>
          </table:table-cell>
          <table:table-cell table:formula="of:=[.LT2]/33*2000" office:value-type="float" office:value="0.215699514432516" calcext:value-type="float">
            <text:p>0.2156995144</text:p>
          </table:table-cell>
          <table:table-cell table:formula="of:=[.LU2]/33*2000" office:value-type="float" office:value="0.0940975751823768" calcext:value-type="float">
            <text:p>0.0940975752</text:p>
          </table:table-cell>
          <table:table-cell table:formula="of:=[.LV2]/33*2000" office:value-type="float" office:value="-0.00318397621773494" calcext:value-type="float">
            <text:p>-0.0031839762</text:p>
          </table:table-cell>
          <table:table-cell table:formula="of:=[.LW2]/33*2000" office:value-type="float" office:value="-0.0417781991560061" calcext:value-type="float">
            <text:p>-0.0417781992</text:p>
          </table:table-cell>
          <table:table-cell table:formula="of:=[.LX2]/33*2000" office:value-type="float" office:value="-0.151115613870259" calcext:value-type="float">
            <text:p>-0.1511156139</text:p>
          </table:table-cell>
          <table:table-cell table:formula="of:=[.LY2]/33*2000" office:value-type="float" office:value="-0.238585545641662" calcext:value-type="float">
            <text:p>-0.2385855456</text:p>
          </table:table-cell>
          <table:table-cell table:formula="of:=[.LZ2]/33*2000" office:value-type="float" office:value="-0.269330472876966" calcext:value-type="float">
            <text:p>-0.2693304729</text:p>
          </table:table-cell>
          <table:table-cell table:formula="of:=[.MA2]/33*2000" office:value-type="float" office:value="-0.333157432847027" calcext:value-type="float">
            <text:p>-0.3331574328</text:p>
          </table:table-cell>
          <table:table-cell table:formula="of:=[.MB2]/33*2000" office:value-type="float" office:value="-0.344987982641258" calcext:value-type="float">
            <text:p>-0.3449879826</text:p>
          </table:table-cell>
          <table:table-cell table:formula="of:=[.MC2]/33*2000" office:value-type="float" office:value="-0.315221404294825" calcext:value-type="float">
            <text:p>-0.3152214043</text:p>
          </table:table-cell>
          <table:table-cell table:formula="of:=[.MD2]/33*2000" office:value-type="float" office:value="-0.330639159799496" calcext:value-type="float">
            <text:p>-0.3306391598</text:p>
          </table:table-cell>
          <table:table-cell table:formula="of:=[.ME2]/33*2000" office:value-type="float" office:value="-0.342973364203233" calcext:value-type="float">
            <text:p>-0.3429733642</text:p>
          </table:table-cell>
          <table:table-cell table:formula="of:=[.MF2]/33*2000" office:value-type="float" office:value="-0.352840727726223" calcext:value-type="float">
            <text:p>-0.3528407277</text:p>
          </table:table-cell>
          <table:table-cell table:formula="of:=[.MG2]/33*2000" office:value-type="float" office:value="-0.399965636726433" calcext:value-type="float">
            <text:p>-0.3999656367</text:p>
          </table:table-cell>
          <table:table-cell table:formula="of:=[.MH2]/33*2000" office:value-type="float" office:value="-0.398434545744783" calcext:value-type="float">
            <text:p>-0.3984345457</text:p>
          </table:table-cell>
          <table:table-cell table:formula="of:=[.MI2]/33*2000" office:value-type="float" office:value="-0.436440691141281" calcext:value-type="float">
            <text:p>-0.4364406911</text:p>
          </table:table-cell>
          <table:table-cell table:formula="of:=[.MJ2]/33*2000" office:value-type="float" office:value="-0.466845607458479" calcext:value-type="float">
            <text:p>-0.4668456075</text:p>
          </table:table-cell>
          <table:table-cell table:formula="of:=[.MK2]/33*2000" office:value-type="float" office:value="-0.491169540512238" calcext:value-type="float">
            <text:p>-0.4911695405</text:p>
          </table:table-cell>
          <table:table-cell table:formula="of:=[.ML2]/33*2000" office:value-type="float" office:value="-0.510628686955245" calcext:value-type="float">
            <text:p>-0.510628687</text:p>
          </table:table-cell>
          <table:table-cell table:formula="of:=[.MM2]/33*2000" office:value-type="float" office:value="-0.526196004109651" calcext:value-type="float">
            <text:p>-0.5261960041</text:p>
          </table:table-cell>
          <table:table-cell table:formula="of:=[.MN2]/33*2000" office:value-type="float" office:value="-0.538649857833175" calcext:value-type="float">
            <text:p>-0.5386498578</text:p>
          </table:table-cell>
          <table:table-cell table:formula="of:=[.MO2]/33*2000" office:value-type="float" office:value="-0.548612940811995" calcext:value-type="float">
            <text:p>-0.5486129408</text:p>
          </table:table-cell>
          <table:table-cell table:formula="of:=[.MP2]/33*2000" office:value-type="float" office:value="-0.517352389013232" calcext:value-type="float">
            <text:p>-0.517352389</text:p>
          </table:table-cell>
          <table:table-cell table:formula="of:=[.MQ2]/33*2000" office:value-type="float" office:value="-0.492343947574222" calcext:value-type="float">
            <text:p>-0.4923439476</text:p>
          </table:table-cell>
          <table:table-cell table:formula="of:=[.MR2]/33*2000" office:value-type="float" office:value="-0.472337194423014" calcext:value-type="float">
            <text:p>-0.4723371944</text:p>
          </table:table-cell>
          <table:table-cell table:formula="of:=[.MS2]/33*2000" office:value-type="float" office:value="-0.417100773720229" calcext:value-type="float">
            <text:p>-0.4171007737</text:p>
          </table:table-cell>
          <table:table-cell table:formula="of:=[.MT2]/33*2000" office:value-type="float" office:value="-0.451373673521638" calcext:value-type="float">
            <text:p>-0.4513736735</text:p>
          </table:table-cell>
          <table:table-cell table:formula="of:=[.MU2]/33*2000" office:value-type="float" office:value="-0.478791993362765" calcext:value-type="float">
            <text:p>-0.4787919934</text:p>
          </table:table-cell>
          <table:table-cell table:formula="of:=[.MV2]/33*2000" office:value-type="float" office:value="-0.579188697720515" calcext:value-type="float">
            <text:p>-0.5791886977</text:p>
          </table:table-cell>
          <table:table-cell table:formula="of:=[.MW2]/33*2000" office:value-type="float" office:value="-0.541812994540048" calcext:value-type="float">
            <text:p>-0.5418129945</text:p>
          </table:table-cell>
          <table:table-cell table:formula="of:=[.MX2]/33*2000" office:value-type="float" office:value="-0.590374480480524" calcext:value-type="float">
            <text:p>-0.5903744805</text:p>
          </table:table-cell>
          <table:table-cell table:formula="of:=[.MY2]/33*2000" office:value-type="float" office:value="-0.472299584384419" calcext:value-type="float">
            <text:p>-0.4722995844</text:p>
          </table:table-cell>
          <table:table-cell table:formula="of:=[.MZ2]/33*2000" office:value-type="float" office:value="-0.377839667507535" calcext:value-type="float">
            <text:p>-0.3778396675</text:p>
          </table:table-cell>
          <table:table-cell table:formula="of:=[.NA2]/33*2000" office:value-type="float" office:value="-0.341502752187846" calcext:value-type="float">
            <text:p>-0.3415027522</text:p>
          </table:table-cell>
          <table:table-cell table:formula="of:=[.NB2]/33*2000" office:value-type="float" office:value="-0.46935730478058" calcext:value-type="float">
            <text:p>-0.4693573048</text:p>
          </table:table-cell>
          <table:table-cell table:formula="of:=[.NC2]/33*2000" office:value-type="float" office:value="-0.336254825642646" calcext:value-type="float">
            <text:p>-0.3362548256</text:p>
          </table:table-cell>
          <table:table-cell table:formula="of:=[.ND2]/33*2000" office:value-type="float" office:value="-0.112079775665632" calcext:value-type="float">
            <text:p>-0.1120797757</text:p>
          </table:table-cell>
          <table:table-cell table:formula="of:=[.NE2]/33*2000" office:value-type="float" office:value="-0.168125856896142" calcext:value-type="float">
            <text:p>-0.1681258569</text:p>
          </table:table-cell>
          <table:table-cell table:formula="of:=[.NF2]/33*2000" office:value-type="float" office:value="-0.134500685516914" calcext:value-type="float">
            <text:p>-0.1345006855</text:p>
          </table:table-cell>
          <table:table-cell table:formula="of:=[.NG2]/33*2000" office:value-type="float" office:value="-0.107600548413531" calcext:value-type="float">
            <text:p>-0.1076005484</text:p>
          </table:table-cell>
          <table:table-cell table:formula="of:=[.NH2]/33*2000" office:value-type="float" office:value="-0.125311456912643" calcext:value-type="float">
            <text:p>-0.1253114569</text:p>
          </table:table-cell>
          <table:table-cell table:formula="of:=[.NI2]/33*2000" office:value-type="float" office:value="-0.178711201893751" calcext:value-type="float">
            <text:p>-0.1787112019</text:p>
          </table:table-cell>
          <table:table-cell table:formula="of:=[.NJ2]/33*2000" office:value-type="float" office:value="-0.339124064545304" calcext:value-type="float">
            <text:p>-0.3391240645</text:p>
          </table:table-cell>
          <table:table-cell table:formula="of:=[.NK2]/33*2000" office:value-type="float" office:value="-0.467454354666546" calcext:value-type="float">
            <text:p>-0.4674543547</text:p>
          </table:table-cell>
          <table:table-cell table:formula="of:=[.NL2]/33*2000" office:value-type="float" office:value="-0.648580623127176" calcext:value-type="float">
            <text:p>-0.6485806231</text:p>
          </table:table-cell>
          <table:table-cell table:formula="of:=[.NM2]/33*2000" office:value-type="float" office:value="-0.950405722744165" calcext:value-type="float">
            <text:p>-0.9504057227</text:p>
          </table:table-cell>
          <table:table-cell table:formula="of:=[.NN2]/33*2000" office:value-type="float" office:value="-1.27032783880139" calcext:value-type="float">
            <text:p>-1.2703278388</text:p>
          </table:table-cell>
          <table:table-cell table:formula="of:=[.NO2]/33*2000" office:value-type="float" office:value="-1.60472756801081" calcext:value-type="float">
            <text:p>-1.604727568</text:p>
          </table:table-cell>
          <table:table-cell table:formula="of:=[.NP2]/33*2000" office:value-type="float" office:value="-1.98994041804501" calcext:value-type="float">
            <text:p>-1.989940418</text:p>
          </table:table-cell>
          <table:table-cell table:formula="of:=[.NQ2]/33*2000" office:value-type="float" office:value="-2.29811069807237" calcext:value-type="float">
            <text:p>-2.2981106981</text:p>
          </table:table-cell>
          <table:table-cell table:formula="of:=[.NR2]/33*2000" office:value-type="float" office:value="-2.27002978270032" calcext:value-type="float">
            <text:p>-2.2700297827</text:p>
          </table:table-cell>
          <table:table-cell table:formula="of:=[.NS2]/33*2000" office:value-type="float" office:value="-2.05140994737238" calcext:value-type="float">
            <text:p>-2.0514099474</text:p>
          </table:table-cell>
          <table:table-cell table:formula="of:=[.NT2]/33*2000" office:value-type="float" office:value="-1.6411279578979" calcext:value-type="float">
            <text:p>-1.6411279579</text:p>
          </table:table-cell>
          <table:table-cell table:formula="of:=[.NU2]/33*2000" office:value-type="float" office:value="-1.23444032995469" calcext:value-type="float">
            <text:p>-1.23444033</text:p>
          </table:table-cell>
          <table:table-cell table:formula="of:=[.NV2]/33*2000" office:value-type="float" office:value="-0.909090227600113" calcext:value-type="float">
            <text:p>-0.9090902276</text:p>
          </table:table-cell>
          <table:table-cell table:formula="of:=[.NW2]/33*2000" office:value-type="float" office:value="-0.648810145716454" calcext:value-type="float">
            <text:p>-0.6488101457</text:p>
          </table:table-cell>
          <table:table-cell table:formula="of:=[.NX2]/33*2000" office:value-type="float" office:value="-0.479817098391345" calcext:value-type="float">
            <text:p>-0.4798170984</text:p>
          </table:table-cell>
          <table:table-cell table:formula="of:=[.NY2]/33*2000" office:value-type="float" office:value="-0.344622660531258" calcext:value-type="float">
            <text:p>-0.3446226605</text:p>
          </table:table-cell>
          <table:table-cell table:formula="of:=[.NZ2]/33*2000" office:value-type="float" office:value="-0.158005073879552" calcext:value-type="float">
            <text:p>-0.1580050739</text:p>
          </table:table-cell>
          <table:table-cell table:formula="of:=[.OA2]/33*2000" office:value-type="float" office:value="-0.126404059103642" calcext:value-type="float">
            <text:p>-0.1264040591</text:p>
          </table:table-cell>
          <table:table-cell table:formula="of:=[.OB2]/33*2000" office:value-type="float" office:value="-0.061892229101095" calcext:value-type="float">
            <text:p>-0.0618922291</text:p>
          </table:table-cell>
          <table:table-cell table:formula="of:=[.OC2]/33*2000" office:value-type="float" office:value="0.0289482530827603" calcext:value-type="float">
            <text:p>0.0289482531</text:p>
          </table:table-cell>
          <table:table-cell table:formula="of:=[.OD2]/33*2000" office:value-type="float" office:value="0.180082687314693" calcext:value-type="float">
            <text:p>0.1800826873</text:p>
          </table:table-cell>
          <table:table-cell table:formula="of:=[.OE2]/33*2000" office:value-type="float" office:value="0.144066149851755" calcext:value-type="float">
            <text:p>0.1440661499</text:p>
          </table:table-cell>
          <table:table-cell table:formula="of:=[.OF2]/33*2000" office:value-type="float" office:value="0.154483938063222" calcext:value-type="float">
            <text:p>0.1544839381</text:p>
          </table:table-cell>
          <table:table-cell table:formula="of:=[.OG2]/33*2000" office:value-type="float" office:value="0.241280204996032" calcext:value-type="float">
            <text:p>0.241280205</text:p>
          </table:table-cell>
          <table:table-cell table:formula="of:=[.OH2]/33*2000" office:value-type="float" office:value="0.31071721854228" calcext:value-type="float">
            <text:p>0.3107172185</text:p>
          </table:table-cell>
          <table:table-cell table:formula="of:=[.OI2]/33*2000" office:value-type="float" office:value="0.248573774833824" calcext:value-type="float">
            <text:p>0.2485737748</text:p>
          </table:table-cell>
          <table:table-cell table:formula="of:=[.OJ2]/33*2000" office:value-type="float" office:value="0.316552074412514" calcext:value-type="float">
            <text:p>0.3165520744</text:p>
          </table:table-cell>
          <table:table-cell table:formula="of:=[.OK2]/33*2000" office:value-type="float" office:value="0.370934714075466" calcext:value-type="float">
            <text:p>0.3709347141</text:p>
          </table:table-cell>
          <table:table-cell table:formula="of:=[.OL2]/33*2000" office:value-type="float" office:value="0.453671856108857" calcext:value-type="float">
            <text:p>0.4536718561</text:p>
          </table:table-cell>
          <table:table-cell table:formula="of:=[.OM2]/33*2000" office:value-type="float" office:value="0.441399521250722" calcext:value-type="float">
            <text:p>0.4413995213</text:p>
          </table:table-cell>
          <table:table-cell table:formula="of:=[.ON2]/33*2000" office:value-type="float" office:value="0.470812671546032" calcext:value-type="float">
            <text:p>0.4708126715</text:p>
          </table:table-cell>
          <table:table-cell table:formula="of:=[.OO2]/33*2000" office:value-type="float" office:value="0.455112173600462" calcext:value-type="float">
            <text:p>0.4551121736</text:p>
          </table:table-cell>
          <table:table-cell table:formula="of:=[.OP2]/33*2000" office:value-type="float" office:value="0.560244841910673" calcext:value-type="float">
            <text:p>0.5602448419</text:p>
          </table:table-cell>
          <table:table-cell table:formula="of:=[.OQ2]/33*2000" office:value-type="float" office:value="0.526657909892175" calcext:value-type="float">
            <text:p>0.5266579099</text:p>
          </table:table-cell>
          <table:table-cell table:formula="of:=[.OR2]/33*2000" office:value-type="float" office:value="0.499788364277376" calcext:value-type="float">
            <text:p>0.4997883643</text:p>
          </table:table-cell>
          <table:table-cell table:formula="of:=[.OS2]/33*2000" office:value-type="float" office:value="0.478292727785537" calcext:value-type="float">
            <text:p>0.4782927278</text:p>
          </table:table-cell>
          <table:table-cell table:formula="of:=[.OT2]/33*2000" office:value-type="float" office:value="0.500327236773885" calcext:value-type="float">
            <text:p>0.5003272368</text:p>
          </table:table-cell>
          <table:table-cell table:formula="of:=[.OU2]/33*2000" office:value-type="float" office:value="0.517954843964562" calcext:value-type="float">
            <text:p>0.517954844</text:p>
          </table:table-cell>
          <table:table-cell table:formula="of:=[.OV2]/33*2000" office:value-type="float" office:value="0.532056929717104" calcext:value-type="float">
            <text:p>0.5320569297</text:p>
          </table:table-cell>
          <table:table-cell table:formula="of:=[.OW2]/33*2000" office:value-type="float" office:value="0.50410758013732" calcext:value-type="float">
            <text:p>0.5041075801</text:p>
          </table:table-cell>
          <table:table-cell table:formula="of:=[.OX2]/33*2000" office:value-type="float" office:value="0.442517082291674" calcext:value-type="float">
            <text:p>0.4425170823</text:p>
          </table:table-cell>
          <table:table-cell table:formula="of:=[.OY2]/33*2000" office:value-type="float" office:value="0.393244684015157" calcext:value-type="float">
            <text:p>0.393244684</text:p>
          </table:table-cell>
          <table:table-cell table:formula="of:=[.OZ2]/33*2000" office:value-type="float" office:value="0.471519832060611" calcext:value-type="float">
            <text:p>0.4715198321</text:p>
          </table:table-cell>
          <table:table-cell table:formula="of:=[.PA2]/33*2000" office:value-type="float" office:value="0.416446883830307" calcext:value-type="float">
            <text:p>0.4164468838</text:p>
          </table:table-cell>
          <table:table-cell table:formula="of:=[.PB2]/33*2000" office:value-type="float" office:value="0.372388525246064" calcext:value-type="float">
            <text:p>0.3723885252</text:p>
          </table:table-cell>
          <table:table-cell table:formula="of:=[.PC2]/33*2000" office:value-type="float" office:value="0.376372856560487" calcext:value-type="float">
            <text:p>0.3763728566</text:p>
          </table:table-cell>
          <table:table-cell table:formula="of:=[.PD2]/33*2000" office:value-type="float" office:value="0.418791339793845" calcext:value-type="float">
            <text:p>0.4187913398</text:p>
          </table:table-cell>
          <table:table-cell table:formula="of:=[.PE2]/33*2000" office:value-type="float" office:value="0.413495108198712" calcext:value-type="float">
            <text:p>0.4134951082</text:p>
          </table:table-cell>
          <table:table-cell table:formula="of:=[.PF2]/33*2000" office:value-type="float" office:value="0.409258122922606" calcext:value-type="float">
            <text:p>0.4092581229</text:p>
          </table:table-cell>
          <table:table-cell table:formula="of:=[.PG2]/33*2000" office:value-type="float" office:value="0.445099552883539" calcext:value-type="float">
            <text:p>0.4450995529</text:p>
          </table:table-cell>
          <table:table-cell table:formula="of:=[.PH2]/33*2000" office:value-type="float" office:value="0.434541678670468" calcext:value-type="float">
            <text:p>0.4345416787</text:p>
          </table:table-cell>
          <table:table-cell table:formula="of:=[.PI2]/33*2000" office:value-type="float" office:value="0.347633342936374" calcext:value-type="float">
            <text:p>0.3476333429</text:p>
          </table:table-cell>
          <table:table-cell table:formula="of:=[.PJ2]/33*2000" office:value-type="float" office:value="0.317337692530918" calcext:value-type="float">
            <text:p>0.3173376925</text:p>
          </table:table-cell>
          <table:table-cell table:formula="of:=[.PK2]/33*2000" office:value-type="float" office:value="0.332332190388371" calcext:value-type="float">
            <text:p>0.3323321904</text:p>
          </table:table-cell>
          <table:table-cell table:formula="of:=[.PL2]/33*2000" office:value-type="float" office:value="0.265865752310696" calcext:value-type="float">
            <text:p>0.2658657523</text:p>
          </table:table-cell>
          <table:table-cell table:formula="of:=[.PM2]/33*2000" office:value-type="float" office:value="0.173461583666739" calcext:value-type="float">
            <text:p>0.1734615837</text:p>
          </table:table-cell>
          <table:table-cell table:formula="of:=[.PN2]/33*2000" office:value-type="float" office:value="0.099538248751573" calcext:value-type="float">
            <text:p>0.0995382488</text:p>
          </table:table-cell>
          <table:table-cell table:formula="of:=[.PO2]/33*2000" office:value-type="float" office:value="0.197323653546713" calcext:value-type="float">
            <text:p>0.1973236535</text:p>
          </table:table-cell>
          <table:table-cell table:formula="of:=[.PP2]/33*2000" office:value-type="float" office:value="0.314783007685855" calcext:value-type="float">
            <text:p>0.3147830077</text:p>
          </table:table-cell>
          <table:table-cell table:formula="of:=[.PQ2]/33*2000" office:value-type="float" office:value="0.487212527360806" calcext:value-type="float">
            <text:p>0.4872125274</text:p>
          </table:table-cell>
          <table:table-cell table:formula="of:=[.PR2]/33*2000" office:value-type="float" office:value="0.664387161282584" calcext:value-type="float">
            <text:p>0.6643871613</text:p>
          </table:table-cell>
          <table:table-cell table:formula="of:=[.PS2]/33*2000" office:value-type="float" office:value="0.884588904783643" calcext:value-type="float">
            <text:p>0.8845889048</text:p>
          </table:table-cell>
          <table:table-cell table:formula="of:=[.PT2]/33*2000" office:value-type="float" office:value="1.21767438443298" calcext:value-type="float">
            <text:p>1.2176743844</text:p>
          </table:table-cell>
          <table:table-cell table:formula="of:=[.PU2]/33*2000" office:value-type="float" office:value="1.52337378633426" calcext:value-type="float">
            <text:p>1.5233737863</text:p>
          </table:table-cell>
          <table:table-cell table:formula="of:=[.PV2]/33*2000" office:value-type="float" office:value="1.92485739270377" calcext:value-type="float">
            <text:p>1.9248573927</text:p>
          </table:table-cell>
          <table:table-cell table:formula="of:=[.PW2]/33*2000" office:value-type="float" office:value="2.20681324749635" calcext:value-type="float">
            <text:p>2.2068132475</text:p>
          </table:table-cell>
          <table:table-cell table:formula="of:=[.PX2]/33*2000" office:value-type="float" office:value="2.1969918222395" calcext:value-type="float">
            <text:p>2.1969918222</text:p>
          </table:table-cell>
          <table:table-cell table:formula="of:=[.PY2]/33*2000" office:value-type="float" office:value="1.99297957900372" calcext:value-type="float">
            <text:p>1.992979579</text:p>
          </table:table-cell>
          <table:table-cell table:formula="of:=[.PZ2]/33*2000" office:value-type="float" office:value="1.55515264502116" calcext:value-type="float">
            <text:p>1.555152645</text:p>
          </table:table-cell>
          <table:table-cell table:formula="of:=[.QA2]/33*2000" office:value-type="float" office:value="1.16566007965329" calcext:value-type="float">
            <text:p>1.1656600797</text:p>
          </table:table-cell>
          <table:table-cell table:formula="of:=[.QB2]/33*2000" office:value-type="float" office:value="0.81483500917718" calcext:value-type="float">
            <text:p>0.8148350092</text:p>
          </table:table-cell>
          <table:table-cell table:formula="of:=[.QC2]/33*2000" office:value-type="float" office:value="0.691099025523562" calcext:value-type="float">
            <text:p>0.6910990255</text:p>
          </table:table-cell>
          <table:table-cell table:formula="of:=[.QD2]/33*2000" office:value-type="float" office:value="0.474417184055213" calcext:value-type="float">
            <text:p>0.4744171841</text:p>
          </table:table-cell>
          <table:table-cell table:formula="of:=[.QE2]/33*2000" office:value-type="float" office:value="0.301071710880534" calcext:value-type="float">
            <text:p>0.3010717109</text:p>
          </table:table-cell>
          <table:table-cell table:formula="of:=[.QF2]/33*2000" office:value-type="float" office:value="0.162395332340791" calcext:value-type="float">
            <text:p>0.1623953323</text:p>
          </table:table-cell>
          <table:table-cell table:formula="of:=[.QG2]/33*2000" office:value-type="float" office:value="0.0514542295089964" calcext:value-type="float">
            <text:p>0.0514542295</text:p>
          </table:table-cell>
          <table:table-cell table:formula="of:=[.QH2]/33*2000" office:value-type="float" office:value="-0.0372986527564393" calcext:value-type="float">
            <text:p>-0.0372986528</text:p>
          </table:table-cell>
          <table:table-cell table:formula="of:=[.QI2]/33*2000" office:value-type="float" office:value="-0.147531976750606" calcext:value-type="float">
            <text:p>-0.1475319768</text:p>
          </table:table-cell>
          <table:table-cell table:formula="of:=[.QJ2]/33*2000" office:value-type="float" office:value="-0.118025581400485" calcext:value-type="float">
            <text:p>-0.1180255814</text:p>
          </table:table-cell>
          <table:table-cell table:formula="of:=[.QK2]/33*2000" office:value-type="float" office:value="-0.212113519665842" calcext:value-type="float">
            <text:p>-0.2121135197</text:p>
          </table:table-cell>
          <table:table-cell table:formula="of:=[.QL2]/33*2000" office:value-type="float" office:value="-0.24815285209631" calcext:value-type="float">
            <text:p>-0.2481528521</text:p>
          </table:table-cell>
          <table:table-cell table:formula="of:=[.QM2]/33*2000" office:value-type="float" office:value="-0.316215336222503" calcext:value-type="float">
            <text:p>-0.3162153362</text:p>
          </table:table-cell>
          <table:table-cell table:formula="of:=[.QN2]/33*2000" office:value-type="float" office:value="-0.252972268978002" calcext:value-type="float">
            <text:p>-0.252972269</text:p>
          </table:table-cell>
          <table:table-cell table:formula="of:=[.QO2]/33*2000" office:value-type="float" office:value="-0.359301900030887" calcext:value-type="float">
            <text:p>-0.3593019</text:p>
          </table:table-cell>
          <table:table-cell table:formula="of:=[.QP2]/33*2000" office:value-type="float" office:value="-0.365903556388346" calcext:value-type="float">
            <text:p>-0.3659035564</text:p>
          </table:table-cell>
          <table:table-cell table:formula="of:=[.QQ2]/33*2000" office:value-type="float" office:value="-0.371184881474313" calcext:value-type="float">
            <text:p>-0.3711848815</text:p>
          </table:table-cell>
          <table:table-cell table:formula="of:=[.QR2]/33*2000" office:value-type="float" office:value="-0.336178923361268" calcext:value-type="float">
            <text:p>-0.3361789234</text:p>
          </table:table-cell>
          <table:table-cell table:formula="of:=[.QS2]/33*2000" office:value-type="float" office:value="-0.386636193234469" calcext:value-type="float">
            <text:p>-0.3866361932</text:p>
          </table:table-cell>
          <table:table-cell table:formula="of:=[.QT2]/33*2000" office:value-type="float" office:value="-0.42700200913303" calcext:value-type="float">
            <text:p>-0.4270020091</text:p>
          </table:table-cell>
          <table:table-cell table:formula="of:=[.QU2]/33*2000" office:value-type="float" office:value="-0.420063643670061" calcext:value-type="float">
            <text:p>-0.4200636437</text:p>
          </table:table-cell>
          <table:table-cell table:formula="of:=[.QV2]/33*2000" office:value-type="float" office:value="-0.414512951299685" calcext:value-type="float">
            <text:p>-0.4145129513</text:p>
          </table:table-cell>
          <table:table-cell table:formula="of:=[.QW2]/33*2000" office:value-type="float" office:value="-0.566996482251869" calcext:value-type="float">
            <text:p>-0.5669964823</text:p>
          </table:table-cell>
          <table:table-cell table:formula="of:=[.QX2]/33*2000" office:value-type="float" office:value="-0.532059222165132" calcext:value-type="float">
            <text:p>-0.5320592222</text:p>
          </table:table-cell>
          <table:table-cell table:formula="of:=[.QY2]/33*2000" office:value-type="float" office:value="-0.54334043227756" calcext:value-type="float">
            <text:p>-0.5433404323</text:p>
          </table:table-cell>
          <table:table-cell table:formula="of:=[.QZ2]/33*2000" office:value-type="float" office:value="-0.473903364003866" calcext:value-type="float">
            <text:p>-0.473903364</text:p>
          </table:table-cell>
          <table:table-cell table:formula="of:=[.RA2]/33*2000" office:value-type="float" office:value="-0.457584727566729" calcext:value-type="float">
            <text:p>-0.4575847276</text:p>
          </table:table-cell>
          <table:table-cell table:formula="of:=[.RB2]/33*2000" office:value-type="float" office:value="-0.326836763871565" calcext:value-type="float">
            <text:p>-0.3268367639</text:p>
          </table:table-cell>
          <table:table-cell table:formula="of:=[.RC2]/33*2000" office:value-type="float" office:value="-0.30070042927907" calcext:value-type="float">
            <text:p>-0.3007004293</text:p>
          </table:table-cell>
          <table:table-cell table:formula="of:=[.RD2]/33*2000" office:value-type="float" office:value="-0.319022379786893" calcext:value-type="float">
            <text:p>-0.3190223798</text:p>
          </table:table-cell>
          <table:table-cell table:formula="of:=[.RE2]/33*2000" office:value-type="float" office:value="-0.215986885647696" calcext:value-type="float">
            <text:p>-0.2159868856</text:p>
          </table:table-cell>
          <table:table-cell table:formula="of:=[.RF2]/33*2000" office:value-type="float" office:value="-0.212020526699975" calcext:value-type="float">
            <text:p>-0.2120205267</text:p>
          </table:table-cell>
          <table:table-cell table:formula="of:=[.RG2]/33*2000" office:value-type="float" office:value="-0.248078457723616" calcext:value-type="float">
            <text:p>-0.2480784577</text:p>
          </table:table-cell>
          <table:table-cell table:formula="of:=[.RH2]/33*2000" office:value-type="float" office:value="-0.276924802542529" calcext:value-type="float">
            <text:p>-0.2769248025</text:p>
          </table:table-cell>
          <table:table-cell table:formula="of:=[.RI2]/33*2000" office:value-type="float" office:value="-0.260770860215842" calcext:value-type="float">
            <text:p>-0.2607708602</text:p>
          </table:table-cell>
          <table:table-cell table:formula="of:=[.RJ2]/33*2000" office:value-type="float" office:value="-0.247847706354492" calcext:value-type="float">
            <text:p>-0.2478477064</text:p>
          </table:table-cell>
          <table:table-cell table:formula="of:=[.RK2]/33*2000" office:value-type="float" office:value="-0.27674020144723" calcext:value-type="float">
            <text:p>-0.2767402014</text:p>
          </table:table-cell>
          <table:table-cell table:formula="of:=[.RL2]/33*2000" office:value-type="float" office:value="-0.29985419752142" calcext:value-type="float">
            <text:p>-0.2998541975</text:p>
          </table:table-cell>
          <table:table-cell table:formula="of:=[.RM2]/33*2000" office:value-type="float" office:value="-0.279114376198954" calcext:value-type="float">
            <text:p>-0.2791143762</text:p>
          </table:table-cell>
          <table:table-cell table:formula="of:=[.RN2]/33*2000" office:value-type="float" office:value="-0.340984555504618" calcext:value-type="float">
            <text:p>-0.3409845555</text:p>
          </table:table-cell>
          <table:table-cell table:formula="of:=[.RO2]/33*2000" office:value-type="float" office:value="-0.312018662585513" calcext:value-type="float">
            <text:p>-0.3120186626</text:p>
          </table:table-cell>
          <table:table-cell table:formula="of:=[.RP2]/33*2000" office:value-type="float" office:value="-0.24961493006841" calcext:value-type="float">
            <text:p>-0.2496149301</text:p>
          </table:table-cell>
          <table:table-cell table:formula="of:=[.RQ2]/33*2000" office:value-type="float" office:value="-0.16046092587291" calcext:value-type="float">
            <text:p>-0.1604609259</text:p>
          </table:table-cell>
          <table:table-cell table:formula="of:=[.RR2]/33*2000" office:value-type="float" office:value="-0.206830777061964" calcext:value-type="float">
            <text:p>-0.2068307771</text:p>
          </table:table-cell>
          <table:table-cell table:formula="of:=[.RS2]/33*2000" office:value-type="float" office:value="-0.165464621649571" calcext:value-type="float">
            <text:p>-0.1654646216</text:p>
          </table:table-cell>
          <table:table-cell table:formula="of:=[.RT2]/33*2000" office:value-type="float" office:value="-0.210833733683294" calcext:value-type="float">
            <text:p>-0.2108337337</text:p>
          </table:table-cell>
          <table:table-cell table:formula="of:=[.RU2]/33*2000" office:value-type="float" office:value="-0.247129023310271" calcext:value-type="float">
            <text:p>-0.2471290233</text:p>
          </table:table-cell>
          <table:table-cell table:formula="of:=[.RV2]/33*2000" office:value-type="float" office:value="-0.315396273193672" calcext:value-type="float">
            <text:p>-0.3153962732</text:p>
          </table:table-cell>
          <table:table-cell table:formula="of:=[.RW2]/33*2000" office:value-type="float" office:value="-0.487703139767058" calcext:value-type="float">
            <text:p>-0.4877031398</text:p>
          </table:table-cell>
          <table:table-cell table:formula="of:=[.RX2]/33*2000" office:value-type="float" office:value="-0.704010669389404" calcext:value-type="float">
            <text:p>-0.7040106694</text:p>
          </table:table-cell>
          <table:table-cell table:formula="of:=[.RY2]/33*2000" office:value-type="float" office:value="-0.955518729450917" calcext:value-type="float">
            <text:p>-0.9555187295</text:p>
          </table:table-cell>
          <table:table-cell table:formula="of:=[.RZ2]/33*2000" office:value-type="float" office:value="-1.27441824416679" calcext:value-type="float">
            <text:p>-1.2744182442</text:p>
          </table:table-cell>
          <table:table-cell table:formula="of:=[.SA2]/33*2000" office:value-type="float" office:value="-1.60799989230313" calcext:value-type="float">
            <text:p>-1.6079998923</text:p>
          </table:table-cell>
          <table:table-cell table:formula="of:=[.SB2]/33*2000" office:value-type="float" office:value="-1.95332724717584" calcext:value-type="float">
            <text:p>-1.9533272472</text:p>
          </table:table-cell>
          <table:table-cell table:formula="of:=[.SC2]/33*2000" office:value-type="float" office:value="-2.22958913107401" calcext:value-type="float">
            <text:p>-2.2295891311</text:p>
          </table:table-cell>
          <table:table-cell table:formula="of:=[.SD2]/33*2000" office:value-type="float" office:value="-2.21521252910163" calcext:value-type="float">
            <text:p>-2.2152125291</text:p>
          </table:table-cell>
          <table:table-cell table:formula="of:=[.SE2]/33*2000" office:value-type="float" office:value="-2.00755614449342" calcext:value-type="float">
            <text:p>-2.0075561445</text:p>
          </table:table-cell>
          <table:table-cell table:formula="of:=[.SF2]/33*2000" office:value-type="float" office:value="-1.56681389741292" calcext:value-type="float">
            <text:p>-1.5668138974</text:p>
          </table:table-cell>
          <table:table-cell table:formula="of:=[.SG2]/33*2000" office:value-type="float" office:value="-1.13575806338488" calcext:value-type="float">
            <text:p>-1.1357580634</text:p>
          </table:table-cell>
          <table:table-cell table:formula="of:=[.SH2]/33*2000" office:value-type="float" office:value="-0.790913396162452" calcext:value-type="float">
            <text:p>-0.7909133962</text:p>
          </table:table-cell>
          <table:table-cell table:formula="of:=[.SI2]/33*2000" office:value-type="float" office:value="-0.593499698748143" calcext:value-type="float">
            <text:p>-0.5934996987</text:p>
          </table:table-cell>
          <table:table-cell table:formula="of:=[.SJ2]/33*2000" office:value-type="float" office:value="-0.435568740816696" calcext:value-type="float">
            <text:p>-0.4355687408</text:p>
          </table:table-cell>
          <table:table-cell table:formula="of:=[.SK2]/33*2000" office:value-type="float" office:value="-0.309223974471539" calcext:value-type="float">
            <text:p>-0.3092239745</text:p>
          </table:table-cell>
          <table:table-cell table:formula="of:=[.SL2]/33*2000" office:value-type="float" office:value="-0.208148161395413" calcext:value-type="float">
            <text:p>-0.2081481614</text:p>
          </table:table-cell>
          <table:table-cell table:formula="of:=[.SM2]/33*2000" office:value-type="float" office:value="-0.0880564927526939" calcext:value-type="float">
            <text:p>-0.0880564928</text:p>
          </table:table-cell>
          <table:table-cell table:formula="of:=[.SN2]/33*2000" office:value-type="float" office:value="0.0472478603432994" calcext:value-type="float">
            <text:p>0.0472478603</text:p>
          </table:table-cell>
          <table:table-cell table:formula="of:=[.SO2]/33*2000" office:value-type="float" office:value="-0.00143272990717865" calcext:value-type="float">
            <text:p>-0.0014327299</text:p>
          </table:table-cell>
          <table:table-cell table:formula="of:=[.SP2]/33*2000" office:value-type="float" office:value="0.116546870619712" calcext:value-type="float">
            <text:p>0.1165468706</text:p>
          </table:table-cell>
          <table:table-cell table:formula="of:=[.SQ2]/33*2000" office:value-type="float" office:value="0.250161581344254" calcext:value-type="float">
            <text:p>0.2501615813</text:p>
          </table:table-cell>
          <table:table-cell table:formula="of:=[.SR2]/33*2000" office:value-type="float" office:value="0.317822319620858" calcext:value-type="float">
            <text:p>0.3178223196</text:p>
          </table:table-cell>
        </table:table-row>
        <table:table-row table:style-name="ro1" table:number-rows-repeated="6">
          <table:table-cell table:number-columns-repeated="512"/>
        </table:table-row>
        <table:table-row table:style-name="ro1">
          <table:table-cell office:value-type="string" calcext:value-type="string">
            <text:p>filter</text:p>
          </table:table-cell>
          <table:table-cell/>
          <table:table-cell office:value-type="string" calcext:value-type="string">
            <text:p>Rms = </text:p>
          </table:table-cell>
          <table:table-cell table:formula="of:=SQRT(SUMSQ([.A14:.SR14])/COUNTA([.A14:.SR14]))" office:value-type="float" office:value="1.02535316940478" calcext:value-type="float">
            <text:p>1.0253531694</text:p>
          </table:table-cell>
          <table:table-cell office:value-type="string" calcext:value-type="string">
            <text:p>A</text:p>
          </table:table-cell>
          <table:table-cell table:number-columns-repeated="5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3236559" calcext:value-type="float">
            <text:p>-0.003236559</text:p>
          </table:table-cell>
          <table:table-cell table:number-columns-repeated="3" office:value-type="float" office:value="-0.009709677" calcext:value-type="float">
            <text:p>-0.009709677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-0.006473118" calcext:value-type="float">
            <text:p>-0.006473118</text:p>
          </table:table-cell>
          <table:table-cell table:number-columns-repeated="2" office:value-type="float" office:value="-0.009709677" calcext:value-type="float">
            <text:p>-0.009709677</text:p>
          </table:table-cell>
          <table:table-cell table:number-columns-repeated="2" office:value-type="float" office:value="-0.006473118" calcext:value-type="float">
            <text:p>-0.006473118</text:p>
          </table:table-cell>
          <table:table-cell office:value-type="float" office:value="-0.012946237" calcext:value-type="float">
            <text:p>-0.012946237</text:p>
          </table:table-cell>
          <table:table-cell table:number-columns-repeated="2" office:value-type="float" office:value="-0.009709677" calcext:value-type="float">
            <text:p>-0.009709677</text:p>
          </table:table-cell>
          <table:table-cell office:value-type="float" office:value="-0.012946237" calcext:value-type="float">
            <text:p>-0.012946237</text:p>
          </table:table-cell>
          <table:table-cell office:value-type="float" office:value="-0.006473118" calcext:value-type="float">
            <text:p>-0.006473118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-0.006473118" calcext:value-type="float">
            <text:p>-0.006473118</text:p>
          </table:table-cell>
          <table:table-cell table:number-columns-repeated="2" office:value-type="float" office:value="-0.009709677" calcext:value-type="float">
            <text:p>-0.009709677</text:p>
          </table:table-cell>
          <table:table-cell table:number-columns-repeated="3" office:value-type="float" office:value="-0.006473118" calcext:value-type="float">
            <text:p>-0.006473118</text:p>
          </table:table-cell>
          <table:table-cell office:value-type="float" office:value="-0.003236559" calcext:value-type="float">
            <text:p>-0.003236559</text:p>
          </table:table-cell>
          <table:table-cell table:number-columns-repeated="2" office:value-type="float" office:value="-0.006473118" calcext:value-type="float">
            <text:p>-0.006473118</text:p>
          </table:table-cell>
          <table:table-cell table:number-columns-repeated="2" office:value-type="float" office:value="-0.003236559" calcext:value-type="float">
            <text:p>-0.003236559</text:p>
          </table:table-cell>
          <table:table-cell table:number-columns-repeated="3" office:value-type="float" office:value="-0.006473118" calcext:value-type="float">
            <text:p>-0.006473118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-0.006473118" calcext:value-type="float">
            <text:p>-0.006473118</text:p>
          </table:table-cell>
          <table:table-cell table:number-columns-repeated="2" office:value-type="float" office:value="-0.003236559" calcext:value-type="float">
            <text:p>-0.0032365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3236559" calcext:value-type="float">
            <text:p>-0.003236559</text:p>
          </table:table-cell>
          <table:table-cell table:number-columns-repeated="2" office:value-type="float" office:value="-0.009709677" calcext:value-type="float">
            <text:p>-0.009709677</text:p>
          </table:table-cell>
          <table:table-cell office:value-type="float" office:value="-0.019419355" calcext:value-type="float">
            <text:p>-0.019419355</text:p>
          </table:table-cell>
          <table:table-cell office:value-type="float" office:value="-0.029129032" calcext:value-type="float">
            <text:p>-0.029129032</text:p>
          </table:table-cell>
          <table:table-cell office:value-type="float" office:value="-0.035602151" calcext:value-type="float">
            <text:p>-0.035602151</text:p>
          </table:table-cell>
          <table:table-cell office:value-type="float" office:value="-0.045311828" calcext:value-type="float">
            <text:p>-0.045311828</text:p>
          </table:table-cell>
          <table:table-cell office:value-type="float" office:value="-0.055021505" calcext:value-type="float">
            <text:p>-0.055021505</text:p>
          </table:table-cell>
          <table:table-cell office:value-type="float" office:value="-0.058258065" calcext:value-type="float">
            <text:p>-0.058258065</text:p>
          </table:table-cell>
          <table:table-cell office:value-type="float" office:value="-0.042075269" calcext:value-type="float">
            <text:p>-0.042075269</text:p>
          </table:table-cell>
          <table:table-cell office:value-type="float" office:value="-0.025892473" calcext:value-type="float">
            <text:p>-0.025892473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0" calcext:value-type="float">
            <text:p>0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03236559" calcext:value-type="float">
            <text:p>0.003236559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.003236559" calcext:value-type="float">
            <text:p>0.003236559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" calcext:value-type="float">
            <text:p>0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03236559" calcext:value-type="float">
            <text:p>0.003236559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" calcext:value-type="float">
            <text:p>0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.003236559" calcext:value-type="float">
            <text:p>0.003236559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.022655914" calcext:value-type="float">
            <text:p>0.022655914</text:p>
          </table:table-cell>
          <table:table-cell table:number-columns-repeated="2" office:value-type="float" office:value="0.006473118" calcext:value-type="float">
            <text:p>0.006473118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12946237" calcext:value-type="float">
            <text:p>0.012946237</text:p>
          </table:table-cell>
          <table:table-cell office:value-type="float" office:value="0.003236559" calcext:value-type="float">
            <text:p>0.003236559</text:p>
          </table:table-cell>
          <table:table-cell table:number-columns-repeated="2" office:value-type="float" office:value="0.006473118" calcext:value-type="float">
            <text:p>0.006473118</text:p>
          </table:table-cell>
          <table:table-cell table:number-columns-repeated="6" office:value-type="float" office:value="0.003236559" calcext:value-type="float">
            <text:p>0.0032365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9709677" calcext:value-type="float">
            <text:p>0.009709677</text:p>
          </table:table-cell>
          <table:table-cell office:value-type="float" office:value="0.012946237" calcext:value-type="float">
            <text:p>0.012946237</text:p>
          </table:table-cell>
          <table:table-cell office:value-type="float" office:value="0.019419355" calcext:value-type="float">
            <text:p>0.019419355</text:p>
          </table:table-cell>
          <table:table-cell office:value-type="float" office:value="0.025892473" calcext:value-type="float">
            <text:p>0.025892473</text:p>
          </table:table-cell>
          <table:table-cell office:value-type="float" office:value="0.035602151" calcext:value-type="float">
            <text:p>0.035602151</text:p>
          </table:table-cell>
          <table:table-cell office:value-type="float" office:value="0.042075269" calcext:value-type="float">
            <text:p>0.042075269</text:p>
          </table:table-cell>
          <table:table-cell office:value-type="float" office:value="0.051784946" calcext:value-type="float">
            <text:p>0.051784946</text:p>
          </table:table-cell>
          <table:table-cell office:value-type="float" office:value="0.058258065" calcext:value-type="float">
            <text:p>0.058258065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22655914" calcext:value-type="float">
            <text:p>0.022655914</text:p>
          </table:table-cell>
          <table:table-cell office:value-type="float" office:value="0.006473118" calcext:value-type="float">
            <text:p>0.006473118</text:p>
          </table:table-cell>
          <table:table-cell table:number-columns-repeated="3" office:value-type="float" office:value="-0.006473118" calcext:value-type="float">
            <text:p>-0.006473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-0.006473118" calcext:value-type="float">
            <text:p>-0.006473118</text:p>
          </table:table-cell>
          <table:table-cell table:number-columns-repeated="2" office:value-type="float" office:value="-0.009709677" calcext:value-type="float">
            <text:p>-0.009709677</text:p>
          </table:table-cell>
          <table:table-cell office:value-type="float" office:value="-0.003236559" calcext:value-type="float">
            <text:p>-0.003236559</text:p>
          </table:table-cell>
          <table:table-cell table:number-columns-repeated="4" office:value-type="float" office:value="-0.009709677" calcext:value-type="float">
            <text:p>-0.009709677</text:p>
          </table:table-cell>
          <table:table-cell office:value-type="float" office:value="-0.006473118" calcext:value-type="float">
            <text:p>-0.006473118</text:p>
          </table:table-cell>
          <table:table-cell table:number-columns-repeated="2" office:value-type="float" office:value="-0.009709677" calcext:value-type="float">
            <text:p>-0.009709677</text:p>
          </table:table-cell>
          <table:table-cell table:number-columns-repeated="2" office:value-type="float" office:value="-0.006473118" calcext:value-type="float">
            <text:p>-0.006473118</text:p>
          </table:table-cell>
          <table:table-cell office:value-type="float" office:value="-0.012946237" calcext:value-type="float">
            <text:p>-0.012946237</text:p>
          </table:table-cell>
          <table:table-cell table:number-columns-repeated="2" office:value-type="float" office:value="-0.009709677" calcext:value-type="float">
            <text:p>-0.009709677</text:p>
          </table:table-cell>
          <table:table-cell office:value-type="float" office:value="-0.006473118" calcext:value-type="float">
            <text:p>-0.006473118</text:p>
          </table:table-cell>
          <table:table-cell table:number-columns-repeated="5" office:value-type="float" office:value="-0.009709677" calcext:value-type="float">
            <text:p>-0.009709677</text:p>
          </table:table-cell>
          <table:table-cell table:number-columns-repeated="2" office:value-type="float" office:value="-0.006473118" calcext:value-type="float">
            <text:p>-0.006473118</text:p>
          </table:table-cell>
          <table:table-cell table:number-columns-repeated="2" office:value-type="float" office:value="-0.009709677" calcext:value-type="float">
            <text:p>-0.009709677</text:p>
          </table:table-cell>
          <table:table-cell table:number-columns-repeated="5" office:value-type="float" office:value="-0.006473118" calcext:value-type="float">
            <text:p>-0.006473118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-0.009709677" calcext:value-type="float">
            <text:p>-0.009709677</text:p>
          </table:table-cell>
          <table:table-cell table:number-columns-repeated="2" office:value-type="float" office:value="-0.006473118" calcext:value-type="float">
            <text:p>-0.006473118</text:p>
          </table:table-cell>
          <table:table-cell table:number-columns-repeated="3" office:value-type="float" office:value="-0.003236559" calcext:value-type="float">
            <text:p>-0.003236559</text:p>
          </table:table-cell>
          <table:table-cell office:value-type="float" office:value="-0.006473118" calcext:value-type="float">
            <text:p>-0.006473118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-0.012946237" calcext:value-type="float">
            <text:p>-0.012946237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-0.012946237" calcext:value-type="float">
            <text:p>-0.012946237</text:p>
          </table:table-cell>
          <table:table-cell office:value-type="float" office:value="-0.019419355" calcext:value-type="float">
            <text:p>-0.019419355</text:p>
          </table:table-cell>
          <table:table-cell office:value-type="float" office:value="-0.029129032" calcext:value-type="float">
            <text:p>-0.029129032</text:p>
          </table:table-cell>
          <table:table-cell office:value-type="float" office:value="-0.035602151" calcext:value-type="float">
            <text:p>-0.035602151</text:p>
          </table:table-cell>
          <table:table-cell office:value-type="float" office:value="-0.045311828" calcext:value-type="float">
            <text:p>-0.045311828</text:p>
          </table:table-cell>
          <table:table-cell office:value-type="float" office:value="-0.055021505" calcext:value-type="float">
            <text:p>-0.055021505</text:p>
          </table:table-cell>
          <table:table-cell office:value-type="float" office:value="-0.058258065" calcext:value-type="float">
            <text:p>-0.058258065</text:p>
          </table:table-cell>
          <table:table-cell office:value-type="float" office:value="-0.045311828" calcext:value-type="float">
            <text:p>-0.045311828</text:p>
          </table:table-cell>
          <table:table-cell office:value-type="float" office:value="-0.032365591" calcext:value-type="float">
            <text:p>-0.032365591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.022655914" calcext:value-type="float">
            <text:p>0.022655914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0.025892473" calcext:value-type="float">
            <text:p>0.025892473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" calcext:value-type="float">
            <text:p>0</text:p>
          </table:table-cell>
          <table:table-cell office:value-type="float" office:value="-0.006473118" calcext:value-type="float">
            <text:p>-0.006473118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" calcext:value-type="float">
            <text:p>0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03236559" calcext:value-type="float">
            <text:p>0.003236559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.012946237" calcext:value-type="float">
            <text:p>0.012946237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.006473118" calcext:value-type="float">
            <text:p>0.006473118</text:p>
          </table:table-cell>
          <table:table-cell table:number-columns-repeated="3" office:value-type="float" office:value="0.009709677" calcext:value-type="float">
            <text:p>0.009709677</text:p>
          </table:table-cell>
          <table:table-cell table:number-columns-repeated="2" office:value-type="float" office:value="0.006473118" calcext:value-type="float">
            <text:p>0.006473118</text:p>
          </table:table-cell>
          <table:table-cell office:value-type="float" office:value="0.009709677" calcext:value-type="float">
            <text:p>0.009709677</text:p>
          </table:table-cell>
          <table:table-cell table:number-columns-repeated="2" office:value-type="float" office:value="0.006473118" calcext:value-type="float">
            <text:p>0.006473118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03236559" calcext:value-type="float">
            <text:p>0.003236559</text:p>
          </table:table-cell>
          <table:table-cell office:value-type="float" office:value="0.006473118" calcext:value-type="float">
            <text:p>0.006473118</text:p>
          </table:table-cell>
          <table:table-cell table:number-columns-repeated="2" office:value-type="float" office:value="0.003236559" calcext:value-type="float">
            <text:p>0.003236559</text:p>
          </table:table-cell>
          <table:table-cell office:value-type="float" office:value="0.006473118" calcext:value-type="float">
            <text:p>0.006473118</text:p>
          </table:table-cell>
          <table:table-cell table:number-columns-repeated="2" office:value-type="float" office:value="0.003236559" calcext:value-type="float">
            <text:p>0.003236559</text:p>
          </table:table-cell>
          <table:table-cell office:value-type="float" office:value="0.006473118" calcext:value-type="float">
            <text:p>0.006473118</text:p>
          </table:table-cell>
          <table:table-cell table:number-columns-repeated="2" office:value-type="float" office:value="0.003236559" calcext:value-type="float">
            <text:p>0.003236559</text:p>
          </table:table-cell>
          <table:table-cell office:value-type="float" office:value="0.006473118" calcext:value-type="float">
            <text:p>0.006473118</text:p>
          </table:table-cell>
          <table:table-cell table:number-columns-repeated="3" office:value-type="float" office:value="0.003236559" calcext:value-type="float">
            <text:p>0.003236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36559" calcext:value-type="float">
            <text:p>0.003236559</text:p>
          </table:table-cell>
          <table:table-cell office:value-type="float" office:value="0.012946237" calcext:value-type="float">
            <text:p>0.012946237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12946237" calcext:value-type="float">
            <text:p>0.012946237</text:p>
          </table:table-cell>
          <table:table-cell office:value-type="float" office:value="0.016182796" calcext:value-type="float">
            <text:p>0.016182796</text:p>
          </table:table-cell>
          <table:table-cell office:value-type="float" office:value="0.025892473" calcext:value-type="float">
            <text:p>0.025892473</text:p>
          </table:table-cell>
          <table:table-cell office:value-type="float" office:value="0.032365591" calcext:value-type="float">
            <text:p>0.032365591</text:p>
          </table:table-cell>
          <table:table-cell office:value-type="float" office:value="0.042075269" calcext:value-type="float">
            <text:p>0.042075269</text:p>
          </table:table-cell>
          <table:table-cell office:value-type="float" office:value="0.051784946" calcext:value-type="float">
            <text:p>0.051784946</text:p>
          </table:table-cell>
          <table:table-cell office:value-type="float" office:value="0.058258065" calcext:value-type="float">
            <text:p>0.058258065</text:p>
          </table:table-cell>
          <table:table-cell office:value-type="float" office:value="0.048548387" calcext:value-type="float">
            <text:p>0.048548387</text:p>
          </table:table-cell>
          <table:table-cell office:value-type="float" office:value="0.035602151" calcext:value-type="float">
            <text:p>0.035602151</text:p>
          </table:table-cell>
          <table:table-cell office:value-type="float" office:value="0.012946237" calcext:value-type="float">
            <text:p>0.012946237</text:p>
          </table:table-cell>
          <table:table-cell office:value-type="float" office:value="-0.006473118" calcext:value-type="float">
            <text:p>-0.006473118</text:p>
          </table:table-cell>
          <table:table-cell office:value-type="float" office:value="-0.003236559" calcext:value-type="float">
            <text:p>-0.003236559</text:p>
          </table:table-cell>
          <table:table-cell table:number-columns-repeated="2" office:value-type="float" office:value="-0.009709677" calcext:value-type="float">
            <text:p>-0.009709677</text:p>
          </table:table-cell>
          <table:table-cell office:value-type="float" office:value="-0.006473118" calcext:value-type="float">
            <text:p>-0.006473118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-0.006473118" calcext:value-type="float">
            <text:p>-0.006473118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-0.006473118" calcext:value-type="float">
            <text:p>-0.006473118</text:p>
          </table:table-cell>
          <table:table-cell table:number-columns-repeated="2" office:value-type="float" office:value="-0.009709677" calcext:value-type="float">
            <text:p>-0.009709677</text:p>
          </table:table-cell>
          <table:table-cell office:value-type="float" office:value="-0.003236559" calcext:value-type="float">
            <text:p>-0.003236559</text:p>
          </table:table-cell>
          <table:table-cell table:number-columns-repeated="4" office:value-type="float" office:value="-0.009709677" calcext:value-type="float">
            <text:p>-0.009709677</text:p>
          </table:table-cell>
          <table:table-cell office:value-type="float" office:value="-0.012946237" calcext:value-type="float">
            <text:p>-0.012946237</text:p>
          </table:table-cell>
          <table:table-cell office:value-type="float" office:value="-0.006473118" calcext:value-type="float">
            <text:p>-0.006473118</text:p>
          </table:table-cell>
          <table:table-cell office:value-type="float" office:value="-0.012946237" calcext:value-type="float">
            <text:p>-0.012946237</text:p>
          </table:table-cell>
          <table:table-cell table:number-columns-repeated="3" office:value-type="float" office:value="-0.009709677" calcext:value-type="float">
            <text:p>-0.009709677</text:p>
          </table:table-cell>
          <table:table-cell office:value-type="float" office:value="-0.012946237" calcext:value-type="float">
            <text:p>-0.012946237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-0.006473118" calcext:value-type="float">
            <text:p>-0.006473118</text:p>
          </table:table-cell>
          <table:table-cell table:number-columns-repeated="3" office:value-type="float" office:value="-0.009709677" calcext:value-type="float">
            <text:p>-0.009709677</text:p>
          </table:table-cell>
          <table:table-cell office:value-type="float" office:value="-0.012946237" calcext:value-type="float">
            <text:p>-0.012946237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-0.006473118" calcext:value-type="float">
            <text:p>-0.006473118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-0.006473118" calcext:value-type="float">
            <text:p>-0.006473118</text:p>
          </table:table-cell>
          <table:table-cell table:number-columns-repeated="2" office:value-type="float" office:value="-0.009709677" calcext:value-type="float">
            <text:p>-0.009709677</text:p>
          </table:table-cell>
          <table:table-cell table:number-columns-repeated="3" office:value-type="float" office:value="-0.006473118" calcext:value-type="float">
            <text:p>-0.006473118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-0.009709677" calcext:value-type="float">
            <text:p>-0.009709677</text:p>
          </table:table-cell>
          <table:table-cell table:number-columns-repeated="2" office:value-type="float" office:value="-0.006473118" calcext:value-type="float">
            <text:p>-0.006473118</text:p>
          </table:table-cell>
          <table:table-cell table:number-columns-repeated="2" office:value-type="float" office:value="-0.003236559" calcext:value-type="float">
            <text:p>-0.003236559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0.003236559" calcext:value-type="float">
            <text:p>0.003236559</text:p>
          </table:table-cell>
          <table:table-cell office:value-type="float" office:value="-0.003236559" calcext:value-type="float">
            <text:p>-0.003236559</text:p>
          </table:table-cell>
          <table:table-cell table:number-columns-repeated="2" office:value-type="float" office:value="-0.006473118" calcext:value-type="float">
            <text:p>-0.006473118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-0.016182796" calcext:value-type="float">
            <text:p>-0.016182796</text:p>
          </table:table-cell>
          <table:table-cell office:value-type="float" office:value="-0.022655914" calcext:value-type="float">
            <text:p>-0.022655914</text:p>
          </table:table-cell>
          <table:table-cell office:value-type="float" office:value="-0.029129032" calcext:value-type="float">
            <text:p>-0.029129032</text:p>
          </table:table-cell>
          <table:table-cell office:value-type="float" office:value="-0.042075269" calcext:value-type="float">
            <text:p>-0.042075269</text:p>
          </table:table-cell>
          <table:table-cell office:value-type="float" office:value="-0.045311828" calcext:value-type="float">
            <text:p>-0.045311828</text:p>
          </table:table-cell>
          <table:table-cell office:value-type="float" office:value="-0.058258065" calcext:value-type="float">
            <text:p>-0.058258065</text:p>
          </table:table-cell>
          <table:table-cell office:value-type="float" office:value="-0.051784946" calcext:value-type="float">
            <text:p>-0.051784946</text:p>
          </table:table-cell>
          <table:table-cell office:value-type="float" office:value="-0.022655914" calcext:value-type="float">
            <text:p>-0.022655914</text:p>
          </table:table-cell>
          <table:table-cell office:value-type="float" office:value="-0.016182796" calcext:value-type="float">
            <text:p>-0.016182796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.003236559" calcext:value-type="float">
            <text:p>0.003236559</text:p>
          </table:table-cell>
          <table:table-cell table:number-columns-repeated="2" office:value-type="float" office:value="0.006473118" calcext:value-type="float">
            <text:p>0.006473118</text:p>
          </table:table-cell>
          <table:table-cell table:number-columns-repeated="3" office:value-type="float" office:value="0.009709677" calcext:value-type="float">
            <text:p>0.009709677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03236559" calcext:value-type="float">
            <text:p>0.003236559</text:p>
          </table:table-cell>
          <table:table-cell table:number-columns-repeated="2" office:value-type="float" office:value="0.009709677" calcext:value-type="float">
            <text:p>0.009709677</text:p>
          </table:table-cell>
          <table:table-cell office:value-type="float" office:value="0.006473118" calcext:value-type="float">
            <text:p>0.006473118</text:p>
          </table:table-cell>
          <table:table-cell table:number-columns-repeated="2" office:value-type="float" office:value="0.009709677" calcext:value-type="float">
            <text:p>0.009709677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09709677" calcext:value-type="float">
            <text:p>0.009709677</text:p>
          </table:table-cell>
          <table:table-cell table:number-columns-repeated="2" office:value-type="float" office:value="0.006473118" calcext:value-type="float">
            <text:p>0.006473118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03236559" calcext:value-type="float">
            <text:p>0.003236559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03236559" calcext:value-type="float">
            <text:p>0.003236559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03236559" calcext:value-type="float">
            <text:p>0.003236559</text:p>
          </table:table-cell>
          <table:table-cell table:number-columns-repeated="2" office:value-type="float" office:value="0.006473118" calcext:value-type="float">
            <text:p>0.006473118</text:p>
          </table:table-cell>
          <table:table-cell office:value-type="float" office:value="0.003236559" calcext:value-type="float">
            <text:p>0.003236559</text:p>
          </table:table-cell>
          <table:table-cell table:number-columns-repeated="5" office:value-type="float" office:value="0.006473118" calcext:value-type="float">
            <text:p>0.006473118</text:p>
          </table:table-cell>
          <table:table-cell table:number-columns-repeated="3" office:value-type="float" office:value="0.003236559" calcext:value-type="float">
            <text:p>0.003236559</text:p>
          </table:table-cell>
          <table:table-cell table:number-columns-repeated="2" office:value-type="float" office:value="0.006473118" calcext:value-type="float">
            <text:p>0.006473118</text:p>
          </table:table-cell>
          <table:table-cell office:value-type="float" office:value="0.012946237" calcext:value-type="float">
            <text:p>0.012946237</text:p>
          </table:table-cell>
          <table:table-cell office:value-type="float" office:value="0.019419355" calcext:value-type="float">
            <text:p>0.019419355</text:p>
          </table:table-cell>
          <table:table-cell office:value-type="float" office:value="0.025892473" calcext:value-type="float">
            <text:p>0.025892473</text:p>
          </table:table-cell>
          <table:table-cell office:value-type="float" office:value="0.029129032" calcext:value-type="float">
            <text:p>0.029129032</text:p>
          </table:table-cell>
          <table:table-cell office:value-type="float" office:value="0.042075269" calcext:value-type="float">
            <text:p>0.042075269</text:p>
          </table:table-cell>
          <table:table-cell office:value-type="float" office:value="0.048548387" calcext:value-type="float">
            <text:p>0.048548387</text:p>
          </table:table-cell>
          <table:table-cell table:number-columns-repeated="2" office:value-type="float" office:value="0.055021505" calcext:value-type="float">
            <text:p>0.055021505</text:p>
          </table:table-cell>
          <table:table-cell office:value-type="float" office:value="0.03883871" calcext:value-type="float">
            <text:p>0.03883871</text:p>
          </table:table-cell>
          <table:table-cell office:value-type="float" office:value="0.022655914" calcext:value-type="float">
            <text:p>0.022655914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3236559" calcext:value-type="float">
            <text:p>-0.003236559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006473118" calcext:value-type="float">
            <text:p>-0.006473118</text:p>
          </table:table-cell>
          <table:table-cell office:value-type="float" office:value="-0.003236559" calcext:value-type="float">
            <text:p>-0.003236559</text:p>
          </table:table-cell>
          <table:table-cell table:number-columns-repeated="2" office:value-type="float" office:value="-0.009709677" calcext:value-type="float">
            <text:p>-0.009709677</text:p>
          </table:table-cell>
          <table:table-cell office:value-type="float" office:value="-0.006473118" calcext:value-type="float">
            <text:p>-0.006473118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-0.006473118" calcext:value-type="float">
            <text:p>-0.006473118</text:p>
          </table:table-cell>
          <table:table-cell office:value-type="float" office:value="-0.003236559" calcext:value-type="float">
            <text:p>-0.003236559</text:p>
          </table:table-cell>
          <table:table-cell table:number-columns-repeated="3" office:value-type="float" office:value="-0.006473118" calcext:value-type="float">
            <text:p>-0.006473118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-0.006473118" calcext:value-type="float">
            <text:p>-0.006473118</text:p>
          </table:table-cell>
          <table:table-cell table:number-columns-repeated="7" office:value-type="float" office:value="-0.009709677" calcext:value-type="float">
            <text:p>-0.009709677</text:p>
          </table:table-cell>
          <table:table-cell table:number-columns-repeated="3" office:value-type="float" office:value="-0.006473118" calcext:value-type="float">
            <text:p>-0.006473118</text:p>
          </table:table-cell>
          <table:table-cell office:value-type="float" office:value="-0.003236559" calcext:value-type="float">
            <text:p>-0.003236559</text:p>
          </table:table-cell>
          <table:table-cell table:number-columns-repeated="2" office:value-type="float" office:value="-0.009709677" calcext:value-type="float">
            <text:p>-0.009709677</text:p>
          </table:table-cell>
          <table:table-cell office:value-type="float" office:value="-0.016182796" calcext:value-type="float">
            <text:p>-0.016182796</text:p>
          </table:table-cell>
          <table:table-cell office:value-type="float" office:value="-0.006473118" calcext:value-type="float">
            <text:p>-0.006473118</text:p>
          </table:table-cell>
          <table:table-cell office:value-type="float" office:value="-0.012946237" calcext:value-type="float">
            <text:p>-0.012946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-0.016182796" calcext:value-type="float">
            <text:p>-0.016182796</text:p>
          </table:table-cell>
          <table:table-cell office:value-type="float" office:value="0.003236559" calcext:value-type="float">
            <text:p>0.003236559</text:p>
          </table:table-cell>
          <table:table-cell office:value-type="float" office:value="0.012946237" calcext:value-type="float">
            <text:p>0.012946237</text:p>
          </table:table-cell>
          <table:table-cell office:value-type="float" office:value="-0.006473118" calcext:value-type="float">
            <text:p>-0.006473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-0.006473118" calcext:value-type="float">
            <text:p>-0.006473118</text:p>
          </table:table-cell>
          <table:table-cell table:number-columns-repeated="2" office:value-type="float" office:value="-0.016182796" calcext:value-type="float">
            <text:p>-0.016182796</text:p>
          </table:table-cell>
          <table:table-cell office:value-type="float" office:value="-0.022655914" calcext:value-type="float">
            <text:p>-0.022655914</text:p>
          </table:table-cell>
          <table:table-cell office:value-type="float" office:value="-0.035602151" calcext:value-type="float">
            <text:p>-0.035602151</text:p>
          </table:table-cell>
          <table:table-cell office:value-type="float" office:value="-0.042075269" calcext:value-type="float">
            <text:p>-0.042075269</text:p>
          </table:table-cell>
          <table:table-cell office:value-type="float" office:value="-0.048548387" calcext:value-type="float">
            <text:p>-0.048548387</text:p>
          </table:table-cell>
          <table:table-cell table:number-columns-repeated="2" office:value-type="float" office:value="-0.058258065" calcext:value-type="float">
            <text:p>-0.058258065</text:p>
          </table:table-cell>
          <table:table-cell office:value-type="float" office:value="-0.035602151" calcext:value-type="float">
            <text:p>-0.035602151</text:p>
          </table:table-cell>
          <table:table-cell office:value-type="float" office:value="-0.019419355" calcext:value-type="float">
            <text:p>-0.0194193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6473118" calcext:value-type="float">
            <text:p>0.006473118</text:p>
          </table:table-cell>
          <table:table-cell table:number-columns-repeated="2" office:value-type="float" office:value="0.003236559" calcext:value-type="float">
            <text:p>0.003236559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" calcext:value-type="float">
            <text:p>0</text:p>
          </table:table-cell>
          <table:table-cell office:value-type="float" office:value="0.003236559" calcext:value-type="float">
            <text:p>0.003236559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12946237" calcext:value-type="float">
            <text:p>0.012946237</text:p>
          </table:table-cell>
          <table:table-cell office:value-type="float" office:value="0" calcext:value-type="float">
            <text:p>0</text:p>
          </table:table-cell>
          <table:table-cell office:value-type="float" office:value="0.003236559" calcext:value-type="float">
            <text:p>0.003236559</text:p>
          </table:table-cell>
          <table:table-cell table:number-columns-repeated="2" office:value-type="float" office:value="0.009709677" calcext:value-type="float">
            <text:p>0.0097096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9709677" calcext:value-type="float">
            <text:p>0.009709677</text:p>
          </table:table-cell>
          <table:table-cell office:value-type="float" office:value="0.012946237" calcext:value-type="float">
            <text:p>0.012946237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16182796" calcext:value-type="float">
            <text:p>0.016182796</text:p>
          </table:table-cell>
          <table:table-cell table:number-columns-repeated="3" office:value-type="float" office:value="0.006473118" calcext:value-type="float">
            <text:p>0.006473118</text:p>
          </table:table-cell>
          <table:table-cell table:number-columns-repeated="3" office:value-type="float" office:value="0.009709677" calcext:value-type="float">
            <text:p>0.009709677</text:p>
          </table:table-cell>
          <table:table-cell office:value-type="float" office:value="0.006473118" calcext:value-type="float">
            <text:p>0.006473118</text:p>
          </table:table-cell>
          <table:table-cell table:number-columns-repeated="2" office:value-type="float" office:value="0.003236559" calcext:value-type="float">
            <text:p>0.003236559</text:p>
          </table:table-cell>
          <table:table-cell office:value-type="float" office:value="0.012946237" calcext:value-type="float">
            <text:p>0.012946237</text:p>
          </table:table-cell>
          <table:table-cell table:number-columns-repeated="2" office:value-type="float" office:value="0.003236559" calcext:value-type="float">
            <text:p>0.003236559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09709677" calcext:value-type="float">
            <text:p>0.009709677</text:p>
          </table:table-cell>
          <table:table-cell table:number-columns-repeated="2" office:value-type="float" office:value="0.006473118" calcext:value-type="float">
            <text:p>0.006473118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" calcext:value-type="float">
            <text:p>0</text:p>
          </table:table-cell>
          <table:table-cell office:value-type="float" office:value="0.003236559" calcext:value-type="float">
            <text:p>0.003236559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3236559" calcext:value-type="float">
            <text:p>-0.003236559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.012946237" calcext:value-type="float">
            <text:p>0.012946237</text:p>
          </table:table-cell>
          <table:table-cell office:value-type="float" office:value="0.019419355" calcext:value-type="float">
            <text:p>0.019419355</text:p>
          </table:table-cell>
          <table:table-cell office:value-type="float" office:value="0.022655914" calcext:value-type="float">
            <text:p>0.022655914</text:p>
          </table:table-cell>
          <table:table-cell office:value-type="float" office:value="0.029129032" calcext:value-type="float">
            <text:p>0.029129032</text:p>
          </table:table-cell>
          <table:table-cell office:value-type="float" office:value="0.042075269" calcext:value-type="float">
            <text:p>0.042075269</text:p>
          </table:table-cell>
          <table:table-cell office:value-type="float" office:value="0.045311828" calcext:value-type="float">
            <text:p>0.045311828</text:p>
          </table:table-cell>
          <table:table-cell office:value-type="float" office:value="0.058258065" calcext:value-type="float">
            <text:p>0.058258065</text:p>
          </table:table-cell>
          <table:table-cell office:value-type="float" office:value="0.055021505" calcext:value-type="float">
            <text:p>0.055021505</text:p>
          </table:table-cell>
          <table:table-cell office:value-type="float" office:value="0.035602151" calcext:value-type="float">
            <text:p>0.035602151</text:p>
          </table:table-cell>
          <table:table-cell office:value-type="float" office:value="0.019419355" calcext:value-type="float">
            <text:p>0.019419355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-0.006473118" calcext:value-type="float">
            <text:p>-0.006473118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0.003236559" calcext:value-type="float">
            <text:p>0.003236559</text:p>
          </table:table-cell>
          <table:table-cell table:number-columns-repeated="5" office:value-type="float" office:value="-0.006473118" calcext:value-type="float">
            <text:p>-0.006473118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0" calcext:value-type="float">
            <text:p>0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-0.006473118" calcext:value-type="float">
            <text:p>-0.006473118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0" calcext:value-type="float">
            <text:p>0</text:p>
          </table:table-cell>
          <table:table-cell office:value-type="float" office:value="-0.012946237" calcext:value-type="float">
            <text:p>-0.012946237</text:p>
          </table:table-cell>
          <table:table-cell table:number-columns-repeated="2" office:value-type="float" office:value="-0.006473118" calcext:value-type="float">
            <text:p>-0.006473118</text:p>
          </table:table-cell>
          <table:table-cell office:value-type="float" office:value="-0.003236559" calcext:value-type="float">
            <text:p>-0.003236559</text:p>
          </table:table-cell>
          <table:table-cell table:number-columns-repeated="2" office:value-type="float" office:value="-0.009709677" calcext:value-type="float">
            <text:p>-0.009709677</text:p>
          </table:table-cell>
          <table:table-cell table:number-columns-repeated="2" office:value-type="float" office:value="-0.006473118" calcext:value-type="float">
            <text:p>-0.006473118</text:p>
          </table:table-cell>
          <table:table-cell office:value-type="float" office:value="-0.019419355" calcext:value-type="float">
            <text:p>-0.019419355</text:p>
          </table:table-cell>
          <table:table-cell office:value-type="float" office:value="-0.006473118" calcext:value-type="float">
            <text:p>-0.006473118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-0.006473118" calcext:value-type="float">
            <text:p>-0.006473118</text:p>
          </table:table-cell>
          <table:table-cell office:value-type="float" office:value="0.003236559" calcext:value-type="float">
            <text:p>0.003236559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-0.006473118" calcext:value-type="float">
            <text:p>-0.006473118</text:p>
          </table:table-cell>
          <table:table-cell office:value-type="float" office:value="0.003236559" calcext:value-type="float">
            <text:p>0.003236559</text:p>
          </table:table-cell>
          <table:table-cell office:value-type="float" office:value="-0.003236559" calcext:value-type="float">
            <text:p>-0.003236559</text:p>
          </table:table-cell>
          <table:table-cell table:number-columns-repeated="2" office:value-type="float" office:value="-0.006473118" calcext:value-type="float">
            <text:p>-0.006473118</text:p>
          </table:table-cell>
          <table:table-cell table:number-columns-repeated="2" office:value-type="float" office:value="-0.003236559" calcext:value-type="float">
            <text:p>-0.003236559</text:p>
          </table:table-cell>
          <table:table-cell table:number-columns-repeated="2" office:value-type="float" office:value="-0.006473118" calcext:value-type="float">
            <text:p>-0.006473118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0" calcext:value-type="float">
            <text:p>0</text:p>
          </table:table-cell>
          <table:table-cell office:value-type="float" office:value="0.003236559" calcext:value-type="float">
            <text:p>0.003236559</text:p>
          </table:table-cell>
          <table:table-cell office:value-type="float" office:value="-0.006473118" calcext:value-type="float">
            <text:p>-0.006473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6473118" calcext:value-type="float">
            <text:p>-0.006473118</text:p>
          </table:table-cell>
          <table:table-cell office:value-type="float" office:value="-0.009709677" calcext:value-type="float">
            <text:p>-0.009709677</text:p>
          </table:table-cell>
          <table:table-cell office:value-type="float" office:value="-0.019419355" calcext:value-type="float">
            <text:p>-0.019419355</text:p>
          </table:table-cell>
          <table:table-cell office:value-type="float" office:value="-0.025892473" calcext:value-type="float">
            <text:p>-0.025892473</text:p>
          </table:table-cell>
          <table:table-cell office:value-type="float" office:value="-0.032365591" calcext:value-type="float">
            <text:p>-0.032365591</text:p>
          </table:table-cell>
          <table:table-cell office:value-type="float" office:value="-0.042075269" calcext:value-type="float">
            <text:p>-0.042075269</text:p>
          </table:table-cell>
          <table:table-cell office:value-type="float" office:value="-0.048548387" calcext:value-type="float">
            <text:p>-0.048548387</text:p>
          </table:table-cell>
          <table:table-cell table:number-columns-repeated="2" office:value-type="float" office:value="-0.055021505" calcext:value-type="float">
            <text:p>-0.055021505</text:p>
          </table:table-cell>
          <table:table-cell office:value-type="float" office:value="-0.035602151" calcext:value-type="float">
            <text:p>-0.035602151</text:p>
          </table:table-cell>
          <table:table-cell office:value-type="float" office:value="-0.019419355" calcext:value-type="float">
            <text:p>-0.019419355</text:p>
          </table:table-cell>
          <table:table-cell office:value-type="float" office:value="0.003236559" calcext:value-type="float">
            <text:p>0.003236559</text:p>
          </table:table-cell>
          <table:table-cell table:number-columns-repeated="2" office:value-type="float" office:value="0.009709677" calcext:value-type="float">
            <text:p>0.009709677</text:p>
          </table:table-cell>
          <table:table-cell table:number-columns-repeated="4" office:value-type="float" office:value="0.003236559" calcext:value-type="float">
            <text:p>0.003236559</text:p>
          </table:table-cell>
          <table:table-cell office:value-type="float" office:value="0.006473118" calcext:value-type="float">
            <text:p>0.006473118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-0.003236559" calcext:value-type="float">
            <text:p>-0.003236559</text:p>
          </table:table-cell>
          <table:table-cell office:value-type="float" office:value="0.009709677" calcext:value-type="float">
            <text:p>0.009709677</text:p>
          </table:table-cell>
          <table:table-cell office:value-type="float" office:value="0.012946237" calcext:value-type="float">
            <text:p>0.012946237</text:p>
          </table:table-cell>
          <table:table-cell office:value-type="float" office:value="0.009709677" calcext:value-type="float">
            <text:p>0.009709677</text:p>
          </table:table-cell>
        </table:table-row>
        <table:table-row table:style-name="ro1">
          <table:table-cell table:number-columns-repeated="512"/>
        </table:table-row>
        <table:table-row table:style-name="ro1">
          <table:table-cell table:formula="of:=[.A12]/33*2000" office:value-type="float" office:value="0" calcext:value-type="float">
            <text:p>0</text:p>
          </table:table-cell>
          <table:table-cell table:formula="of:=[.B12]/33*2000" office:value-type="float" office:value="-0.196155090909091" calcext:value-type="float">
            <text:p>-0.1961550909</text:p>
          </table:table-cell>
          <table:table-cell table:formula="of:=[.C12]/33*2000" office:value-type="float" office:value="-0.588465272727273" calcext:value-type="float">
            <text:p>-0.5884652727</text:p>
          </table:table-cell>
          <table:table-cell table:formula="of:=[.D12]/33*2000" office:value-type="float" office:value="-0.588465272727273" calcext:value-type="float">
            <text:p>-0.5884652727</text:p>
          </table:table-cell>
          <table:table-cell table:formula="of:=[.E12]/33*2000" office:value-type="float" office:value="-0.588465272727273" calcext:value-type="float">
            <text:p>-0.5884652727</text:p>
          </table:table-cell>
          <table:table-cell table:formula="of:=[.F12]/33*2000" office:value-type="float" office:value="-0.196155090909091" calcext:value-type="float">
            <text:p>-0.1961550909</text:p>
          </table:table-cell>
          <table:table-cell table:formula="of:=[.G12]/33*2000" office:value-type="float" office:value="-0.588465272727273" calcext:value-type="float">
            <text:p>-0.5884652727</text:p>
          </table:table-cell>
          <table:table-cell table:formula="of:=[.H12]/33*2000" office:value-type="float" office:value="-0.196155090909091" calcext:value-type="float">
            <text:p>-0.1961550909</text:p>
          </table:table-cell>
          <table:table-cell table:formula="of:=[.I12]/33*2000" office:value-type="float" office:value="-0.392310181818182" calcext:value-type="float">
            <text:p>-0.3923101818</text:p>
          </table:table-cell>
          <table:table-cell table:formula="of:=[.J12]/33*2000" office:value-type="float" office:value="-0.588465272727273" calcext:value-type="float">
            <text:p>-0.5884652727</text:p>
          </table:table-cell>
          <table:table-cell table:formula="of:=[.K12]/33*2000" office:value-type="float" office:value="-0.588465272727273" calcext:value-type="float">
            <text:p>-0.5884652727</text:p>
          </table:table-cell>
          <table:table-cell table:formula="of:=[.L12]/33*2000" office:value-type="float" office:value="-0.392310181818182" calcext:value-type="float">
            <text:p>-0.3923101818</text:p>
          </table:table-cell>
          <table:table-cell table:formula="of:=[.M12]/33*2000" office:value-type="float" office:value="-0.392310181818182" calcext:value-type="float">
            <text:p>-0.3923101818</text:p>
          </table:table-cell>
          <table:table-cell table:formula="of:=[.N12]/33*2000" office:value-type="float" office:value="-0.784620424242424" calcext:value-type="float">
            <text:p>-0.7846204242</text:p>
          </table:table-cell>
          <table:table-cell table:formula="of:=[.O12]/33*2000" office:value-type="float" office:value="-0.588465272727273" calcext:value-type="float">
            <text:p>-0.5884652727</text:p>
          </table:table-cell>
          <table:table-cell table:formula="of:=[.P12]/33*2000" office:value-type="float" office:value="-0.588465272727273" calcext:value-type="float">
            <text:p>-0.5884652727</text:p>
          </table:table-cell>
          <table:table-cell table:formula="of:=[.Q12]/33*2000" office:value-type="float" office:value="-0.784620424242424" calcext:value-type="float">
            <text:p>-0.7846204242</text:p>
          </table:table-cell>
          <table:table-cell table:formula="of:=[.R12]/33*2000" office:value-type="float" office:value="-0.392310181818182" calcext:value-type="float">
            <text:p>-0.3923101818</text:p>
          </table:table-cell>
          <table:table-cell table:formula="of:=[.S12]/33*2000" office:value-type="float" office:value="-0.588465272727273" calcext:value-type="float">
            <text:p>-0.5884652727</text:p>
          </table:table-cell>
          <table:table-cell table:formula="of:=[.T12]/33*2000" office:value-type="float" office:value="-0.392310181818182" calcext:value-type="float">
            <text:p>-0.3923101818</text:p>
          </table:table-cell>
          <table:table-cell table:formula="of:=[.U12]/33*2000" office:value-type="float" office:value="-0.588465272727273" calcext:value-type="float">
            <text:p>-0.5884652727</text:p>
          </table:table-cell>
          <table:table-cell table:formula="of:=[.V12]/33*2000" office:value-type="float" office:value="-0.588465272727273" calcext:value-type="float">
            <text:p>-0.5884652727</text:p>
          </table:table-cell>
          <table:table-cell table:formula="of:=[.W12]/33*2000" office:value-type="float" office:value="-0.392310181818182" calcext:value-type="float">
            <text:p>-0.3923101818</text:p>
          </table:table-cell>
          <table:table-cell table:formula="of:=[.X12]/33*2000" office:value-type="float" office:value="-0.392310181818182" calcext:value-type="float">
            <text:p>-0.3923101818</text:p>
          </table:table-cell>
          <table:table-cell table:formula="of:=[.Y12]/33*2000" office:value-type="float" office:value="-0.392310181818182" calcext:value-type="float">
            <text:p>-0.3923101818</text:p>
          </table:table-cell>
          <table:table-cell table:formula="of:=[.Z12]/33*2000" office:value-type="float" office:value="-0.196155090909091" calcext:value-type="float">
            <text:p>-0.1961550909</text:p>
          </table:table-cell>
          <table:table-cell table:formula="of:=[.AA12]/33*2000" office:value-type="float" office:value="-0.392310181818182" calcext:value-type="float">
            <text:p>-0.3923101818</text:p>
          </table:table-cell>
          <table:table-cell table:formula="of:=[.AB12]/33*2000" office:value-type="float" office:value="-0.392310181818182" calcext:value-type="float">
            <text:p>-0.3923101818</text:p>
          </table:table-cell>
          <table:table-cell table:formula="of:=[.AC12]/33*2000" office:value-type="float" office:value="-0.196155090909091" calcext:value-type="float">
            <text:p>-0.1961550909</text:p>
          </table:table-cell>
          <table:table-cell table:formula="of:=[.AD12]/33*2000" office:value-type="float" office:value="-0.196155090909091" calcext:value-type="float">
            <text:p>-0.1961550909</text:p>
          </table:table-cell>
          <table:table-cell table:formula="of:=[.AE12]/33*2000" office:value-type="float" office:value="-0.392310181818182" calcext:value-type="float">
            <text:p>-0.3923101818</text:p>
          </table:table-cell>
          <table:table-cell table:formula="of:=[.AF12]/33*2000" office:value-type="float" office:value="-0.392310181818182" calcext:value-type="float">
            <text:p>-0.3923101818</text:p>
          </table:table-cell>
          <table:table-cell table:formula="of:=[.AG12]/33*2000" office:value-type="float" office:value="-0.392310181818182" calcext:value-type="float">
            <text:p>-0.3923101818</text:p>
          </table:table-cell>
          <table:table-cell table:formula="of:=[.AH12]/33*2000" office:value-type="float" office:value="-0.588465272727273" calcext:value-type="float">
            <text:p>-0.5884652727</text:p>
          </table:table-cell>
          <table:table-cell table:formula="of:=[.AI12]/33*2000" office:value-type="float" office:value="-0.392310181818182" calcext:value-type="float">
            <text:p>-0.3923101818</text:p>
          </table:table-cell>
          <table:table-cell table:formula="of:=[.AJ12]/33*2000" office:value-type="float" office:value="-0.196155090909091" calcext:value-type="float">
            <text:p>-0.1961550909</text:p>
          </table:table-cell>
          <table:table-cell table:formula="of:=[.AK12]/33*2000" office:value-type="float" office:value="-0.196155090909091" calcext:value-type="float">
            <text:p>-0.1961550909</text:p>
          </table:table-cell>
          <table:table-cell table:formula="of:=[.AL12]/33*2000" office:value-type="float" office:value="0" calcext:value-type="float">
            <text:p>0</text:p>
          </table:table-cell>
          <table:table-cell table:formula="of:=[.AM12]/33*2000" office:value-type="float" office:value="-0.196155090909091" calcext:value-type="float">
            <text:p>-0.1961550909</text:p>
          </table:table-cell>
          <table:table-cell table:formula="of:=[.AN12]/33*2000" office:value-type="float" office:value="-0.196155090909091" calcext:value-type="float">
            <text:p>-0.1961550909</text:p>
          </table:table-cell>
          <table:table-cell table:formula="of:=[.AO12]/33*2000" office:value-type="float" office:value="-0.588465272727273" calcext:value-type="float">
            <text:p>-0.5884652727</text:p>
          </table:table-cell>
          <table:table-cell table:formula="of:=[.AP12]/33*2000" office:value-type="float" office:value="-0.588465272727273" calcext:value-type="float">
            <text:p>-0.5884652727</text:p>
          </table:table-cell>
          <table:table-cell table:formula="of:=[.AQ12]/33*2000" office:value-type="float" office:value="-1.17693060606061" calcext:value-type="float">
            <text:p>-1.1769306061</text:p>
          </table:table-cell>
          <table:table-cell table:formula="of:=[.AR12]/33*2000" office:value-type="float" office:value="-1.76539587878788" calcext:value-type="float">
            <text:p>-1.7653958788</text:p>
          </table:table-cell>
          <table:table-cell table:formula="of:=[.AS12]/33*2000" office:value-type="float" office:value="-2.15770612121212" calcext:value-type="float">
            <text:p>-2.1577061212</text:p>
          </table:table-cell>
          <table:table-cell table:formula="of:=[.AT12]/33*2000" office:value-type="float" office:value="-2.74617139393939" calcext:value-type="float">
            <text:p>-2.7461713939</text:p>
          </table:table-cell>
          <table:table-cell table:formula="of:=[.AU12]/33*2000" office:value-type="float" office:value="-3.33463666666667" calcext:value-type="float">
            <text:p>-3.3346366667</text:p>
          </table:table-cell>
          <table:table-cell table:formula="of:=[.AV12]/33*2000" office:value-type="float" office:value="-3.53079181818182" calcext:value-type="float">
            <text:p>-3.5307918182</text:p>
          </table:table-cell>
          <table:table-cell table:formula="of:=[.AW12]/33*2000" office:value-type="float" office:value="-2.5500163030303" calcext:value-type="float">
            <text:p>-2.550016303</text:p>
          </table:table-cell>
          <table:table-cell table:formula="of:=[.AX12]/33*2000" office:value-type="float" office:value="-1.56924078787879" calcext:value-type="float">
            <text:p>-1.5692407879</text:p>
          </table:table-cell>
          <table:table-cell table:formula="of:=[.AY12]/33*2000" office:value-type="float" office:value="-0.196155090909091" calcext:value-type="float">
            <text:p>-0.1961550909</text:p>
          </table:table-cell>
          <table:table-cell table:formula="of:=[.AZ12]/33*2000" office:value-type="float" office:value="0" calcext:value-type="float">
            <text:p>0</text:p>
          </table:table-cell>
          <table:table-cell table:formula="of:=[.BA12]/33*2000" office:value-type="float" office:value="0.392310181818182" calcext:value-type="float">
            <text:p>0.3923101818</text:p>
          </table:table-cell>
          <table:table-cell table:formula="of:=[.BB12]/33*2000" office:value-type="float" office:value="0.196155090909091" calcext:value-type="float">
            <text:p>0.1961550909</text:p>
          </table:table-cell>
          <table:table-cell table:formula="of:=[.BC12]/33*2000" office:value-type="float" office:value="0.392310181818182" calcext:value-type="float">
            <text:p>0.3923101818</text:p>
          </table:table-cell>
          <table:table-cell table:formula="of:=[.BD12]/33*2000" office:value-type="float" office:value="0.588465272727273" calcext:value-type="float">
            <text:p>0.5884652727</text:p>
          </table:table-cell>
          <table:table-cell table:formula="of:=[.BE12]/33*2000" office:value-type="float" office:value="0.196155090909091" calcext:value-type="float">
            <text:p>0.1961550909</text:p>
          </table:table-cell>
          <table:table-cell table:formula="of:=[.BF12]/33*2000" office:value-type="float" office:value="0.392310181818182" calcext:value-type="float">
            <text:p>0.3923101818</text:p>
          </table:table-cell>
          <table:table-cell table:formula="of:=[.BG12]/33*2000" office:value-type="float" office:value="0" calcext:value-type="float">
            <text:p>0</text:p>
          </table:table-cell>
          <table:table-cell table:formula="of:=[.BH12]/33*2000" office:value-type="float" office:value="0.392310181818182" calcext:value-type="float">
            <text:p>0.3923101818</text:p>
          </table:table-cell>
          <table:table-cell table:formula="of:=[.BI12]/33*2000" office:value-type="float" office:value="0.196155090909091" calcext:value-type="float">
            <text:p>0.1961550909</text:p>
          </table:table-cell>
          <table:table-cell table:formula="of:=[.BJ12]/33*2000" office:value-type="float" office:value="0.392310181818182" calcext:value-type="float">
            <text:p>0.3923101818</text:p>
          </table:table-cell>
          <table:table-cell table:formula="of:=[.BK12]/33*2000" office:value-type="float" office:value="0" calcext:value-type="float">
            <text:p>0</text:p>
          </table:table-cell>
          <table:table-cell table:formula="of:=[.BL12]/33*2000" office:value-type="float" office:value="0.588465272727273" calcext:value-type="float">
            <text:p>0.5884652727</text:p>
          </table:table-cell>
          <table:table-cell table:formula="of:=[.BM12]/33*2000" office:value-type="float" office:value="0.196155090909091" calcext:value-type="float">
            <text:p>0.1961550909</text:p>
          </table:table-cell>
          <table:table-cell table:formula="of:=[.BN12]/33*2000" office:value-type="float" office:value="0.588465272727273" calcext:value-type="float">
            <text:p>0.5884652727</text:p>
          </table:table-cell>
          <table:table-cell table:formula="of:=[.BO12]/33*2000" office:value-type="float" office:value="1.3730856969697" calcext:value-type="float">
            <text:p>1.373085697</text:p>
          </table:table-cell>
          <table:table-cell table:formula="of:=[.BP12]/33*2000" office:value-type="float" office:value="0.392310181818182" calcext:value-type="float">
            <text:p>0.3923101818</text:p>
          </table:table-cell>
          <table:table-cell table:formula="of:=[.BQ12]/33*2000" office:value-type="float" office:value="0.392310181818182" calcext:value-type="float">
            <text:p>0.3923101818</text:p>
          </table:table-cell>
          <table:table-cell table:formula="of:=[.BR12]/33*2000" office:value-type="float" office:value="0.588465272727273" calcext:value-type="float">
            <text:p>0.5884652727</text:p>
          </table:table-cell>
          <table:table-cell table:formula="of:=[.BS12]/33*2000" office:value-type="float" office:value="0.392310181818182" calcext:value-type="float">
            <text:p>0.3923101818</text:p>
          </table:table-cell>
          <table:table-cell table:formula="of:=[.BT12]/33*2000" office:value-type="float" office:value="0.784620424242424" calcext:value-type="float">
            <text:p>0.7846204242</text:p>
          </table:table-cell>
          <table:table-cell table:formula="of:=[.BU12]/33*2000" office:value-type="float" office:value="0.196155090909091" calcext:value-type="float">
            <text:p>0.1961550909</text:p>
          </table:table-cell>
          <table:table-cell table:formula="of:=[.BV12]/33*2000" office:value-type="float" office:value="0.392310181818182" calcext:value-type="float">
            <text:p>0.3923101818</text:p>
          </table:table-cell>
          <table:table-cell table:formula="of:=[.BW12]/33*2000" office:value-type="float" office:value="0.392310181818182" calcext:value-type="float">
            <text:p>0.3923101818</text:p>
          </table:table-cell>
          <table:table-cell table:formula="of:=[.BX12]/33*2000" office:value-type="float" office:value="0.196155090909091" calcext:value-type="float">
            <text:p>0.1961550909</text:p>
          </table:table-cell>
          <table:table-cell table:formula="of:=[.BY12]/33*2000" office:value-type="float" office:value="0.196155090909091" calcext:value-type="float">
            <text:p>0.1961550909</text:p>
          </table:table-cell>
          <table:table-cell table:formula="of:=[.BZ12]/33*2000" office:value-type="float" office:value="0.196155090909091" calcext:value-type="float">
            <text:p>0.1961550909</text:p>
          </table:table-cell>
          <table:table-cell table:formula="of:=[.CA12]/33*2000" office:value-type="float" office:value="0.196155090909091" calcext:value-type="float">
            <text:p>0.1961550909</text:p>
          </table:table-cell>
          <table:table-cell table:formula="of:=[.CB12]/33*2000" office:value-type="float" office:value="0.196155090909091" calcext:value-type="float">
            <text:p>0.1961550909</text:p>
          </table:table-cell>
          <table:table-cell table:formula="of:=[.CC12]/33*2000" office:value-type="float" office:value="0.196155090909091" calcext:value-type="float">
            <text:p>0.1961550909</text:p>
          </table:table-cell>
          <table:table-cell table:formula="of:=[.CD12]/33*2000" office:value-type="float" office:value="0" calcext:value-type="float">
            <text:p>0</text:p>
          </table:table-cell>
          <table:table-cell table:formula="of:=[.CE12]/33*2000" office:value-type="float" office:value="0" calcext:value-type="float">
            <text:p>0</text:p>
          </table:table-cell>
          <table:table-cell table:formula="of:=[.CF12]/33*2000" office:value-type="float" office:value="0" calcext:value-type="float">
            <text:p>0</text:p>
          </table:table-cell>
          <table:table-cell table:formula="of:=[.CG12]/33*2000" office:value-type="float" office:value="0.588465272727273" calcext:value-type="float">
            <text:p>0.5884652727</text:p>
          </table:table-cell>
          <table:table-cell table:formula="of:=[.CH12]/33*2000" office:value-type="float" office:value="0.588465272727273" calcext:value-type="float">
            <text:p>0.5884652727</text:p>
          </table:table-cell>
          <table:table-cell table:formula="of:=[.CI12]/33*2000" office:value-type="float" office:value="0.784620424242424" calcext:value-type="float">
            <text:p>0.7846204242</text:p>
          </table:table-cell>
          <table:table-cell table:formula="of:=[.CJ12]/33*2000" office:value-type="float" office:value="1.17693060606061" calcext:value-type="float">
            <text:p>1.1769306061</text:p>
          </table:table-cell>
          <table:table-cell table:formula="of:=[.CK12]/33*2000" office:value-type="float" office:value="1.56924078787879" calcext:value-type="float">
            <text:p>1.5692407879</text:p>
          </table:table-cell>
          <table:table-cell table:formula="of:=[.CL12]/33*2000" office:value-type="float" office:value="2.15770612121212" calcext:value-type="float">
            <text:p>2.1577061212</text:p>
          </table:table-cell>
          <table:table-cell table:formula="of:=[.CM12]/33*2000" office:value-type="float" office:value="2.5500163030303" calcext:value-type="float">
            <text:p>2.550016303</text:p>
          </table:table-cell>
          <table:table-cell table:formula="of:=[.CN12]/33*2000" office:value-type="float" office:value="3.13848157575758" calcext:value-type="float">
            <text:p>3.1384815758</text:p>
          </table:table-cell>
          <table:table-cell table:formula="of:=[.CO12]/33*2000" office:value-type="float" office:value="3.53079181818182" calcext:value-type="float">
            <text:p>3.5307918182</text:p>
          </table:table-cell>
          <table:table-cell table:formula="of:=[.CP12]/33*2000" office:value-type="float" office:value="0.392310181818182" calcext:value-type="float">
            <text:p>0.3923101818</text:p>
          </table:table-cell>
          <table:table-cell table:formula="of:=[.CQ12]/33*2000" office:value-type="float" office:value="1.3730856969697" calcext:value-type="float">
            <text:p>1.373085697</text:p>
          </table:table-cell>
          <table:table-cell table:formula="of:=[.CR12]/33*2000" office:value-type="float" office:value="0.392310181818182" calcext:value-type="float">
            <text:p>0.3923101818</text:p>
          </table:table-cell>
          <table:table-cell table:formula="of:=[.CS12]/33*2000" office:value-type="float" office:value="-0.392310181818182" calcext:value-type="float">
            <text:p>-0.3923101818</text:p>
          </table:table-cell>
          <table:table-cell table:formula="of:=[.CT12]/33*2000" office:value-type="float" office:value="-0.392310181818182" calcext:value-type="float">
            <text:p>-0.3923101818</text:p>
          </table:table-cell>
          <table:table-cell table:formula="of:=[.CU12]/33*2000" office:value-type="float" office:value="-0.392310181818182" calcext:value-type="float">
            <text:p>-0.3923101818</text:p>
          </table:table-cell>
          <table:table-cell table:formula="of:=[.CV12]/33*2000" office:value-type="float" office:value="0" calcext:value-type="float">
            <text:p>0</text:p>
          </table:table-cell>
          <table:table-cell table:formula="of:=[.CW12]/33*2000" office:value-type="float" office:value="0" calcext:value-type="float">
            <text:p>0</text:p>
          </table:table-cell>
          <table:table-cell table:formula="of:=[.CX12]/33*2000" office:value-type="float" office:value="-0.196155090909091" calcext:value-type="float">
            <text:p>-0.1961550909</text:p>
          </table:table-cell>
          <table:table-cell table:formula="of:=[.CY12]/33*2000" office:value-type="float" office:value="-0.588465272727273" calcext:value-type="float">
            <text:p>-0.5884652727</text:p>
          </table:table-cell>
          <table:table-cell table:formula="of:=[.CZ12]/33*2000" office:value-type="float" office:value="-0.392310181818182" calcext:value-type="float">
            <text:p>-0.3923101818</text:p>
          </table:table-cell>
          <table:table-cell table:formula="of:=[.DA12]/33*2000" office:value-type="float" office:value="-0.588465272727273" calcext:value-type="float">
            <text:p>-0.5884652727</text:p>
          </table:table-cell>
          <table:table-cell table:formula="of:=[.DB12]/33*2000" office:value-type="float" office:value="-0.588465272727273" calcext:value-type="float">
            <text:p>-0.5884652727</text:p>
          </table:table-cell>
          <table:table-cell table:formula="of:=[.DC12]/33*2000" office:value-type="float" office:value="-0.196155090909091" calcext:value-type="float">
            <text:p>-0.1961550909</text:p>
          </table:table-cell>
          <table:table-cell table:formula="of:=[.DD12]/33*2000" office:value-type="float" office:value="-0.588465272727273" calcext:value-type="float">
            <text:p>-0.5884652727</text:p>
          </table:table-cell>
          <table:table-cell table:formula="of:=[.DE12]/33*2000" office:value-type="float" office:value="-0.588465272727273" calcext:value-type="float">
            <text:p>-0.5884652727</text:p>
          </table:table-cell>
          <table:table-cell table:formula="of:=[.DF12]/33*2000" office:value-type="float" office:value="-0.588465272727273" calcext:value-type="float">
            <text:p>-0.5884652727</text:p>
          </table:table-cell>
          <table:table-cell table:formula="of:=[.DG12]/33*2000" office:value-type="float" office:value="-0.588465272727273" calcext:value-type="float">
            <text:p>-0.5884652727</text:p>
          </table:table-cell>
          <table:table-cell table:formula="of:=[.DH12]/33*2000" office:value-type="float" office:value="-0.392310181818182" calcext:value-type="float">
            <text:p>-0.3923101818</text:p>
          </table:table-cell>
          <table:table-cell table:formula="of:=[.DI12]/33*2000" office:value-type="float" office:value="-0.588465272727273" calcext:value-type="float">
            <text:p>-0.5884652727</text:p>
          </table:table-cell>
          <table:table-cell table:formula="of:=[.DJ12]/33*2000" office:value-type="float" office:value="-0.588465272727273" calcext:value-type="float">
            <text:p>-0.5884652727</text:p>
          </table:table-cell>
          <table:table-cell table:formula="of:=[.DK12]/33*2000" office:value-type="float" office:value="-0.392310181818182" calcext:value-type="float">
            <text:p>-0.3923101818</text:p>
          </table:table-cell>
          <table:table-cell table:formula="of:=[.DL12]/33*2000" office:value-type="float" office:value="-0.392310181818182" calcext:value-type="float">
            <text:p>-0.3923101818</text:p>
          </table:table-cell>
          <table:table-cell table:formula="of:=[.DM12]/33*2000" office:value-type="float" office:value="-0.784620424242424" calcext:value-type="float">
            <text:p>-0.7846204242</text:p>
          </table:table-cell>
          <table:table-cell table:formula="of:=[.DN12]/33*2000" office:value-type="float" office:value="-0.588465272727273" calcext:value-type="float">
            <text:p>-0.5884652727</text:p>
          </table:table-cell>
          <table:table-cell table:formula="of:=[.DO12]/33*2000" office:value-type="float" office:value="-0.588465272727273" calcext:value-type="float">
            <text:p>-0.5884652727</text:p>
          </table:table-cell>
          <table:table-cell table:formula="of:=[.DP12]/33*2000" office:value-type="float" office:value="-0.392310181818182" calcext:value-type="float">
            <text:p>-0.3923101818</text:p>
          </table:table-cell>
          <table:table-cell table:formula="of:=[.DQ12]/33*2000" office:value-type="float" office:value="-0.588465272727273" calcext:value-type="float">
            <text:p>-0.5884652727</text:p>
          </table:table-cell>
          <table:table-cell table:formula="of:=[.DR12]/33*2000" office:value-type="float" office:value="-0.588465272727273" calcext:value-type="float">
            <text:p>-0.5884652727</text:p>
          </table:table-cell>
          <table:table-cell table:formula="of:=[.DS12]/33*2000" office:value-type="float" office:value="-0.588465272727273" calcext:value-type="float">
            <text:p>-0.5884652727</text:p>
          </table:table-cell>
          <table:table-cell table:formula="of:=[.DT12]/33*2000" office:value-type="float" office:value="-0.588465272727273" calcext:value-type="float">
            <text:p>-0.5884652727</text:p>
          </table:table-cell>
          <table:table-cell table:formula="of:=[.DU12]/33*2000" office:value-type="float" office:value="-0.588465272727273" calcext:value-type="float">
            <text:p>-0.5884652727</text:p>
          </table:table-cell>
          <table:table-cell table:formula="of:=[.DV12]/33*2000" office:value-type="float" office:value="-0.392310181818182" calcext:value-type="float">
            <text:p>-0.3923101818</text:p>
          </table:table-cell>
          <table:table-cell table:formula="of:=[.DW12]/33*2000" office:value-type="float" office:value="-0.392310181818182" calcext:value-type="float">
            <text:p>-0.3923101818</text:p>
          </table:table-cell>
          <table:table-cell table:formula="of:=[.DX12]/33*2000" office:value-type="float" office:value="-0.588465272727273" calcext:value-type="float">
            <text:p>-0.5884652727</text:p>
          </table:table-cell>
          <table:table-cell table:formula="of:=[.DY12]/33*2000" office:value-type="float" office:value="-0.588465272727273" calcext:value-type="float">
            <text:p>-0.5884652727</text:p>
          </table:table-cell>
          <table:table-cell table:formula="of:=[.DZ12]/33*2000" office:value-type="float" office:value="-0.392310181818182" calcext:value-type="float">
            <text:p>-0.3923101818</text:p>
          </table:table-cell>
          <table:table-cell table:formula="of:=[.EA12]/33*2000" office:value-type="float" office:value="-0.392310181818182" calcext:value-type="float">
            <text:p>-0.3923101818</text:p>
          </table:table-cell>
          <table:table-cell table:formula="of:=[.EB12]/33*2000" office:value-type="float" office:value="-0.392310181818182" calcext:value-type="float">
            <text:p>-0.3923101818</text:p>
          </table:table-cell>
          <table:table-cell table:formula="of:=[.EC12]/33*2000" office:value-type="float" office:value="-0.392310181818182" calcext:value-type="float">
            <text:p>-0.3923101818</text:p>
          </table:table-cell>
          <table:table-cell table:formula="of:=[.ED12]/33*2000" office:value-type="float" office:value="-0.392310181818182" calcext:value-type="float">
            <text:p>-0.3923101818</text:p>
          </table:table-cell>
          <table:table-cell table:formula="of:=[.EE12]/33*2000" office:value-type="float" office:value="-0.196155090909091" calcext:value-type="float">
            <text:p>-0.1961550909</text:p>
          </table:table-cell>
          <table:table-cell table:formula="of:=[.EF12]/33*2000" office:value-type="float" office:value="-0.588465272727273" calcext:value-type="float">
            <text:p>-0.5884652727</text:p>
          </table:table-cell>
          <table:table-cell table:formula="of:=[.EG12]/33*2000" office:value-type="float" office:value="-0.392310181818182" calcext:value-type="float">
            <text:p>-0.3923101818</text:p>
          </table:table-cell>
          <table:table-cell table:formula="of:=[.EH12]/33*2000" office:value-type="float" office:value="-0.392310181818182" calcext:value-type="float">
            <text:p>-0.3923101818</text:p>
          </table:table-cell>
          <table:table-cell table:formula="of:=[.EI12]/33*2000" office:value-type="float" office:value="-0.196155090909091" calcext:value-type="float">
            <text:p>-0.1961550909</text:p>
          </table:table-cell>
          <table:table-cell table:formula="of:=[.EJ12]/33*2000" office:value-type="float" office:value="-0.196155090909091" calcext:value-type="float">
            <text:p>-0.1961550909</text:p>
          </table:table-cell>
          <table:table-cell table:formula="of:=[.EK12]/33*2000" office:value-type="float" office:value="-0.196155090909091" calcext:value-type="float">
            <text:p>-0.1961550909</text:p>
          </table:table-cell>
          <table:table-cell table:formula="of:=[.EL12]/33*2000" office:value-type="float" office:value="-0.392310181818182" calcext:value-type="float">
            <text:p>-0.3923101818</text:p>
          </table:table-cell>
          <table:table-cell table:formula="of:=[.EM12]/33*2000" office:value-type="float" office:value="-0.196155090909091" calcext:value-type="float">
            <text:p>-0.1961550909</text:p>
          </table:table-cell>
          <table:table-cell table:formula="of:=[.EN12]/33*2000" office:value-type="float" office:value="-0.784620424242424" calcext:value-type="float">
            <text:p>-0.7846204242</text:p>
          </table:table-cell>
          <table:table-cell table:formula="of:=[.EO12]/33*2000" office:value-type="float" office:value="-0.588465272727273" calcext:value-type="float">
            <text:p>-0.5884652727</text:p>
          </table:table-cell>
          <table:table-cell table:formula="of:=[.EP12]/33*2000" office:value-type="float" office:value="-0.784620424242424" calcext:value-type="float">
            <text:p>-0.7846204242</text:p>
          </table:table-cell>
          <table:table-cell table:formula="of:=[.EQ12]/33*2000" office:value-type="float" office:value="-1.17693060606061" calcext:value-type="float">
            <text:p>-1.1769306061</text:p>
          </table:table-cell>
          <table:table-cell table:formula="of:=[.ER12]/33*2000" office:value-type="float" office:value="-1.76539587878788" calcext:value-type="float">
            <text:p>-1.7653958788</text:p>
          </table:table-cell>
          <table:table-cell table:formula="of:=[.ES12]/33*2000" office:value-type="float" office:value="-2.15770612121212" calcext:value-type="float">
            <text:p>-2.1577061212</text:p>
          </table:table-cell>
          <table:table-cell table:formula="of:=[.ET12]/33*2000" office:value-type="float" office:value="-2.74617139393939" calcext:value-type="float">
            <text:p>-2.7461713939</text:p>
          </table:table-cell>
          <table:table-cell table:formula="of:=[.EU12]/33*2000" office:value-type="float" office:value="-3.33463666666667" calcext:value-type="float">
            <text:p>-3.3346366667</text:p>
          </table:table-cell>
          <table:table-cell table:formula="of:=[.EV12]/33*2000" office:value-type="float" office:value="-3.53079181818182" calcext:value-type="float">
            <text:p>-3.5307918182</text:p>
          </table:table-cell>
          <table:table-cell table:formula="of:=[.EW12]/33*2000" office:value-type="float" office:value="-2.74617139393939" calcext:value-type="float">
            <text:p>-2.7461713939</text:p>
          </table:table-cell>
          <table:table-cell table:formula="of:=[.EX12]/33*2000" office:value-type="float" office:value="-1.96155096969697" calcext:value-type="float">
            <text:p>-1.9615509697</text:p>
          </table:table-cell>
          <table:table-cell table:formula="of:=[.EY12]/33*2000" office:value-type="float" office:value="-0.588465272727273" calcext:value-type="float">
            <text:p>-0.5884652727</text:p>
          </table:table-cell>
          <table:table-cell table:formula="of:=[.EZ12]/33*2000" office:value-type="float" office:value="-0.196155090909091" calcext:value-type="float">
            <text:p>-0.1961550909</text:p>
          </table:table-cell>
          <table:table-cell table:formula="of:=[.FA12]/33*2000" office:value-type="float" office:value="-0.588465272727273" calcext:value-type="float">
            <text:p>-0.5884652727</text:p>
          </table:table-cell>
          <table:table-cell table:formula="of:=[.FB12]/33*2000" office:value-type="float" office:value="0.588465272727273" calcext:value-type="float">
            <text:p>0.5884652727</text:p>
          </table:table-cell>
          <table:table-cell table:formula="of:=[.FC12]/33*2000" office:value-type="float" office:value="1.3730856969697" calcext:value-type="float">
            <text:p>1.373085697</text:p>
          </table:table-cell>
          <table:table-cell table:formula="of:=[.FD12]/33*2000" office:value-type="float" office:value="-0.588465272727273" calcext:value-type="float">
            <text:p>-0.5884652727</text:p>
          </table:table-cell>
          <table:table-cell table:formula="of:=[.FE12]/33*2000" office:value-type="float" office:value="1.56924078787879" calcext:value-type="float">
            <text:p>1.5692407879</text:p>
          </table:table-cell>
          <table:table-cell table:formula="of:=[.FF12]/33*2000" office:value-type="float" office:value="0.588465272727273" calcext:value-type="float">
            <text:p>0.5884652727</text:p>
          </table:table-cell>
          <table:table-cell table:formula="of:=[.FG12]/33*2000" office:value-type="float" office:value="0" calcext:value-type="float">
            <text:p>0</text:p>
          </table:table-cell>
          <table:table-cell table:formula="of:=[.FH12]/33*2000" office:value-type="float" office:value="-0.392310181818182" calcext:value-type="float">
            <text:p>-0.3923101818</text:p>
          </table:table-cell>
          <table:table-cell table:formula="of:=[.FI12]/33*2000" office:value-type="float" office:value="0.588465272727273" calcext:value-type="float">
            <text:p>0.5884652727</text:p>
          </table:table-cell>
          <table:table-cell table:formula="of:=[.FJ12]/33*2000" office:value-type="float" office:value="0.392310181818182" calcext:value-type="float">
            <text:p>0.3923101818</text:p>
          </table:table-cell>
          <table:table-cell table:formula="of:=[.FK12]/33*2000" office:value-type="float" office:value="0" calcext:value-type="float">
            <text:p>0</text:p>
          </table:table-cell>
          <table:table-cell table:formula="of:=[.FL12]/33*2000" office:value-type="float" office:value="0.588465272727273" calcext:value-type="float">
            <text:p>0.5884652727</text:p>
          </table:table-cell>
          <table:table-cell table:formula="of:=[.FM12]/33*2000" office:value-type="float" office:value="0.392310181818182" calcext:value-type="float">
            <text:p>0.3923101818</text:p>
          </table:table-cell>
          <table:table-cell table:formula="of:=[.FN12]/33*2000" office:value-type="float" office:value="0.196155090909091" calcext:value-type="float">
            <text:p>0.1961550909</text:p>
          </table:table-cell>
          <table:table-cell table:formula="of:=[.FO12]/33*2000" office:value-type="float" office:value="0.392310181818182" calcext:value-type="float">
            <text:p>0.3923101818</text:p>
          </table:table-cell>
          <table:table-cell table:formula="of:=[.FP12]/33*2000" office:value-type="float" office:value="0.588465272727273" calcext:value-type="float">
            <text:p>0.5884652727</text:p>
          </table:table-cell>
          <table:table-cell table:formula="of:=[.FQ12]/33*2000" office:value-type="float" office:value="0.784620424242424" calcext:value-type="float">
            <text:p>0.7846204242</text:p>
          </table:table-cell>
          <table:table-cell table:formula="of:=[.FR12]/33*2000" office:value-type="float" office:value="0.588465272727273" calcext:value-type="float">
            <text:p>0.5884652727</text:p>
          </table:table-cell>
          <table:table-cell table:formula="of:=[.FS12]/33*2000" office:value-type="float" office:value="0.392310181818182" calcext:value-type="float">
            <text:p>0.3923101818</text:p>
          </table:table-cell>
          <table:table-cell table:formula="of:=[.FT12]/33*2000" office:value-type="float" office:value="0.588465272727273" calcext:value-type="float">
            <text:p>0.5884652727</text:p>
          </table:table-cell>
          <table:table-cell table:formula="of:=[.FU12]/33*2000" office:value-type="float" office:value="0.588465272727273" calcext:value-type="float">
            <text:p>0.5884652727</text:p>
          </table:table-cell>
          <table:table-cell table:formula="of:=[.FV12]/33*2000" office:value-type="float" office:value="0.588465272727273" calcext:value-type="float">
            <text:p>0.5884652727</text:p>
          </table:table-cell>
          <table:table-cell table:formula="of:=[.FW12]/33*2000" office:value-type="float" office:value="0.392310181818182" calcext:value-type="float">
            <text:p>0.3923101818</text:p>
          </table:table-cell>
          <table:table-cell table:formula="of:=[.FX12]/33*2000" office:value-type="float" office:value="0.392310181818182" calcext:value-type="float">
            <text:p>0.3923101818</text:p>
          </table:table-cell>
          <table:table-cell table:formula="of:=[.FY12]/33*2000" office:value-type="float" office:value="0.588465272727273" calcext:value-type="float">
            <text:p>0.5884652727</text:p>
          </table:table-cell>
          <table:table-cell table:formula="of:=[.FZ12]/33*2000" office:value-type="float" office:value="0.392310181818182" calcext:value-type="float">
            <text:p>0.3923101818</text:p>
          </table:table-cell>
          <table:table-cell table:formula="of:=[.GA12]/33*2000" office:value-type="float" office:value="0.392310181818182" calcext:value-type="float">
            <text:p>0.3923101818</text:p>
          </table:table-cell>
          <table:table-cell table:formula="of:=[.GB12]/33*2000" office:value-type="float" office:value="0.588465272727273" calcext:value-type="float">
            <text:p>0.5884652727</text:p>
          </table:table-cell>
          <table:table-cell table:formula="of:=[.GC12]/33*2000" office:value-type="float" office:value="0.392310181818182" calcext:value-type="float">
            <text:p>0.3923101818</text:p>
          </table:table-cell>
          <table:table-cell table:formula="of:=[.GD12]/33*2000" office:value-type="float" office:value="0.196155090909091" calcext:value-type="float">
            <text:p>0.1961550909</text:p>
          </table:table-cell>
          <table:table-cell table:formula="of:=[.GE12]/33*2000" office:value-type="float" office:value="0.392310181818182" calcext:value-type="float">
            <text:p>0.3923101818</text:p>
          </table:table-cell>
          <table:table-cell table:formula="of:=[.GF12]/33*2000" office:value-type="float" office:value="0.196155090909091" calcext:value-type="float">
            <text:p>0.1961550909</text:p>
          </table:table-cell>
          <table:table-cell table:formula="of:=[.GG12]/33*2000" office:value-type="float" office:value="0.196155090909091" calcext:value-type="float">
            <text:p>0.1961550909</text:p>
          </table:table-cell>
          <table:table-cell table:formula="of:=[.GH12]/33*2000" office:value-type="float" office:value="0.392310181818182" calcext:value-type="float">
            <text:p>0.3923101818</text:p>
          </table:table-cell>
          <table:table-cell table:formula="of:=[.GI12]/33*2000" office:value-type="float" office:value="0.196155090909091" calcext:value-type="float">
            <text:p>0.1961550909</text:p>
          </table:table-cell>
          <table:table-cell table:formula="of:=[.GJ12]/33*2000" office:value-type="float" office:value="0.196155090909091" calcext:value-type="float">
            <text:p>0.1961550909</text:p>
          </table:table-cell>
          <table:table-cell table:formula="of:=[.GK12]/33*2000" office:value-type="float" office:value="0.392310181818182" calcext:value-type="float">
            <text:p>0.3923101818</text:p>
          </table:table-cell>
          <table:table-cell table:formula="of:=[.GL12]/33*2000" office:value-type="float" office:value="0.196155090909091" calcext:value-type="float">
            <text:p>0.1961550909</text:p>
          </table:table-cell>
          <table:table-cell table:formula="of:=[.GM12]/33*2000" office:value-type="float" office:value="0.196155090909091" calcext:value-type="float">
            <text:p>0.1961550909</text:p>
          </table:table-cell>
          <table:table-cell table:formula="of:=[.GN12]/33*2000" office:value-type="float" office:value="0.392310181818182" calcext:value-type="float">
            <text:p>0.3923101818</text:p>
          </table:table-cell>
          <table:table-cell table:formula="of:=[.GO12]/33*2000" office:value-type="float" office:value="0.196155090909091" calcext:value-type="float">
            <text:p>0.1961550909</text:p>
          </table:table-cell>
          <table:table-cell table:formula="of:=[.GP12]/33*2000" office:value-type="float" office:value="0.196155090909091" calcext:value-type="float">
            <text:p>0.1961550909</text:p>
          </table:table-cell>
          <table:table-cell table:formula="of:=[.GQ12]/33*2000" office:value-type="float" office:value="0.196155090909091" calcext:value-type="float">
            <text:p>0.1961550909</text:p>
          </table:table-cell>
          <table:table-cell table:formula="of:=[.GR12]/33*2000" office:value-type="float" office:value="0" calcext:value-type="float">
            <text:p>0</text:p>
          </table:table-cell>
          <table:table-cell table:formula="of:=[.GS12]/33*2000" office:value-type="float" office:value="0" calcext:value-type="float">
            <text:p>0</text:p>
          </table:table-cell>
          <table:table-cell table:formula="of:=[.GT12]/33*2000" office:value-type="float" office:value="0" calcext:value-type="float">
            <text:p>0</text:p>
          </table:table-cell>
          <table:table-cell table:formula="of:=[.GU12]/33*2000" office:value-type="float" office:value="0.196155090909091" calcext:value-type="float">
            <text:p>0.1961550909</text:p>
          </table:table-cell>
          <table:table-cell table:formula="of:=[.GV12]/33*2000" office:value-type="float" office:value="0.784620424242424" calcext:value-type="float">
            <text:p>0.7846204242</text:p>
          </table:table-cell>
          <table:table-cell table:formula="of:=[.GW12]/33*2000" office:value-type="float" office:value="0.392310181818182" calcext:value-type="float">
            <text:p>0.3923101818</text:p>
          </table:table-cell>
          <table:table-cell table:formula="of:=[.GX12]/33*2000" office:value-type="float" office:value="0.784620424242424" calcext:value-type="float">
            <text:p>0.7846204242</text:p>
          </table:table-cell>
          <table:table-cell table:formula="of:=[.GY12]/33*2000" office:value-type="float" office:value="0.980775515151515" calcext:value-type="float">
            <text:p>0.9807755152</text:p>
          </table:table-cell>
          <table:table-cell table:formula="of:=[.GZ12]/33*2000" office:value-type="float" office:value="1.56924078787879" calcext:value-type="float">
            <text:p>1.5692407879</text:p>
          </table:table-cell>
          <table:table-cell table:formula="of:=[.HA12]/33*2000" office:value-type="float" office:value="1.96155096969697" calcext:value-type="float">
            <text:p>1.9615509697</text:p>
          </table:table-cell>
          <table:table-cell table:formula="of:=[.HB12]/33*2000" office:value-type="float" office:value="2.5500163030303" calcext:value-type="float">
            <text:p>2.550016303</text:p>
          </table:table-cell>
          <table:table-cell table:formula="of:=[.HC12]/33*2000" office:value-type="float" office:value="3.13848157575758" calcext:value-type="float">
            <text:p>3.1384815758</text:p>
          </table:table-cell>
          <table:table-cell table:formula="of:=[.HD12]/33*2000" office:value-type="float" office:value="3.53079181818182" calcext:value-type="float">
            <text:p>3.5307918182</text:p>
          </table:table-cell>
          <table:table-cell table:formula="of:=[.HE12]/33*2000" office:value-type="float" office:value="2.94232648484848" calcext:value-type="float">
            <text:p>2.9423264848</text:p>
          </table:table-cell>
          <table:table-cell table:formula="of:=[.HF12]/33*2000" office:value-type="float" office:value="2.15770612121212" calcext:value-type="float">
            <text:p>2.1577061212</text:p>
          </table:table-cell>
          <table:table-cell table:formula="of:=[.HG12]/33*2000" office:value-type="float" office:value="0.784620424242424" calcext:value-type="float">
            <text:p>0.7846204242</text:p>
          </table:table-cell>
          <table:table-cell table:formula="of:=[.HH12]/33*2000" office:value-type="float" office:value="-0.392310181818182" calcext:value-type="float">
            <text:p>-0.3923101818</text:p>
          </table:table-cell>
          <table:table-cell table:formula="of:=[.HI12]/33*2000" office:value-type="float" office:value="-0.196155090909091" calcext:value-type="float">
            <text:p>-0.1961550909</text:p>
          </table:table-cell>
          <table:table-cell table:formula="of:=[.HJ12]/33*2000" office:value-type="float" office:value="-0.588465272727273" calcext:value-type="float">
            <text:p>-0.5884652727</text:p>
          </table:table-cell>
          <table:table-cell table:formula="of:=[.HK12]/33*2000" office:value-type="float" office:value="-0.588465272727273" calcext:value-type="float">
            <text:p>-0.5884652727</text:p>
          </table:table-cell>
          <table:table-cell table:formula="of:=[.HL12]/33*2000" office:value-type="float" office:value="-0.392310181818182" calcext:value-type="float">
            <text:p>-0.3923101818</text:p>
          </table:table-cell>
          <table:table-cell table:formula="of:=[.HM12]/33*2000" office:value-type="float" office:value="-0.588465272727273" calcext:value-type="float">
            <text:p>-0.5884652727</text:p>
          </table:table-cell>
          <table:table-cell table:formula="of:=[.HN12]/33*2000" office:value-type="float" office:value="-0.392310181818182" calcext:value-type="float">
            <text:p>-0.3923101818</text:p>
          </table:table-cell>
          <table:table-cell table:formula="of:=[.HO12]/33*2000" office:value-type="float" office:value="-0.196155090909091" calcext:value-type="float">
            <text:p>-0.1961550909</text:p>
          </table:table-cell>
          <table:table-cell table:formula="of:=[.HP12]/33*2000" office:value-type="float" office:value="-0.392310181818182" calcext:value-type="float">
            <text:p>-0.3923101818</text:p>
          </table:table-cell>
          <table:table-cell table:formula="of:=[.HQ12]/33*2000" office:value-type="float" office:value="-0.588465272727273" calcext:value-type="float">
            <text:p>-0.5884652727</text:p>
          </table:table-cell>
          <table:table-cell table:formula="of:=[.HR12]/33*2000" office:value-type="float" office:value="-0.588465272727273" calcext:value-type="float">
            <text:p>-0.5884652727</text:p>
          </table:table-cell>
          <table:table-cell table:formula="of:=[.HS12]/33*2000" office:value-type="float" office:value="-0.196155090909091" calcext:value-type="float">
            <text:p>-0.1961550909</text:p>
          </table:table-cell>
          <table:table-cell table:formula="of:=[.HT12]/33*2000" office:value-type="float" office:value="-0.588465272727273" calcext:value-type="float">
            <text:p>-0.5884652727</text:p>
          </table:table-cell>
          <table:table-cell table:formula="of:=[.HU12]/33*2000" office:value-type="float" office:value="-0.588465272727273" calcext:value-type="float">
            <text:p>-0.5884652727</text:p>
          </table:table-cell>
          <table:table-cell table:formula="of:=[.HV12]/33*2000" office:value-type="float" office:value="-0.588465272727273" calcext:value-type="float">
            <text:p>-0.5884652727</text:p>
          </table:table-cell>
          <table:table-cell table:formula="of:=[.HW12]/33*2000" office:value-type="float" office:value="-0.588465272727273" calcext:value-type="float">
            <text:p>-0.5884652727</text:p>
          </table:table-cell>
          <table:table-cell table:formula="of:=[.HX12]/33*2000" office:value-type="float" office:value="-0.784620424242424" calcext:value-type="float">
            <text:p>-0.7846204242</text:p>
          </table:table-cell>
          <table:table-cell table:formula="of:=[.HY12]/33*2000" office:value-type="float" office:value="-0.392310181818182" calcext:value-type="float">
            <text:p>-0.3923101818</text:p>
          </table:table-cell>
          <table:table-cell table:formula="of:=[.HZ12]/33*2000" office:value-type="float" office:value="-0.784620424242424" calcext:value-type="float">
            <text:p>-0.7846204242</text:p>
          </table:table-cell>
          <table:table-cell table:formula="of:=[.IA12]/33*2000" office:value-type="float" office:value="-0.588465272727273" calcext:value-type="float">
            <text:p>-0.5884652727</text:p>
          </table:table-cell>
          <table:table-cell table:formula="of:=[.IB12]/33*2000" office:value-type="float" office:value="-0.588465272727273" calcext:value-type="float">
            <text:p>-0.5884652727</text:p>
          </table:table-cell>
          <table:table-cell table:formula="of:=[.IC12]/33*2000" office:value-type="float" office:value="-0.588465272727273" calcext:value-type="float">
            <text:p>-0.5884652727</text:p>
          </table:table-cell>
          <table:table-cell table:formula="of:=[.ID12]/33*2000" office:value-type="float" office:value="-0.784620424242424" calcext:value-type="float">
            <text:p>-0.7846204242</text:p>
          </table:table-cell>
          <table:table-cell table:formula="of:=[.IE12]/33*2000" office:value-type="float" office:value="-0.588465272727273" calcext:value-type="float">
            <text:p>-0.5884652727</text:p>
          </table:table-cell>
          <table:table-cell table:formula="of:=[.IF12]/33*2000" office:value-type="float" office:value="-0.392310181818182" calcext:value-type="float">
            <text:p>-0.3923101818</text:p>
          </table:table-cell>
          <table:table-cell table:formula="of:=[.IG12]/33*2000" office:value-type="float" office:value="-0.588465272727273" calcext:value-type="float">
            <text:p>-0.5884652727</text:p>
          </table:table-cell>
          <table:table-cell table:formula="of:=[.IH12]/33*2000" office:value-type="float" office:value="-0.588465272727273" calcext:value-type="float">
            <text:p>-0.5884652727</text:p>
          </table:table-cell>
          <table:table-cell table:formula="of:=[.II12]/33*2000" office:value-type="float" office:value="-0.588465272727273" calcext:value-type="float">
            <text:p>-0.5884652727</text:p>
          </table:table-cell>
          <table:table-cell table:formula="of:=[.IJ12]/33*2000" office:value-type="float" office:value="-0.784620424242424" calcext:value-type="float">
            <text:p>-0.7846204242</text:p>
          </table:table-cell>
          <table:table-cell table:formula="of:=[.IK12]/33*2000" office:value-type="float" office:value="-0.588465272727273" calcext:value-type="float">
            <text:p>-0.5884652727</text:p>
          </table:table-cell>
          <table:table-cell table:formula="of:=[.IL12]/33*2000" office:value-type="float" office:value="-0.392310181818182" calcext:value-type="float">
            <text:p>-0.3923101818</text:p>
          </table:table-cell>
          <table:table-cell table:formula="of:=[.IM12]/33*2000" office:value-type="float" office:value="-0.588465272727273" calcext:value-type="float">
            <text:p>-0.5884652727</text:p>
          </table:table-cell>
          <table:table-cell table:formula="of:=[.IN12]/33*2000" office:value-type="float" office:value="-0.392310181818182" calcext:value-type="float">
            <text:p>-0.3923101818</text:p>
          </table:table-cell>
          <table:table-cell table:formula="of:=[.IO12]/33*2000" office:value-type="float" office:value="-0.588465272727273" calcext:value-type="float">
            <text:p>-0.5884652727</text:p>
          </table:table-cell>
          <table:table-cell table:formula="of:=[.IP12]/33*2000" office:value-type="float" office:value="-0.588465272727273" calcext:value-type="float">
            <text:p>-0.5884652727</text:p>
          </table:table-cell>
          <table:table-cell table:formula="of:=[.IQ12]/33*2000" office:value-type="float" office:value="-0.392310181818182" calcext:value-type="float">
            <text:p>-0.3923101818</text:p>
          </table:table-cell>
          <table:table-cell table:formula="of:=[.IR12]/33*2000" office:value-type="float" office:value="-0.392310181818182" calcext:value-type="float">
            <text:p>-0.3923101818</text:p>
          </table:table-cell>
          <table:table-cell table:formula="of:=[.IS12]/33*2000" office:value-type="float" office:value="-0.392310181818182" calcext:value-type="float">
            <text:p>-0.3923101818</text:p>
          </table:table-cell>
          <table:table-cell table:formula="of:=[.IT12]/33*2000" office:value-type="float" office:value="-0.196155090909091" calcext:value-type="float">
            <text:p>-0.1961550909</text:p>
          </table:table-cell>
          <table:table-cell table:formula="of:=[.IU12]/33*2000" office:value-type="float" office:value="-0.588465272727273" calcext:value-type="float">
            <text:p>-0.5884652727</text:p>
          </table:table-cell>
          <table:table-cell table:formula="of:=[.IV12]/33*2000" office:value-type="float" office:value="-0.392310181818182" calcext:value-type="float">
            <text:p>-0.3923101818</text:p>
          </table:table-cell>
          <table:table-cell table:formula="of:=[.IW12]/33*2000" office:value-type="float" office:value="-0.392310181818182" calcext:value-type="float">
            <text:p>-0.3923101818</text:p>
          </table:table-cell>
          <table:table-cell table:formula="of:=[.IX12]/33*2000" office:value-type="float" office:value="-0.196155090909091" calcext:value-type="float">
            <text:p>-0.1961550909</text:p>
          </table:table-cell>
          <table:table-cell table:formula="of:=[.IY12]/33*2000" office:value-type="float" office:value="-0.196155090909091" calcext:value-type="float">
            <text:p>-0.1961550909</text:p>
          </table:table-cell>
          <table:table-cell table:formula="of:=[.IZ12]/33*2000" office:value-type="float" office:value="-0.588465272727273" calcext:value-type="float">
            <text:p>-0.5884652727</text:p>
          </table:table-cell>
          <table:table-cell table:formula="of:=[.JA12]/33*2000" office:value-type="float" office:value="0.196155090909091" calcext:value-type="float">
            <text:p>0.1961550909</text:p>
          </table:table-cell>
          <table:table-cell table:formula="of:=[.JB12]/33*2000" office:value-type="float" office:value="-0.196155090909091" calcext:value-type="float">
            <text:p>-0.1961550909</text:p>
          </table:table-cell>
          <table:table-cell table:formula="of:=[.JC12]/33*2000" office:value-type="float" office:value="-0.392310181818182" calcext:value-type="float">
            <text:p>-0.3923101818</text:p>
          </table:table-cell>
          <table:table-cell table:formula="of:=[.JD12]/33*2000" office:value-type="float" office:value="-0.392310181818182" calcext:value-type="float">
            <text:p>-0.3923101818</text:p>
          </table:table-cell>
          <table:table-cell table:formula="of:=[.JE12]/33*2000" office:value-type="float" office:value="-0.196155090909091" calcext:value-type="float">
            <text:p>-0.1961550909</text:p>
          </table:table-cell>
          <table:table-cell table:formula="of:=[.JF12]/33*2000" office:value-type="float" office:value="-0.980775515151515" calcext:value-type="float">
            <text:p>-0.9807755152</text:p>
          </table:table-cell>
          <table:table-cell table:formula="of:=[.JG12]/33*2000" office:value-type="float" office:value="-1.3730856969697" calcext:value-type="float">
            <text:p>-1.373085697</text:p>
          </table:table-cell>
          <table:table-cell table:formula="of:=[.JH12]/33*2000" office:value-type="float" office:value="-1.76539587878788" calcext:value-type="float">
            <text:p>-1.7653958788</text:p>
          </table:table-cell>
          <table:table-cell table:formula="of:=[.JI12]/33*2000" office:value-type="float" office:value="-2.5500163030303" calcext:value-type="float">
            <text:p>-2.550016303</text:p>
          </table:table-cell>
          <table:table-cell table:formula="of:=[.JJ12]/33*2000" office:value-type="float" office:value="-2.74617139393939" calcext:value-type="float">
            <text:p>-2.7461713939</text:p>
          </table:table-cell>
          <table:table-cell table:formula="of:=[.JK12]/33*2000" office:value-type="float" office:value="-3.53079181818182" calcext:value-type="float">
            <text:p>-3.5307918182</text:p>
          </table:table-cell>
          <table:table-cell table:formula="of:=[.JL12]/33*2000" office:value-type="float" office:value="-3.13848157575758" calcext:value-type="float">
            <text:p>-3.1384815758</text:p>
          </table:table-cell>
          <table:table-cell table:formula="of:=[.JM12]/33*2000" office:value-type="float" office:value="-1.3730856969697" calcext:value-type="float">
            <text:p>-1.373085697</text:p>
          </table:table-cell>
          <table:table-cell table:formula="of:=[.JN12]/33*2000" office:value-type="float" office:value="-0.980775515151515" calcext:value-type="float">
            <text:p>-0.9807755152</text:p>
          </table:table-cell>
          <table:table-cell table:formula="of:=[.JO12]/33*2000" office:value-type="float" office:value="0.392310181818182" calcext:value-type="float">
            <text:p>0.3923101818</text:p>
          </table:table-cell>
          <table:table-cell table:formula="of:=[.JP12]/33*2000" office:value-type="float" office:value="0.588465272727273" calcext:value-type="float">
            <text:p>0.5884652727</text:p>
          </table:table-cell>
          <table:table-cell table:formula="of:=[.JQ12]/33*2000" office:value-type="float" office:value="0.196155090909091" calcext:value-type="float">
            <text:p>0.1961550909</text:p>
          </table:table-cell>
          <table:table-cell table:formula="of:=[.JR12]/33*2000" office:value-type="float" office:value="0.392310181818182" calcext:value-type="float">
            <text:p>0.3923101818</text:p>
          </table:table-cell>
          <table:table-cell table:formula="of:=[.JS12]/33*2000" office:value-type="float" office:value="0.392310181818182" calcext:value-type="float">
            <text:p>0.3923101818</text:p>
          </table:table-cell>
          <table:table-cell table:formula="of:=[.JT12]/33*2000" office:value-type="float" office:value="0.588465272727273" calcext:value-type="float">
            <text:p>0.5884652727</text:p>
          </table:table-cell>
          <table:table-cell table:formula="of:=[.JU12]/33*2000" office:value-type="float" office:value="0.588465272727273" calcext:value-type="float">
            <text:p>0.5884652727</text:p>
          </table:table-cell>
          <table:table-cell table:formula="of:=[.JV12]/33*2000" office:value-type="float" office:value="0.588465272727273" calcext:value-type="float">
            <text:p>0.5884652727</text:p>
          </table:table-cell>
          <table:table-cell table:formula="of:=[.JW12]/33*2000" office:value-type="float" office:value="0.392310181818182" calcext:value-type="float">
            <text:p>0.3923101818</text:p>
          </table:table-cell>
          <table:table-cell table:formula="of:=[.JX12]/33*2000" office:value-type="float" office:value="0.196155090909091" calcext:value-type="float">
            <text:p>0.1961550909</text:p>
          </table:table-cell>
          <table:table-cell table:formula="of:=[.JY12]/33*2000" office:value-type="float" office:value="0.588465272727273" calcext:value-type="float">
            <text:p>0.5884652727</text:p>
          </table:table-cell>
          <table:table-cell table:formula="of:=[.JZ12]/33*2000" office:value-type="float" office:value="0.588465272727273" calcext:value-type="float">
            <text:p>0.5884652727</text:p>
          </table:table-cell>
          <table:table-cell table:formula="of:=[.KA12]/33*2000" office:value-type="float" office:value="0.392310181818182" calcext:value-type="float">
            <text:p>0.3923101818</text:p>
          </table:table-cell>
          <table:table-cell table:formula="of:=[.KB12]/33*2000" office:value-type="float" office:value="0.588465272727273" calcext:value-type="float">
            <text:p>0.5884652727</text:p>
          </table:table-cell>
          <table:table-cell table:formula="of:=[.KC12]/33*2000" office:value-type="float" office:value="0.588465272727273" calcext:value-type="float">
            <text:p>0.5884652727</text:p>
          </table:table-cell>
          <table:table-cell table:formula="of:=[.KD12]/33*2000" office:value-type="float" office:value="0.392310181818182" calcext:value-type="float">
            <text:p>0.3923101818</text:p>
          </table:table-cell>
          <table:table-cell table:formula="of:=[.KE12]/33*2000" office:value-type="float" office:value="0.588465272727273" calcext:value-type="float">
            <text:p>0.5884652727</text:p>
          </table:table-cell>
          <table:table-cell table:formula="of:=[.KF12]/33*2000" office:value-type="float" office:value="0.392310181818182" calcext:value-type="float">
            <text:p>0.3923101818</text:p>
          </table:table-cell>
          <table:table-cell table:formula="of:=[.KG12]/33*2000" office:value-type="float" office:value="0.588465272727273" calcext:value-type="float">
            <text:p>0.5884652727</text:p>
          </table:table-cell>
          <table:table-cell table:formula="of:=[.KH12]/33*2000" office:value-type="float" office:value="0.392310181818182" calcext:value-type="float">
            <text:p>0.3923101818</text:p>
          </table:table-cell>
          <table:table-cell table:formula="of:=[.KI12]/33*2000" office:value-type="float" office:value="0.392310181818182" calcext:value-type="float">
            <text:p>0.3923101818</text:p>
          </table:table-cell>
          <table:table-cell table:formula="of:=[.KJ12]/33*2000" office:value-type="float" office:value="0.588465272727273" calcext:value-type="float">
            <text:p>0.5884652727</text:p>
          </table:table-cell>
          <table:table-cell table:formula="of:=[.KK12]/33*2000" office:value-type="float" office:value="0.392310181818182" calcext:value-type="float">
            <text:p>0.3923101818</text:p>
          </table:table-cell>
          <table:table-cell table:formula="of:=[.KL12]/33*2000" office:value-type="float" office:value="0.196155090909091" calcext:value-type="float">
            <text:p>0.1961550909</text:p>
          </table:table-cell>
          <table:table-cell table:formula="of:=[.KM12]/33*2000" office:value-type="float" office:value="0.392310181818182" calcext:value-type="float">
            <text:p>0.3923101818</text:p>
          </table:table-cell>
          <table:table-cell table:formula="of:=[.KN12]/33*2000" office:value-type="float" office:value="0.196155090909091" calcext:value-type="float">
            <text:p>0.1961550909</text:p>
          </table:table-cell>
          <table:table-cell table:formula="of:=[.KO12]/33*2000" office:value-type="float" office:value="0.392310181818182" calcext:value-type="float">
            <text:p>0.3923101818</text:p>
          </table:table-cell>
          <table:table-cell table:formula="of:=[.KP12]/33*2000" office:value-type="float" office:value="0.196155090909091" calcext:value-type="float">
            <text:p>0.1961550909</text:p>
          </table:table-cell>
          <table:table-cell table:formula="of:=[.KQ12]/33*2000" office:value-type="float" office:value="0.392310181818182" calcext:value-type="float">
            <text:p>0.3923101818</text:p>
          </table:table-cell>
          <table:table-cell table:formula="of:=[.KR12]/33*2000" office:value-type="float" office:value="0.392310181818182" calcext:value-type="float">
            <text:p>0.3923101818</text:p>
          </table:table-cell>
          <table:table-cell table:formula="of:=[.KS12]/33*2000" office:value-type="float" office:value="0.196155090909091" calcext:value-type="float">
            <text:p>0.1961550909</text:p>
          </table:table-cell>
          <table:table-cell table:formula="of:=[.KT12]/33*2000" office:value-type="float" office:value="0.392310181818182" calcext:value-type="float">
            <text:p>0.3923101818</text:p>
          </table:table-cell>
          <table:table-cell table:formula="of:=[.KU12]/33*2000" office:value-type="float" office:value="0.392310181818182" calcext:value-type="float">
            <text:p>0.3923101818</text:p>
          </table:table-cell>
          <table:table-cell table:formula="of:=[.KV12]/33*2000" office:value-type="float" office:value="0.392310181818182" calcext:value-type="float">
            <text:p>0.3923101818</text:p>
          </table:table-cell>
          <table:table-cell table:formula="of:=[.KW12]/33*2000" office:value-type="float" office:value="0.392310181818182" calcext:value-type="float">
            <text:p>0.3923101818</text:p>
          </table:table-cell>
          <table:table-cell table:formula="of:=[.KX12]/33*2000" office:value-type="float" office:value="0.392310181818182" calcext:value-type="float">
            <text:p>0.3923101818</text:p>
          </table:table-cell>
          <table:table-cell table:formula="of:=[.KY12]/33*2000" office:value-type="float" office:value="0.196155090909091" calcext:value-type="float">
            <text:p>0.1961550909</text:p>
          </table:table-cell>
          <table:table-cell table:formula="of:=[.KZ12]/33*2000" office:value-type="float" office:value="0.196155090909091" calcext:value-type="float">
            <text:p>0.1961550909</text:p>
          </table:table-cell>
          <table:table-cell table:formula="of:=[.LA12]/33*2000" office:value-type="float" office:value="0.196155090909091" calcext:value-type="float">
            <text:p>0.1961550909</text:p>
          </table:table-cell>
          <table:table-cell table:formula="of:=[.LB12]/33*2000" office:value-type="float" office:value="0.392310181818182" calcext:value-type="float">
            <text:p>0.3923101818</text:p>
          </table:table-cell>
          <table:table-cell table:formula="of:=[.LC12]/33*2000" office:value-type="float" office:value="0.392310181818182" calcext:value-type="float">
            <text:p>0.3923101818</text:p>
          </table:table-cell>
          <table:table-cell table:formula="of:=[.LD12]/33*2000" office:value-type="float" office:value="0.784620424242424" calcext:value-type="float">
            <text:p>0.7846204242</text:p>
          </table:table-cell>
          <table:table-cell table:formula="of:=[.LE12]/33*2000" office:value-type="float" office:value="1.17693060606061" calcext:value-type="float">
            <text:p>1.1769306061</text:p>
          </table:table-cell>
          <table:table-cell table:formula="of:=[.LF12]/33*2000" office:value-type="float" office:value="1.56924078787879" calcext:value-type="float">
            <text:p>1.5692407879</text:p>
          </table:table-cell>
          <table:table-cell table:formula="of:=[.LG12]/33*2000" office:value-type="float" office:value="1.76539587878788" calcext:value-type="float">
            <text:p>1.7653958788</text:p>
          </table:table-cell>
          <table:table-cell table:formula="of:=[.LH12]/33*2000" office:value-type="float" office:value="2.5500163030303" calcext:value-type="float">
            <text:p>2.550016303</text:p>
          </table:table-cell>
          <table:table-cell table:formula="of:=[.LI12]/33*2000" office:value-type="float" office:value="2.94232648484848" calcext:value-type="float">
            <text:p>2.9423264848</text:p>
          </table:table-cell>
          <table:table-cell table:formula="of:=[.LJ12]/33*2000" office:value-type="float" office:value="3.33463666666667" calcext:value-type="float">
            <text:p>3.3346366667</text:p>
          </table:table-cell>
          <table:table-cell table:formula="of:=[.LK12]/33*2000" office:value-type="float" office:value="3.33463666666667" calcext:value-type="float">
            <text:p>3.3346366667</text:p>
          </table:table-cell>
          <table:table-cell table:formula="of:=[.LL12]/33*2000" office:value-type="float" office:value="2.35386121212121" calcext:value-type="float">
            <text:p>2.3538612121</text:p>
          </table:table-cell>
          <table:table-cell table:formula="of:=[.LM12]/33*2000" office:value-type="float" office:value="1.3730856969697" calcext:value-type="float">
            <text:p>1.373085697</text:p>
          </table:table-cell>
          <table:table-cell table:formula="of:=[.LN12]/33*2000" office:value-type="float" office:value="-0.588465272727273" calcext:value-type="float">
            <text:p>-0.5884652727</text:p>
          </table:table-cell>
          <table:table-cell table:formula="of:=[.LO12]/33*2000" office:value-type="float" office:value="0" calcext:value-type="float">
            <text:p>0</text:p>
          </table:table-cell>
          <table:table-cell table:formula="of:=[.LP12]/33*2000" office:value-type="float" office:value="-0.196155090909091" calcext:value-type="float">
            <text:p>-0.1961550909</text:p>
          </table:table-cell>
          <table:table-cell table:formula="of:=[.LQ12]/33*2000" office:value-type="float" office:value="-0.196155090909091" calcext:value-type="float">
            <text:p>-0.1961550909</text:p>
          </table:table-cell>
          <table:table-cell table:formula="of:=[.LR12]/33*2000" office:value-type="float" office:value="-0.588465272727273" calcext:value-type="float">
            <text:p>-0.5884652727</text:p>
          </table:table-cell>
          <table:table-cell table:formula="of:=[.LS12]/33*2000" office:value-type="float" office:value="0" calcext:value-type="float">
            <text:p>0</text:p>
          </table:table-cell>
          <table:table-cell table:formula="of:=[.LT12]/33*2000" office:value-type="float" office:value="-0.392310181818182" calcext:value-type="float">
            <text:p>-0.3923101818</text:p>
          </table:table-cell>
          <table:table-cell table:formula="of:=[.LU12]/33*2000" office:value-type="float" office:value="-0.392310181818182" calcext:value-type="float">
            <text:p>-0.3923101818</text:p>
          </table:table-cell>
          <table:table-cell table:formula="of:=[.LV12]/33*2000" office:value-type="float" office:value="-0.392310181818182" calcext:value-type="float">
            <text:p>-0.3923101818</text:p>
          </table:table-cell>
          <table:table-cell table:formula="of:=[.LW12]/33*2000" office:value-type="float" office:value="-0.196155090909091" calcext:value-type="float">
            <text:p>-0.1961550909</text:p>
          </table:table-cell>
          <table:table-cell table:formula="of:=[.LX12]/33*2000" office:value-type="float" office:value="-0.588465272727273" calcext:value-type="float">
            <text:p>-0.5884652727</text:p>
          </table:table-cell>
          <table:table-cell table:formula="of:=[.LY12]/33*2000" office:value-type="float" office:value="-0.588465272727273" calcext:value-type="float">
            <text:p>-0.5884652727</text:p>
          </table:table-cell>
          <table:table-cell table:formula="of:=[.LZ12]/33*2000" office:value-type="float" office:value="-0.392310181818182" calcext:value-type="float">
            <text:p>-0.3923101818</text:p>
          </table:table-cell>
          <table:table-cell table:formula="of:=[.MA12]/33*2000" office:value-type="float" office:value="-0.588465272727273" calcext:value-type="float">
            <text:p>-0.5884652727</text:p>
          </table:table-cell>
          <table:table-cell table:formula="of:=[.MB12]/33*2000" office:value-type="float" office:value="-0.392310181818182" calcext:value-type="float">
            <text:p>-0.3923101818</text:p>
          </table:table-cell>
          <table:table-cell table:formula="of:=[.MC12]/33*2000" office:value-type="float" office:value="-0.196155090909091" calcext:value-type="float">
            <text:p>-0.1961550909</text:p>
          </table:table-cell>
          <table:table-cell table:formula="of:=[.MD12]/33*2000" office:value-type="float" office:value="-0.392310181818182" calcext:value-type="float">
            <text:p>-0.3923101818</text:p>
          </table:table-cell>
          <table:table-cell table:formula="of:=[.ME12]/33*2000" office:value-type="float" office:value="-0.392310181818182" calcext:value-type="float">
            <text:p>-0.3923101818</text:p>
          </table:table-cell>
          <table:table-cell table:formula="of:=[.MF12]/33*2000" office:value-type="float" office:value="-0.392310181818182" calcext:value-type="float">
            <text:p>-0.3923101818</text:p>
          </table:table-cell>
          <table:table-cell table:formula="of:=[.MG12]/33*2000" office:value-type="float" office:value="-0.588465272727273" calcext:value-type="float">
            <text:p>-0.5884652727</text:p>
          </table:table-cell>
          <table:table-cell table:formula="of:=[.MH12]/33*2000" office:value-type="float" office:value="-0.392310181818182" calcext:value-type="float">
            <text:p>-0.3923101818</text:p>
          </table:table-cell>
          <table:table-cell table:formula="of:=[.MI12]/33*2000" office:value-type="float" office:value="-0.588465272727273" calcext:value-type="float">
            <text:p>-0.5884652727</text:p>
          </table:table-cell>
          <table:table-cell table:formula="of:=[.MJ12]/33*2000" office:value-type="float" office:value="-0.588465272727273" calcext:value-type="float">
            <text:p>-0.5884652727</text:p>
          </table:table-cell>
          <table:table-cell table:formula="of:=[.MK12]/33*2000" office:value-type="float" office:value="-0.588465272727273" calcext:value-type="float">
            <text:p>-0.5884652727</text:p>
          </table:table-cell>
          <table:table-cell table:formula="of:=[.ML12]/33*2000" office:value-type="float" office:value="-0.588465272727273" calcext:value-type="float">
            <text:p>-0.5884652727</text:p>
          </table:table-cell>
          <table:table-cell table:formula="of:=[.MM12]/33*2000" office:value-type="float" office:value="-0.588465272727273" calcext:value-type="float">
            <text:p>-0.5884652727</text:p>
          </table:table-cell>
          <table:table-cell table:formula="of:=[.MN12]/33*2000" office:value-type="float" office:value="-0.588465272727273" calcext:value-type="float">
            <text:p>-0.5884652727</text:p>
          </table:table-cell>
          <table:table-cell table:formula="of:=[.MO12]/33*2000" office:value-type="float" office:value="-0.588465272727273" calcext:value-type="float">
            <text:p>-0.5884652727</text:p>
          </table:table-cell>
          <table:table-cell table:formula="of:=[.MP12]/33*2000" office:value-type="float" office:value="-0.392310181818182" calcext:value-type="float">
            <text:p>-0.3923101818</text:p>
          </table:table-cell>
          <table:table-cell table:formula="of:=[.MQ12]/33*2000" office:value-type="float" office:value="-0.392310181818182" calcext:value-type="float">
            <text:p>-0.3923101818</text:p>
          </table:table-cell>
          <table:table-cell table:formula="of:=[.MR12]/33*2000" office:value-type="float" office:value="-0.392310181818182" calcext:value-type="float">
            <text:p>-0.3923101818</text:p>
          </table:table-cell>
          <table:table-cell table:formula="of:=[.MS12]/33*2000" office:value-type="float" office:value="-0.196155090909091" calcext:value-type="float">
            <text:p>-0.1961550909</text:p>
          </table:table-cell>
          <table:table-cell table:formula="of:=[.MT12]/33*2000" office:value-type="float" office:value="-0.588465272727273" calcext:value-type="float">
            <text:p>-0.5884652727</text:p>
          </table:table-cell>
          <table:table-cell table:formula="of:=[.MU12]/33*2000" office:value-type="float" office:value="-0.588465272727273" calcext:value-type="float">
            <text:p>-0.5884652727</text:p>
          </table:table-cell>
          <table:table-cell table:formula="of:=[.MV12]/33*2000" office:value-type="float" office:value="-0.980775515151515" calcext:value-type="float">
            <text:p>-0.9807755152</text:p>
          </table:table-cell>
          <table:table-cell table:formula="of:=[.MW12]/33*2000" office:value-type="float" office:value="-0.392310181818182" calcext:value-type="float">
            <text:p>-0.3923101818</text:p>
          </table:table-cell>
          <table:table-cell table:formula="of:=[.MX12]/33*2000" office:value-type="float" office:value="-0.784620424242424" calcext:value-type="float">
            <text:p>-0.7846204242</text:p>
          </table:table-cell>
          <table:table-cell table:formula="of:=[.MY12]/33*2000" office:value-type="float" office:value="0" calcext:value-type="float">
            <text:p>0</text:p>
          </table:table-cell>
          <table:table-cell table:formula="of:=[.MZ12]/33*2000" office:value-type="float" office:value="0" calcext:value-type="float">
            <text:p>0</text:p>
          </table:table-cell>
          <table:table-cell table:formula="of:=[.NA12]/33*2000" office:value-type="float" office:value="-0.196155090909091" calcext:value-type="float">
            <text:p>-0.1961550909</text:p>
          </table:table-cell>
          <table:table-cell table:formula="of:=[.NB12]/33*2000" office:value-type="float" office:value="-0.980775515151515" calcext:value-type="float">
            <text:p>-0.9807755152</text:p>
          </table:table-cell>
          <table:table-cell table:formula="of:=[.NC12]/33*2000" office:value-type="float" office:value="0.196155090909091" calcext:value-type="float">
            <text:p>0.1961550909</text:p>
          </table:table-cell>
          <table:table-cell table:formula="of:=[.ND12]/33*2000" office:value-type="float" office:value="0.784620424242424" calcext:value-type="float">
            <text:p>0.7846204242</text:p>
          </table:table-cell>
          <table:table-cell table:formula="of:=[.NE12]/33*2000" office:value-type="float" office:value="-0.392310181818182" calcext:value-type="float">
            <text:p>-0.3923101818</text:p>
          </table:table-cell>
          <table:table-cell table:formula="of:=[.NF12]/33*2000" office:value-type="float" office:value="0" calcext:value-type="float">
            <text:p>0</text:p>
          </table:table-cell>
          <table:table-cell table:formula="of:=[.NG12]/33*2000" office:value-type="float" office:value="0" calcext:value-type="float">
            <text:p>0</text:p>
          </table:table-cell>
          <table:table-cell table:formula="of:=[.NH12]/33*2000" office:value-type="float" office:value="-0.196155090909091" calcext:value-type="float">
            <text:p>-0.1961550909</text:p>
          </table:table-cell>
          <table:table-cell table:formula="of:=[.NI12]/33*2000" office:value-type="float" office:value="-0.392310181818182" calcext:value-type="float">
            <text:p>-0.3923101818</text:p>
          </table:table-cell>
          <table:table-cell table:formula="of:=[.NJ12]/33*2000" office:value-type="float" office:value="-0.980775515151515" calcext:value-type="float">
            <text:p>-0.9807755152</text:p>
          </table:table-cell>
          <table:table-cell table:formula="of:=[.NK12]/33*2000" office:value-type="float" office:value="-0.980775515151515" calcext:value-type="float">
            <text:p>-0.9807755152</text:p>
          </table:table-cell>
          <table:table-cell table:formula="of:=[.NL12]/33*2000" office:value-type="float" office:value="-1.3730856969697" calcext:value-type="float">
            <text:p>-1.373085697</text:p>
          </table:table-cell>
          <table:table-cell table:formula="of:=[.NM12]/33*2000" office:value-type="float" office:value="-2.15770612121212" calcext:value-type="float">
            <text:p>-2.1577061212</text:p>
          </table:table-cell>
          <table:table-cell table:formula="of:=[.NN12]/33*2000" office:value-type="float" office:value="-2.5500163030303" calcext:value-type="float">
            <text:p>-2.550016303</text:p>
          </table:table-cell>
          <table:table-cell table:formula="of:=[.NO12]/33*2000" office:value-type="float" office:value="-2.94232648484848" calcext:value-type="float">
            <text:p>-2.9423264848</text:p>
          </table:table-cell>
          <table:table-cell table:formula="of:=[.NP12]/33*2000" office:value-type="float" office:value="-3.53079181818182" calcext:value-type="float">
            <text:p>-3.5307918182</text:p>
          </table:table-cell>
          <table:table-cell table:formula="of:=[.NQ12]/33*2000" office:value-type="float" office:value="-3.53079181818182" calcext:value-type="float">
            <text:p>-3.5307918182</text:p>
          </table:table-cell>
          <table:table-cell table:formula="of:=[.NR12]/33*2000" office:value-type="float" office:value="-2.15770612121212" calcext:value-type="float">
            <text:p>-2.1577061212</text:p>
          </table:table-cell>
          <table:table-cell table:formula="of:=[.NS12]/33*2000" office:value-type="float" office:value="-1.17693060606061" calcext:value-type="float">
            <text:p>-1.1769306061</text:p>
          </table:table-cell>
          <table:table-cell table:formula="of:=[.NT12]/33*2000" office:value-type="float" office:value="0" calcext:value-type="float">
            <text:p>0</text:p>
          </table:table-cell>
          <table:table-cell table:formula="of:=[.NU12]/33*2000" office:value-type="float" office:value="0.392310181818182" calcext:value-type="float">
            <text:p>0.3923101818</text:p>
          </table:table-cell>
          <table:table-cell table:formula="of:=[.NV12]/33*2000" office:value-type="float" office:value="0.392310181818182" calcext:value-type="float">
            <text:p>0.3923101818</text:p>
          </table:table-cell>
          <table:table-cell table:formula="of:=[.NW12]/33*2000" office:value-type="float" office:value="0.392310181818182" calcext:value-type="float">
            <text:p>0.3923101818</text:p>
          </table:table-cell>
          <table:table-cell table:formula="of:=[.NX12]/33*2000" office:value-type="float" office:value="0.196155090909091" calcext:value-type="float">
            <text:p>0.1961550909</text:p>
          </table:table-cell>
          <table:table-cell table:formula="of:=[.NY12]/33*2000" office:value-type="float" office:value="0.196155090909091" calcext:value-type="float">
            <text:p>0.1961550909</text:p>
          </table:table-cell>
          <table:table-cell table:formula="of:=[.NZ12]/33*2000" office:value-type="float" office:value="0.588465272727273" calcext:value-type="float">
            <text:p>0.5884652727</text:p>
          </table:table-cell>
          <table:table-cell table:formula="of:=[.OA12]/33*2000" office:value-type="float" office:value="0" calcext:value-type="float">
            <text:p>0</text:p>
          </table:table-cell>
          <table:table-cell table:formula="of:=[.OB12]/33*2000" office:value-type="float" office:value="0.196155090909091" calcext:value-type="float">
            <text:p>0.1961550909</text:p>
          </table:table-cell>
          <table:table-cell table:formula="of:=[.OC12]/33*2000" office:value-type="float" office:value="0.392310181818182" calcext:value-type="float">
            <text:p>0.3923101818</text:p>
          </table:table-cell>
          <table:table-cell table:formula="of:=[.OD12]/33*2000" office:value-type="float" office:value="0.784620424242424" calcext:value-type="float">
            <text:p>0.7846204242</text:p>
          </table:table-cell>
          <table:table-cell table:formula="of:=[.OE12]/33*2000" office:value-type="float" office:value="0" calcext:value-type="float">
            <text:p>0</text:p>
          </table:table-cell>
          <table:table-cell table:formula="of:=[.OF12]/33*2000" office:value-type="float" office:value="0.196155090909091" calcext:value-type="float">
            <text:p>0.1961550909</text:p>
          </table:table-cell>
          <table:table-cell table:formula="of:=[.OG12]/33*2000" office:value-type="float" office:value="0.588465272727273" calcext:value-type="float">
            <text:p>0.5884652727</text:p>
          </table:table-cell>
          <table:table-cell table:formula="of:=[.OH12]/33*2000" office:value-type="float" office:value="0.588465272727273" calcext:value-type="float">
            <text:p>0.5884652727</text:p>
          </table:table-cell>
          <table:table-cell table:formula="of:=[.OI12]/33*2000" office:value-type="float" office:value="0" calcext:value-type="float">
            <text:p>0</text:p>
          </table:table-cell>
          <table:table-cell table:formula="of:=[.OJ12]/33*2000" office:value-type="float" office:value="0.588465272727273" calcext:value-type="float">
            <text:p>0.5884652727</text:p>
          </table:table-cell>
          <table:table-cell table:formula="of:=[.OK12]/33*2000" office:value-type="float" office:value="0.588465272727273" calcext:value-type="float">
            <text:p>0.5884652727</text:p>
          </table:table-cell>
          <table:table-cell table:formula="of:=[.OL12]/33*2000" office:value-type="float" office:value="0.784620424242424" calcext:value-type="float">
            <text:p>0.7846204242</text:p>
          </table:table-cell>
          <table:table-cell table:formula="of:=[.OM12]/33*2000" office:value-type="float" office:value="0.392310181818182" calcext:value-type="float">
            <text:p>0.3923101818</text:p>
          </table:table-cell>
          <table:table-cell table:formula="of:=[.ON12]/33*2000" office:value-type="float" office:value="0.588465272727273" calcext:value-type="float">
            <text:p>0.5884652727</text:p>
          </table:table-cell>
          <table:table-cell table:formula="of:=[.OO12]/33*2000" office:value-type="float" office:value="0.392310181818182" calcext:value-type="float">
            <text:p>0.3923101818</text:p>
          </table:table-cell>
          <table:table-cell table:formula="of:=[.OP12]/33*2000" office:value-type="float" office:value="0.980775515151515" calcext:value-type="float">
            <text:p>0.9807755152</text:p>
          </table:table-cell>
          <table:table-cell table:formula="of:=[.OQ12]/33*2000" office:value-type="float" office:value="0.392310181818182" calcext:value-type="float">
            <text:p>0.3923101818</text:p>
          </table:table-cell>
          <table:table-cell table:formula="of:=[.OR12]/33*2000" office:value-type="float" office:value="0.392310181818182" calcext:value-type="float">
            <text:p>0.3923101818</text:p>
          </table:table-cell>
          <table:table-cell table:formula="of:=[.OS12]/33*2000" office:value-type="float" office:value="0.392310181818182" calcext:value-type="float">
            <text:p>0.3923101818</text:p>
          </table:table-cell>
          <table:table-cell table:formula="of:=[.OT12]/33*2000" office:value-type="float" office:value="0.588465272727273" calcext:value-type="float">
            <text:p>0.5884652727</text:p>
          </table:table-cell>
          <table:table-cell table:formula="of:=[.OU12]/33*2000" office:value-type="float" office:value="0.588465272727273" calcext:value-type="float">
            <text:p>0.5884652727</text:p>
          </table:table-cell>
          <table:table-cell table:formula="of:=[.OV12]/33*2000" office:value-type="float" office:value="0.588465272727273" calcext:value-type="float">
            <text:p>0.5884652727</text:p>
          </table:table-cell>
          <table:table-cell table:formula="of:=[.OW12]/33*2000" office:value-type="float" office:value="0.392310181818182" calcext:value-type="float">
            <text:p>0.3923101818</text:p>
          </table:table-cell>
          <table:table-cell table:formula="of:=[.OX12]/33*2000" office:value-type="float" office:value="0.196155090909091" calcext:value-type="float">
            <text:p>0.1961550909</text:p>
          </table:table-cell>
          <table:table-cell table:formula="of:=[.OY12]/33*2000" office:value-type="float" office:value="0.196155090909091" calcext:value-type="float">
            <text:p>0.1961550909</text:p>
          </table:table-cell>
          <table:table-cell table:formula="of:=[.OZ12]/33*2000" office:value-type="float" office:value="0.784620424242424" calcext:value-type="float">
            <text:p>0.7846204242</text:p>
          </table:table-cell>
          <table:table-cell table:formula="of:=[.PA12]/33*2000" office:value-type="float" office:value="0.196155090909091" calcext:value-type="float">
            <text:p>0.1961550909</text:p>
          </table:table-cell>
          <table:table-cell table:formula="of:=[.PB12]/33*2000" office:value-type="float" office:value="0.196155090909091" calcext:value-type="float">
            <text:p>0.1961550909</text:p>
          </table:table-cell>
          <table:table-cell table:formula="of:=[.PC12]/33*2000" office:value-type="float" office:value="0.392310181818182" calcext:value-type="float">
            <text:p>0.3923101818</text:p>
          </table:table-cell>
          <table:table-cell table:formula="of:=[.PD12]/33*2000" office:value-type="float" office:value="0.588465272727273" calcext:value-type="float">
            <text:p>0.5884652727</text:p>
          </table:table-cell>
          <table:table-cell table:formula="of:=[.PE12]/33*2000" office:value-type="float" office:value="0.392310181818182" calcext:value-type="float">
            <text:p>0.3923101818</text:p>
          </table:table-cell>
          <table:table-cell table:formula="of:=[.PF12]/33*2000" office:value-type="float" office:value="0.392310181818182" calcext:value-type="float">
            <text:p>0.3923101818</text:p>
          </table:table-cell>
          <table:table-cell table:formula="of:=[.PG12]/33*2000" office:value-type="float" office:value="0.588465272727273" calcext:value-type="float">
            <text:p>0.5884652727</text:p>
          </table:table-cell>
          <table:table-cell table:formula="of:=[.PH12]/33*2000" office:value-type="float" office:value="0.392310181818182" calcext:value-type="float">
            <text:p>0.3923101818</text:p>
          </table:table-cell>
          <table:table-cell table:formula="of:=[.PI12]/33*2000" office:value-type="float" office:value="0" calcext:value-type="float">
            <text:p>0</text:p>
          </table:table-cell>
          <table:table-cell table:formula="of:=[.PJ12]/33*2000" office:value-type="float" office:value="0.196155090909091" calcext:value-type="float">
            <text:p>0.1961550909</text:p>
          </table:table-cell>
          <table:table-cell table:formula="of:=[.PK12]/33*2000" office:value-type="float" office:value="0.392310181818182" calcext:value-type="float">
            <text:p>0.3923101818</text:p>
          </table:table-cell>
          <table:table-cell table:formula="of:=[.PL12]/33*2000" office:value-type="float" office:value="0" calcext:value-type="float">
            <text:p>0</text:p>
          </table:table-cell>
          <table:table-cell table:formula="of:=[.PM12]/33*2000" office:value-type="float" office:value="-0.196155090909091" calcext:value-type="float">
            <text:p>-0.1961550909</text:p>
          </table:table-cell>
          <table:table-cell table:formula="of:=[.PN12]/33*2000" office:value-type="float" office:value="-0.196155090909091" calcext:value-type="float">
            <text:p>-0.1961550909</text:p>
          </table:table-cell>
          <table:table-cell table:formula="of:=[.PO12]/33*2000" office:value-type="float" office:value="0.588465272727273" calcext:value-type="float">
            <text:p>0.5884652727</text:p>
          </table:table-cell>
          <table:table-cell table:formula="of:=[.PP12]/33*2000" office:value-type="float" office:value="0.784620424242424" calcext:value-type="float">
            <text:p>0.7846204242</text:p>
          </table:table-cell>
          <table:table-cell table:formula="of:=[.PQ12]/33*2000" office:value-type="float" office:value="1.17693060606061" calcext:value-type="float">
            <text:p>1.1769306061</text:p>
          </table:table-cell>
          <table:table-cell table:formula="of:=[.PR12]/33*2000" office:value-type="float" office:value="1.3730856969697" calcext:value-type="float">
            <text:p>1.373085697</text:p>
          </table:table-cell>
          <table:table-cell table:formula="of:=[.PS12]/33*2000" office:value-type="float" office:value="1.76539587878788" calcext:value-type="float">
            <text:p>1.7653958788</text:p>
          </table:table-cell>
          <table:table-cell table:formula="of:=[.PT12]/33*2000" office:value-type="float" office:value="2.5500163030303" calcext:value-type="float">
            <text:p>2.550016303</text:p>
          </table:table-cell>
          <table:table-cell table:formula="of:=[.PU12]/33*2000" office:value-type="float" office:value="2.74617139393939" calcext:value-type="float">
            <text:p>2.7461713939</text:p>
          </table:table-cell>
          <table:table-cell table:formula="of:=[.PV12]/33*2000" office:value-type="float" office:value="3.53079181818182" calcext:value-type="float">
            <text:p>3.5307918182</text:p>
          </table:table-cell>
          <table:table-cell table:formula="of:=[.PW12]/33*2000" office:value-type="float" office:value="3.33463666666667" calcext:value-type="float">
            <text:p>3.3346366667</text:p>
          </table:table-cell>
          <table:table-cell table:formula="of:=[.PX12]/33*2000" office:value-type="float" office:value="2.15770612121212" calcext:value-type="float">
            <text:p>2.1577061212</text:p>
          </table:table-cell>
          <table:table-cell table:formula="of:=[.PY12]/33*2000" office:value-type="float" office:value="1.17693060606061" calcext:value-type="float">
            <text:p>1.1769306061</text:p>
          </table:table-cell>
          <table:table-cell table:formula="of:=[.PZ12]/33*2000" office:value-type="float" office:value="-0.196155090909091" calcext:value-type="float">
            <text:p>-0.1961550909</text:p>
          </table:table-cell>
          <table:table-cell table:formula="of:=[.QA12]/33*2000" office:value-type="float" office:value="-0.392310181818182" calcext:value-type="float">
            <text:p>-0.3923101818</text:p>
          </table:table-cell>
          <table:table-cell table:formula="of:=[.QB12]/33*2000" office:value-type="float" office:value="-0.588465272727273" calcext:value-type="float">
            <text:p>-0.5884652727</text:p>
          </table:table-cell>
          <table:table-cell table:formula="of:=[.QC12]/33*2000" office:value-type="float" office:value="0.196155090909091" calcext:value-type="float">
            <text:p>0.1961550909</text:p>
          </table:table-cell>
          <table:table-cell table:formula="of:=[.QD12]/33*2000" office:value-type="float" office:value="-0.392310181818182" calcext:value-type="float">
            <text:p>-0.3923101818</text:p>
          </table:table-cell>
          <table:table-cell table:formula="of:=[.QE12]/33*2000" office:value-type="float" office:value="-0.392310181818182" calcext:value-type="float">
            <text:p>-0.3923101818</text:p>
          </table:table-cell>
          <table:table-cell table:formula="of:=[.QF12]/33*2000" office:value-type="float" office:value="-0.392310181818182" calcext:value-type="float">
            <text:p>-0.3923101818</text:p>
          </table:table-cell>
          <table:table-cell table:formula="of:=[.QG12]/33*2000" office:value-type="float" office:value="-0.392310181818182" calcext:value-type="float">
            <text:p>-0.3923101818</text:p>
          </table:table-cell>
          <table:table-cell table:formula="of:=[.QH12]/33*2000" office:value-type="float" office:value="-0.392310181818182" calcext:value-type="float">
            <text:p>-0.3923101818</text:p>
          </table:table-cell>
          <table:table-cell table:formula="of:=[.QI12]/33*2000" office:value-type="float" office:value="-0.588465272727273" calcext:value-type="float">
            <text:p>-0.5884652727</text:p>
          </table:table-cell>
          <table:table-cell table:formula="of:=[.QJ12]/33*2000" office:value-type="float" office:value="0" calcext:value-type="float">
            <text:p>0</text:p>
          </table:table-cell>
          <table:table-cell table:formula="of:=[.QK12]/33*2000" office:value-type="float" office:value="-0.588465272727273" calcext:value-type="float">
            <text:p>-0.5884652727</text:p>
          </table:table-cell>
          <table:table-cell table:formula="of:=[.QL12]/33*2000" office:value-type="float" office:value="-0.392310181818182" calcext:value-type="float">
            <text:p>-0.3923101818</text:p>
          </table:table-cell>
          <table:table-cell table:formula="of:=[.QM12]/33*2000" office:value-type="float" office:value="-0.588465272727273" calcext:value-type="float">
            <text:p>-0.5884652727</text:p>
          </table:table-cell>
          <table:table-cell table:formula="of:=[.QN12]/33*2000" office:value-type="float" office:value="0" calcext:value-type="float">
            <text:p>0</text:p>
          </table:table-cell>
          <table:table-cell table:formula="of:=[.QO12]/33*2000" office:value-type="float" office:value="-0.784620424242424" calcext:value-type="float">
            <text:p>-0.7846204242</text:p>
          </table:table-cell>
          <table:table-cell table:formula="of:=[.QP12]/33*2000" office:value-type="float" office:value="-0.392310181818182" calcext:value-type="float">
            <text:p>-0.3923101818</text:p>
          </table:table-cell>
          <table:table-cell table:formula="of:=[.QQ12]/33*2000" office:value-type="float" office:value="-0.392310181818182" calcext:value-type="float">
            <text:p>-0.3923101818</text:p>
          </table:table-cell>
          <table:table-cell table:formula="of:=[.QR12]/33*2000" office:value-type="float" office:value="-0.196155090909091" calcext:value-type="float">
            <text:p>-0.1961550909</text:p>
          </table:table-cell>
          <table:table-cell table:formula="of:=[.QS12]/33*2000" office:value-type="float" office:value="-0.588465272727273" calcext:value-type="float">
            <text:p>-0.5884652727</text:p>
          </table:table-cell>
          <table:table-cell table:formula="of:=[.QT12]/33*2000" office:value-type="float" office:value="-0.588465272727273" calcext:value-type="float">
            <text:p>-0.5884652727</text:p>
          </table:table-cell>
          <table:table-cell table:formula="of:=[.QU12]/33*2000" office:value-type="float" office:value="-0.392310181818182" calcext:value-type="float">
            <text:p>-0.3923101818</text:p>
          </table:table-cell>
          <table:table-cell table:formula="of:=[.QV12]/33*2000" office:value-type="float" office:value="-0.392310181818182" calcext:value-type="float">
            <text:p>-0.3923101818</text:p>
          </table:table-cell>
          <table:table-cell table:formula="of:=[.QW12]/33*2000" office:value-type="float" office:value="-1.17693060606061" calcext:value-type="float">
            <text:p>-1.1769306061</text:p>
          </table:table-cell>
          <table:table-cell table:formula="of:=[.QX12]/33*2000" office:value-type="float" office:value="-0.392310181818182" calcext:value-type="float">
            <text:p>-0.3923101818</text:p>
          </table:table-cell>
          <table:table-cell table:formula="of:=[.QY12]/33*2000" office:value-type="float" office:value="-0.588465272727273" calcext:value-type="float">
            <text:p>-0.5884652727</text:p>
          </table:table-cell>
          <table:table-cell table:formula="of:=[.QZ12]/33*2000" office:value-type="float" office:value="-0.196155090909091" calcext:value-type="float">
            <text:p>-0.1961550909</text:p>
          </table:table-cell>
          <table:table-cell table:formula="of:=[.RA12]/33*2000" office:value-type="float" office:value="-0.392310181818182" calcext:value-type="float">
            <text:p>-0.3923101818</text:p>
          </table:table-cell>
          <table:table-cell table:formula="of:=[.RB12]/33*2000" office:value-type="float" office:value="0.196155090909091" calcext:value-type="float">
            <text:p>0.1961550909</text:p>
          </table:table-cell>
          <table:table-cell table:formula="of:=[.RC12]/33*2000" office:value-type="float" office:value="-0.196155090909091" calcext:value-type="float">
            <text:p>-0.1961550909</text:p>
          </table:table-cell>
          <table:table-cell table:formula="of:=[.RD12]/33*2000" office:value-type="float" office:value="-0.392310181818182" calcext:value-type="float">
            <text:p>-0.3923101818</text:p>
          </table:table-cell>
          <table:table-cell table:formula="of:=[.RE12]/33*2000" office:value-type="float" office:value="0.196155090909091" calcext:value-type="float">
            <text:p>0.1961550909</text:p>
          </table:table-cell>
          <table:table-cell table:formula="of:=[.RF12]/33*2000" office:value-type="float" office:value="-0.196155090909091" calcext:value-type="float">
            <text:p>-0.1961550909</text:p>
          </table:table-cell>
          <table:table-cell table:formula="of:=[.RG12]/33*2000" office:value-type="float" office:value="-0.392310181818182" calcext:value-type="float">
            <text:p>-0.3923101818</text:p>
          </table:table-cell>
          <table:table-cell table:formula="of:=[.RH12]/33*2000" office:value-type="float" office:value="-0.392310181818182" calcext:value-type="float">
            <text:p>-0.3923101818</text:p>
          </table:table-cell>
          <table:table-cell table:formula="of:=[.RI12]/33*2000" office:value-type="float" office:value="-0.196155090909091" calcext:value-type="float">
            <text:p>-0.1961550909</text:p>
          </table:table-cell>
          <table:table-cell table:formula="of:=[.RJ12]/33*2000" office:value-type="float" office:value="-0.196155090909091" calcext:value-type="float">
            <text:p>-0.1961550909</text:p>
          </table:table-cell>
          <table:table-cell table:formula="of:=[.RK12]/33*2000" office:value-type="float" office:value="-0.392310181818182" calcext:value-type="float">
            <text:p>-0.3923101818</text:p>
          </table:table-cell>
          <table:table-cell table:formula="of:=[.RL12]/33*2000" office:value-type="float" office:value="-0.392310181818182" calcext:value-type="float">
            <text:p>-0.3923101818</text:p>
          </table:table-cell>
          <table:table-cell table:formula="of:=[.RM12]/33*2000" office:value-type="float" office:value="-0.196155090909091" calcext:value-type="float">
            <text:p>-0.1961550909</text:p>
          </table:table-cell>
          <table:table-cell table:formula="of:=[.RN12]/33*2000" office:value-type="float" office:value="-0.588465272727273" calcext:value-type="float">
            <text:p>-0.5884652727</text:p>
          </table:table-cell>
          <table:table-cell table:formula="of:=[.RO12]/33*2000" office:value-type="float" office:value="-0.196155090909091" calcext:value-type="float">
            <text:p>-0.1961550909</text:p>
          </table:table-cell>
          <table:table-cell table:formula="of:=[.RP12]/33*2000" office:value-type="float" office:value="0" calcext:value-type="float">
            <text:p>0</text:p>
          </table:table-cell>
          <table:table-cell table:formula="of:=[.RQ12]/33*2000" office:value-type="float" office:value="0.196155090909091" calcext:value-type="float">
            <text:p>0.1961550909</text:p>
          </table:table-cell>
          <table:table-cell table:formula="of:=[.RR12]/33*2000" office:value-type="float" office:value="-0.392310181818182" calcext:value-type="float">
            <text:p>-0.3923101818</text:p>
          </table:table-cell>
          <table:table-cell table:formula="of:=[.RS12]/33*2000" office:value-type="float" office:value="0" calcext:value-type="float">
            <text:p>0</text:p>
          </table:table-cell>
          <table:table-cell table:formula="of:=[.RT12]/33*2000" office:value-type="float" office:value="-0.392310181818182" calcext:value-type="float">
            <text:p>-0.3923101818</text:p>
          </table:table-cell>
          <table:table-cell table:formula="of:=[.RU12]/33*2000" office:value-type="float" office:value="-0.392310181818182" calcext:value-type="float">
            <text:p>-0.3923101818</text:p>
          </table:table-cell>
          <table:table-cell table:formula="of:=[.RV12]/33*2000" office:value-type="float" office:value="-0.588465272727273" calcext:value-type="float">
            <text:p>-0.5884652727</text:p>
          </table:table-cell>
          <table:table-cell table:formula="of:=[.RW12]/33*2000" office:value-type="float" office:value="-1.17693060606061" calcext:value-type="float">
            <text:p>-1.1769306061</text:p>
          </table:table-cell>
          <table:table-cell table:formula="of:=[.RX12]/33*2000" office:value-type="float" office:value="-1.56924078787879" calcext:value-type="float">
            <text:p>-1.5692407879</text:p>
          </table:table-cell>
          <table:table-cell table:formula="of:=[.RY12]/33*2000" office:value-type="float" office:value="-1.96155096969697" calcext:value-type="float">
            <text:p>-1.9615509697</text:p>
          </table:table-cell>
          <table:table-cell table:formula="of:=[.RZ12]/33*2000" office:value-type="float" office:value="-2.5500163030303" calcext:value-type="float">
            <text:p>-2.550016303</text:p>
          </table:table-cell>
          <table:table-cell table:formula="of:=[.SA12]/33*2000" office:value-type="float" office:value="-2.94232648484848" calcext:value-type="float">
            <text:p>-2.9423264848</text:p>
          </table:table-cell>
          <table:table-cell table:formula="of:=[.SB12]/33*2000" office:value-type="float" office:value="-3.33463666666667" calcext:value-type="float">
            <text:p>-3.3346366667</text:p>
          </table:table-cell>
          <table:table-cell table:formula="of:=[.SC12]/33*2000" office:value-type="float" office:value="-3.33463666666667" calcext:value-type="float">
            <text:p>-3.3346366667</text:p>
          </table:table-cell>
          <table:table-cell table:formula="of:=[.SD12]/33*2000" office:value-type="float" office:value="-2.15770612121212" calcext:value-type="float">
            <text:p>-2.1577061212</text:p>
          </table:table-cell>
          <table:table-cell table:formula="of:=[.SE12]/33*2000" office:value-type="float" office:value="-1.17693060606061" calcext:value-type="float">
            <text:p>-1.1769306061</text:p>
          </table:table-cell>
          <table:table-cell table:formula="of:=[.SF12]/33*2000" office:value-type="float" office:value="0.196155090909091" calcext:value-type="float">
            <text:p>0.1961550909</text:p>
          </table:table-cell>
          <table:table-cell table:formula="of:=[.SG12]/33*2000" office:value-type="float" office:value="0.588465272727273" calcext:value-type="float">
            <text:p>0.5884652727</text:p>
          </table:table-cell>
          <table:table-cell table:formula="of:=[.SH12]/33*2000" office:value-type="float" office:value="0.588465272727273" calcext:value-type="float">
            <text:p>0.5884652727</text:p>
          </table:table-cell>
          <table:table-cell table:formula="of:=[.SI12]/33*2000" office:value-type="float" office:value="0.196155090909091" calcext:value-type="float">
            <text:p>0.1961550909</text:p>
          </table:table-cell>
          <table:table-cell table:formula="of:=[.SJ12]/33*2000" office:value-type="float" office:value="0.196155090909091" calcext:value-type="float">
            <text:p>0.1961550909</text:p>
          </table:table-cell>
          <table:table-cell table:formula="of:=[.SK12]/33*2000" office:value-type="float" office:value="0.196155090909091" calcext:value-type="float">
            <text:p>0.1961550909</text:p>
          </table:table-cell>
          <table:table-cell table:formula="of:=[.SL12]/33*2000" office:value-type="float" office:value="0.196155090909091" calcext:value-type="float">
            <text:p>0.1961550909</text:p>
          </table:table-cell>
          <table:table-cell table:formula="of:=[.SM12]/33*2000" office:value-type="float" office:value="0.392310181818182" calcext:value-type="float">
            <text:p>0.3923101818</text:p>
          </table:table-cell>
          <table:table-cell table:formula="of:=[.SN12]/33*2000" office:value-type="float" office:value="0.588465272727273" calcext:value-type="float">
            <text:p>0.5884652727</text:p>
          </table:table-cell>
          <table:table-cell table:formula="of:=[.SO12]/33*2000" office:value-type="float" office:value="-0.196155090909091" calcext:value-type="float">
            <text:p>-0.1961550909</text:p>
          </table:table-cell>
          <table:table-cell table:formula="of:=[.SP12]/33*2000" office:value-type="float" office:value="0.588465272727273" calcext:value-type="float">
            <text:p>0.5884652727</text:p>
          </table:table-cell>
          <table:table-cell table:formula="of:=[.SQ12]/33*2000" office:value-type="float" office:value="0.784620424242424" calcext:value-type="float">
            <text:p>0.7846204242</text:p>
          </table:table-cell>
          <table:table-cell table:formula="of:=[.SR12]/33*2000" office:value-type="float" office:value="0.588465272727273" calcext:value-type="float">
            <text:p>0.58846527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mple_t</text:p>
          </table:table-cell>
          <table:table-cell office:value-type="string" calcext:value-type="string">
            <text:p>Fc</text:p>
          </table:table-cell>
          <table:table-cell table:number-columns-repeated="508"/>
        </table:table-row>
        <table:table-row table:style-name="ro1">
          <table:table-cell table:number-columns-repeated="2"/>
          <table:table-cell office:value-type="float" office:value="0.0002" calcext:value-type="float">
            <text:p>0.0002</text:p>
          </table:table-cell>
          <table:table-cell office:value-type="float" office:value="1000" calcext:value-type="float">
            <text:p>1000</text:p>
          </table:table-cell>
          <table:table-cell table:number-columns-repeated="508"/>
        </table:table-row>
        <table:table-row table:style-name="ro1">
          <table:table-cell/>
          <table:table-cell table:formula="of:=PI()" office:value-type="float" office:value="3.14159265358979" calcext:value-type="float">
            <text:p>3.1415926536</text:p>
          </table:table-cell>
          <table:table-cell table:formula="of:=2*PI()*[.C16]*[.D16]" office:value-type="float" office:value="1.25663706143592" calcext:value-type="float">
            <text:p>1.2566370614</text:p>
          </table:table-cell>
          <table:table-cell table:number-columns-repeated="509"/>
        </table:table-row>
        <table:table-row table:style-name="ro1">
          <table:table-cell table:number-columns-repeated="2"/>
          <table:table-cell table:formula="of:=[.C17]+1" office:value-type="float" office:value="2.25663706143592" calcext:value-type="float">
            <text:p>2.2566370614</text:p>
          </table:table-cell>
          <table:table-cell table:number-columns-repeated="509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[.C17]/[.C18]" office:value-type="float" office:value="0.556862724144178" calcext:value-type="float">
            <text:p>0.5568627241</text:p>
          </table:table-cell>
          <table:table-cell table:number-columns-repeated="5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4T00:43:08.951468456</dc:date>
    <meta:editing-duration>PT4H51M55S</meta:editing-duration>
    <meta:editing-cycles>2</meta:editing-cycles>
    <meta:generator>LibreOffice/4.3.3.2$Linux_ARM_EABI LibreOffice_project/430m0$Build-2</meta:generator>
    <meta:document-statistic meta:table-count="1" meta:cell-count="2066" meta:object-count="0"/>
  </office:meta>
</office:document-meta>
</file>